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10.418cm" fo:min-width="0cm"/>
      <style:paragraph-properties style:writing-mode="lr-tb"/>
    </style:style>
    <style:style style:name="pr1" style:family="presentation" style:parent-style-name="Cover-title">
      <style:graphic-properties fo:min-height="2.897cm"/>
      <style:paragraph-properties style:writing-mode="lr-tb"/>
    </style:style>
    <style:style style:name="pr2" style:family="presentation" style:parent-style-name="Cover-subtitle">
      <style:graphic-properties draw:fill-color="#ffffff" draw:textarea-vertical-align="top" fo:min-height="16.178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Title-title">
      <style:graphic-properties fo:min-height="2.355cm"/>
      <style:paragraph-properties style:writing-mode="lr-tb"/>
    </style:style>
    <style:style style:name="pr5" style:family="presentation" style:parent-style-name="Title-subtitle">
      <style:graphic-properties draw:fill-color="#ffffff" fo:min-height="11.313cm"/>
      <style:paragraph-properties style:writing-mode="lr-tb"/>
    </style:style>
    <style:style style:name="pr6" style:family="presentation" style:parent-style-name="Title-title">
      <style:graphic-properties draw:textarea-vertical-align="top" fo:min-height="5.746cm"/>
      <style:paragraph-properties style:writing-mode="lr-tb"/>
    </style:style>
    <style:style style:name="pr7" style:family="presentation" style:parent-style-name="Title-notes">
      <style:graphic-properties draw:fill-color="#ffffff" draw:auto-grow-height="true" fo:min-height="12.572cm"/>
      <style:paragraph-properties style:writing-mode="lr-tb"/>
    </style:style>
    <style:style style:name="pr8" style:family="presentation" style:parent-style-name="Article1-title">
      <style:graphic-properties fo:min-height="1.94cm"/>
      <style:paragraph-properties style:writing-mode="lr-tb"/>
    </style:style>
    <style:style style:name="pr9" style:family="presentation" style:parent-style-name="Article1-title">
      <style:graphic-properties fo:min-height="1cm"/>
      <style:paragraph-properties style:writing-mode="lr-tb"/>
    </style:style>
    <style:style style:name="pr10" style:family="presentation" style:parent-style-name="Article1-subtitle">
      <style:graphic-properties draw:fill-color="#ffffff" fo:min-height="5.688cm"/>
      <style:paragraph-properties style:writing-mode="lr-tb"/>
    </style:style>
    <style:style style:name="pr11" style:family="presentation" style:parent-style-name="Article1-title">
      <style:graphic-properties fo:min-height="3.1cm" draw:shadow="visible" draw:shadow-offset-x="0.071cm" draw:shadow-offset-y="0.071cm" draw:shadow-color="#e8a202" loext:shadow-blur="0.212cm"/>
      <style:paragraph-properties style:writing-mode="lr-tb"/>
    </style:style>
    <style:style style:name="pr12" style:family="presentation" style:parent-style-name="Article1-notes">
      <style:graphic-properties draw:fill-color="#ffffff" draw:auto-grow-height="true" fo:min-height="12.572cm"/>
      <style:paragraph-properties style:writing-mode="lr-tb"/>
    </style:style>
    <style:style style:name="pr13" style:family="presentation" style:parent-style-name="Article2-title">
      <style:graphic-properties fo:min-height="25.931cm"/>
      <style:paragraph-properties style:writing-mode="lr-tb"/>
    </style:style>
    <style:style style:name="pr14" style:family="presentation" style:parent-style-name="Article2-title">
      <style:graphic-properties fo:min-height="11.114cm"/>
      <style:paragraph-properties style:writing-mode="lr-tb"/>
    </style:style>
    <style:style style:name="pr15" style:family="presentation" style:parent-style-name="Article2-subtitle">
      <style:graphic-properties draw:fill-color="#ffffff" draw:textarea-vertical-align="top" fo:min-height="15.237cm"/>
      <style:paragraph-properties style:writing-mode="lr-tb"/>
    </style:style>
    <style:style style:name="pr16" style:family="presentation" style:parent-style-name="Article2-title">
      <style:graphic-properties fo:min-height="1.551cm"/>
      <style:paragraph-properties style:writing-mode="lr-tb"/>
    </style:style>
    <style:style style:name="pr17" style:family="presentation" style:parent-style-name="Article2-subtitle">
      <style:graphic-properties draw:fill-color="#ffffff" draw:textarea-vertical-align="top" fo:min-height="15.022cm"/>
      <style:paragraph-properties style:writing-mode="lr-tb"/>
    </style:style>
    <style:style style:name="pr18" style:family="presentation" style:parent-style-name="Article2-title">
      <style:graphic-properties fo:min-height="1.737cm"/>
      <style:paragraph-properties style:writing-mode="lr-tb"/>
    </style:style>
    <style:style style:name="pr19" style:family="presentation" style:parent-style-name="Article2-notes">
      <style:graphic-properties draw:fill-color="#ffffff" draw:auto-grow-height="true" fo:min-height="12.572cm"/>
      <style:paragraph-properties style:writing-mode="lr-tb"/>
    </style:style>
    <style:style style:name="pr20" style:family="presentation" style:parent-style-name="Article2-title">
      <style:graphic-properties draw:auto-grow-height="true" fo:min-height="3.038cm"/>
      <style:paragraph-properties style:writing-mode="lr-tb"/>
    </style:style>
    <style:style style:name="pr21" style:family="presentation" style:parent-style-name="Article2-outline1">
      <style:graphic-properties fo:min-height="8.884cm"/>
      <style:paragraph-properties style:writing-mode="lr-tb"/>
    </style:style>
    <style:style style:name="pr22" style:family="presentation" style:parent-style-name="Article2-title">
      <style:graphic-properties fo:min-height="3.705cm"/>
      <style:paragraph-properties style:writing-mode="lr-tb"/>
    </style:style>
    <style:style style:name="pr23" style:family="presentation" style:parent-style-name="Article2-outline1">
      <style:graphic-properties draw:textarea-vertical-align="middle" fo:min-height="8.884cm"/>
      <style:paragraph-properties style:writing-mode="lr-tb"/>
    </style:style>
    <style:style style:name="P1" style:family="paragraph">
      <style:paragraph-properties fo:text-align="center"/>
      <style:text-properties fo:font-size="20.7000007629395pt"/>
    </style:style>
    <style:style style:name="P2" style:family="paragraph">
      <loext:graphic-properties draw:fill="solid" draw:fill-color="#ffffff"/>
      <style:paragraph-properties fo:text-align="center" style:writing-mode="lr-tb"/>
      <style:text-properties style:font-name="Noto Sans1" fo:font-size="20.7000007629395pt" fo:font-weight="bold" style:font-weight-asian="bold" style:font-weight-complex="bold"/>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26pt" fo:font-weight="bold" style:font-weight-asian="bold" style:font-weight-complex="bold"/>
    </style:style>
    <style:style style:name="P5" style:family="paragraph">
      <style:paragraph-properties fo:text-align="center"/>
      <style:text-properties fo:font-size="16pt"/>
    </style:style>
    <style:style style:name="P6" style:family="paragraph">
      <style:paragraph-properties fo:text-align="start"/>
      <style:text-properties fo:font-size="16pt"/>
    </style:style>
    <style:style style:name="P7" style:family="paragraph">
      <loext:graphic-properties draw:fill-color="#ffffff"/>
      <style:paragraph-properties fo:text-align="center" style:writing-mode="lr-tb"/>
      <style:text-properties fo:color="#000000" loext:opacity="100%" style:font-name="Noto Sans1" fo:font-size="16pt" fo:font-weight="bold" style:font-size-asian="18pt" style:font-weight-asian="bold" style:font-size-complex="18pt" style:font-weight-complex="bold"/>
    </style:style>
    <style:style style:name="P8" style:family="paragraph">
      <loext:graphic-properties draw:fill-color="#ffffff"/>
      <style:paragraph-properties style:writing-mode="lr-tb"/>
    </style:style>
    <style:style style:name="P9" style:family="paragraph">
      <style:paragraph-properties fo:text-align="start" style:writing-mode="lr-tb"/>
      <style:text-properties style:font-name="Noto Sans1" fo:font-size="40pt" fo:font-weight="normal" style:font-size-asian="40pt" style:font-size-complex="40pt"/>
    </style:style>
    <style:style style:name="P10" style:family="paragraph">
      <loext:graphic-properties draw:fill-color="#ffffff"/>
      <style:paragraph-properties fo:text-align="start" style:writing-mode="lr-tb"/>
      <style:text-properties style:font-name="Noto Sans1" fo:font-size="16pt" style:font-size-asian="14pt" style:font-size-complex="14pt"/>
    </style:style>
    <style:style style:name="P11" style:family="paragraph">
      <style:paragraph-properties fo:text-align="start" style:writing-mode="lr-tb"/>
      <style:text-properties fo:color="#ffffff" loext:opacity="100%" style:font-name="Noto Sans1" fo:font-size="22pt" fo:font-weight="normal" style:font-size-asian="22pt" style:font-size-complex="22pt"/>
    </style:style>
    <style:style style:name="P12" style:family="paragraph">
      <style:paragraph-properties fo:text-align="start" style:writing-mode="lr-tb"/>
      <style:text-properties style:font-name="Noto Sans1" fo:font-size="22pt" style:font-size-asian="22pt" style:font-size-complex="22pt"/>
    </style:style>
    <style:style style:name="P13" style:family="paragraph">
      <style:paragraph-properties fo:text-align="start" style:writing-mode="lr-tb"/>
      <style:text-properties style:font-name="Noto Sans1" fo:font-size="18pt" fo:font-weight="normal" style:font-size-asian="18pt" style:font-size-complex="18pt"/>
    </style:style>
    <style:style style:name="P14" style:family="paragraph">
      <style:paragraph-properties fo:text-align="center"/>
      <style:text-properties fo:font-size="13.6999998092651pt"/>
    </style:style>
    <style:style style:name="P15" style:family="paragraph">
      <loext:graphic-properties draw:fill-color="#ffffff"/>
      <style:paragraph-properties fo:text-align="center" style:writing-mode="lr-tb"/>
      <style:text-properties style:font-name="Noto Sans1" fo:font-size="13.6999998092651pt" style:font-size-asian="12pt" style:font-size-complex="12pt"/>
    </style:style>
    <style:style style:name="P16" style:family="paragraph">
      <style:paragraph-properties style:writing-mode="lr-tb"/>
      <style:text-properties style:use-window-font-color="true" loext:opacity="0%" style:font-name="Noto Sans1" fo:font-size="32pt" fo:text-shadow="none" fo:font-weight="bold" fo:background-color="transparent" style:font-size-asian="32pt" style:font-weight-asian="bold" style:font-size-complex="32pt" style:font-weight-complex="bold"/>
    </style:style>
    <style:style style:name="P17" style:family="paragraph">
      <style:paragraph-properties fo:margin-top="0.3cm" fo:margin-bottom="0cm"/>
      <style:text-properties fo:font-size="18.3999996185303pt" fo:letter-spacing="normal" style:font-size-asian="16pt" style:font-size-complex="16pt"/>
    </style:style>
    <style:style style:name="P18" style:family="paragraph">
      <loext:graphic-properties draw:fill="none" draw:fill-color="#ffffff"/>
      <style:paragraph-properties fo:margin-top="0.3cm" fo:margin-bottom="0cm" style:writing-mode="lr-tb"/>
      <style:text-properties fo:font-size="18.3999996185303pt" fo:letter-spacing="normal" style:font-size-asian="16pt" style:font-size-complex="16pt"/>
    </style:style>
    <style:style style:name="P19" style:family="paragraph">
      <style:paragraph-properties fo:text-align="start" style:writing-mode="lr-tb"/>
      <style:text-properties fo:color="#666666" loext:opacity="100%" style:font-name="Noto Sans1" fo:font-size="18pt" style:font-size-asian="18pt" style:font-size-complex="18pt"/>
    </style:style>
    <style:style style:name="P20" style:family="paragraph">
      <style:paragraph-properties fo:text-align="start" style:writing-mode="lr-tb"/>
      <style:text-properties style:font-name="Noto Sans1" fo:font-size="28pt" fo:font-weight="normal" style:font-size-asian="28pt" style:font-size-complex="28pt"/>
    </style:style>
    <style:style style:name="P21" style:family="paragraph">
      <style:paragraph-properties fo:text-align="start"/>
      <style:text-properties fo:font-size="14.8999996185303pt" style:font-size-asian="13pt" style:font-size-complex="13pt"/>
    </style:style>
    <style:style style:name="P22" style:family="paragraph">
      <loext:graphic-properties draw:fill-color="#ffffff"/>
      <style:paragraph-properties fo:text-align="start" style:writing-mode="lr-tb"/>
      <style:text-properties style:font-name="Noto Sans1" fo:font-size="14.8999996185303pt" style:font-size-asian="13pt" style:font-size-complex="13pt"/>
    </style:style>
    <style:style style:name="P23" style:family="paragraph">
      <style:paragraph-properties fo:text-align="start"/>
      <style:text-properties fo:font-size="14.8999996185303pt" fo:font-weight="bold" style:font-size-asian="13pt" style:font-weight-asian="bold" style:font-size-complex="13pt" style:font-weight-complex="bold"/>
    </style:style>
    <style:style style:name="P24" style:family="paragraph">
      <loext:graphic-properties draw:fill-color="#ffffff"/>
      <style:paragraph-properties fo:text-align="start" style:writing-mode="lr-tb"/>
      <style:text-properties style:font-name="Noto Sans1" fo:font-size="14.8999996185303pt" fo:font-weight="bold" style:font-size-asian="13pt" style:font-weight-asian="bold" style:font-size-complex="13pt" style:font-weight-complex="bold"/>
    </style:style>
    <style:style style:name="P25" style:family="paragraph">
      <style:text-properties fo:font-size="22pt" style:font-size-asian="22pt" style:font-size-complex="22pt"/>
    </style:style>
    <style:style style:name="P26" style:family="paragraph">
      <loext:graphic-properties draw:fill-color="#ffffff"/>
    </style:style>
    <style:style style:name="P27" style:family="paragraph">
      <style:text-properties fo:font-weight="bold" style:font-weight-asian="bold" style:font-weight-complex="bold"/>
    </style:style>
    <style:style style:name="P28" style:family="paragraph">
      <style:paragraph-properties fo:text-align="center"/>
      <style:text-properties fo:font-size="22pt" style:font-size-asian="22pt" style:font-size-complex="22pt"/>
    </style:style>
    <style:style style:name="P29" style:family="paragraph">
      <style:text-properties fo:font-size="20pt" style:font-size-asian="20pt" style:font-size-complex="20pt"/>
    </style:style>
    <style:style style:name="T1" style:family="text">
      <style:text-properties style:font-name="Noto Sans1" fo:font-size="14pt" fo:font-weight="bold" style:font-size-asian="14pt" style:font-weight-asian="bold" style:font-size-complex="14pt" style:font-weight-complex="bold"/>
    </style:style>
    <style:style style:name="T2" style:family="text">
      <style:text-properties fo:color="#000000" loext:opacity="100%" style:font-name="Noto Sans1" fo:font-size="26pt" fo:font-weight="bold" style:font-weight-asian="bold" style:font-weight-complex="bold"/>
    </style:style>
    <style:style style:name="T3" style:family="text">
      <style:text-properties fo:color="#000000" loext:opacity="100%" style:font-name="Noto Sans1" fo:font-size="14pt" fo:font-weight="bold" style:font-size-asian="18pt" style:font-weight-asian="bold" style:font-size-complex="18pt" style:font-weight-complex="bold"/>
    </style:style>
    <style:style style:name="T4" style:family="text">
      <style:text-properties fo:color="#000000" loext:opacity="100%" style:font-name="Noto Sans1" fo:font-size="14pt" fo:font-weight="normal" style:font-size-asian="18pt" style:font-weight-asian="normal" style:font-size-complex="18pt" style:font-weight-complex="normal"/>
    </style:style>
    <style:style style:name="T5" style:family="text">
      <style:text-properties style:font-name="Noto Sans1" fo:font-size="40pt" fo:font-weight="normal" style:font-size-asian="40pt" style:font-size-complex="40pt"/>
    </style:style>
    <style:style style:name="T6" style:family="text">
      <style:text-properties style:font-name="Noto Sans1" fo:font-size="14pt" style:font-size-asian="14pt" style:font-size-complex="14pt"/>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22pt" style:font-size-asian="22pt" style:font-size-complex="22pt"/>
    </style:style>
    <style:style style:name="T9" style:family="text">
      <style:text-properties style:font-name="Noto Sans1" fo:font-size="22pt" style:font-size-asian="22pt" style:font-size-complex="22pt"/>
    </style:style>
    <style:style style:name="T10" style:family="text">
      <style:text-properties style:font-name="Noto Sans1" fo:font-size="22pt" fo:font-weight="bold" style:font-size-asian="22pt" style:font-weight-asian="bold" style:font-size-complex="22pt" style:font-weight-complex="bold"/>
    </style:style>
    <style:style style:name="T11" style:family="text">
      <style:text-properties style:font-name="Noto Sans1" fo:font-size="18pt" fo:font-weight="normal" style:font-size-asian="18pt" style:font-size-complex="18pt"/>
    </style:style>
    <style:style style:name="T12" style:family="text">
      <style:text-properties style:font-name="Noto Sans1" fo:font-size="12pt" style:font-size-asian="12pt" style:font-size-complex="12pt"/>
    </style:style>
    <style:style style:name="T13" style:family="text">
      <style:text-properties style:use-window-font-color="true" loext:opacity="0%" style:font-name="Noto Sans1" fo:font-size="32pt" fo:text-shadow="none" fo:font-weight="bold" fo:background-color="transparent" style:font-size-asian="32pt" style:font-weight-asian="bold" style:font-size-complex="32pt" style:font-weight-complex="bold"/>
    </style:style>
    <style:style style:name="T14" style:family="text">
      <style:text-properties fo:font-size="16pt" fo:letter-spacing="normal" style:font-size-asian="16pt" style:font-size-complex="16pt"/>
    </style:style>
    <style:style style:name="T15" style:family="text">
      <style:text-properties style:font-name="Noto Sans1" fo:font-size="13pt" fo:font-weight="bold" style:font-size-asian="13pt" style:font-weight-asian="bold" style:font-size-complex="13pt" style:font-weight-complex="bold"/>
    </style:style>
    <style:style style:name="T16" style:family="text">
      <style:text-properties style:font-name="Noto Sans1" fo:font-size="13pt" style:font-size-asian="13pt" style:font-size-complex="13pt"/>
    </style:style>
    <style:style style:name="T17" style:family="text">
      <style:text-properties style:font-name="Noto Sans1" fo:font-size="10.5pt" fo:font-weight="normal" style:font-size-asian="10.5pt" style:font-weight-asian="normal" style:font-size-complex="10.5pt" style:font-weight-complex="normal"/>
    </style:style>
    <style:style style:name="T18" style:family="text">
      <style:text-properties style:font-name="Noto Sans1" fo:font-size="10.5pt" fo:font-style="italic" fo:font-weight="normal" style:font-size-asian="10.5pt" style:font-style-asian="italic" style:font-weight-asian="normal" style:font-size-complex="10.5pt" style:font-style-complex="italic" style:font-weight-complex="normal"/>
    </style:style>
    <style:style style:name="T19" style:family="text">
      <style:text-properties style:font-name="Noto Sans1" fo:font-size="28pt" fo:font-weight="normal" style:font-size-asian="28pt" style:font-size-complex="28pt"/>
    </style:style>
    <style:style style:name="T20" style:family="text">
      <style:text-properties fo:font-size="22pt" fo:font-weight="normal" style:font-size-asian="22pt" style:font-weight-asian="normal" style:font-size-complex="22pt" style:font-weight-complex="normal"/>
    </style:style>
    <style:style style:name="T21" style:family="text">
      <style:text-properties fo:font-weight="bold" style:font-weight-asian="bold" style:font-weight-complex="bold"/>
    </style:style>
    <style:style style:name="T22"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4.302cm" svg:height="0.941cm" svg:x="12.674cm" svg:y="11.189cm" svg:viewBox="0 0 4303 942" draw:points="2151,942 3807,942 3859,939 3907,931 3954,920 4001,905 4043,885 4084,861 4122,834 4158,804 4190,770 4218,735 4243,696 4264,654 4281,610 4293,565 4300,519 4303,470 4303,470 4300,422 4293,376 4281,332 4264,287 4243,246 4218,207 4190,172 4158,138 4122,107 4084,81 4043,57 4001,37 3954,22 3907,10 3859,2 3807,0 497,0 447,2 397,10 349,22 303,37 260,57 218,81 181,107 145,138 113,172 85,207 60,246 39,287 22,332 10,376 3,422 0,470 0,470 3,519 10,565 22,610 39,654 60,696 85,735 113,770 145,804 181,834 218,861 260,885 303,905 349,920 397,931 447,939 497,942">
          <text:p text:style-name="P1"><text:span text:style-name="T1">KamiKaze.</text:span></text:p>
        </draw:polygon>
        <draw:frame presentation:style-name="pr1" draw:text-style-name="P4" draw:layer="layout" svg:width="9.908cm" svg:height="2.897cm" svg:x="12.686cm" svg:y="7.912cm" presentation:class="title" presentation:user-transformed="true">
          <draw:text-box>
            <text:p text:style-name="P3"><text:span text:style-name="T2">Koherens.</text:span></text:p>
          </draw:text-box>
        </draw:frame>
        <draw:frame presentation:style-name="pr2" draw:text-style-name="P7" draw:layer="layout" svg:width="6.127cm" svg:height="16.178cm" svg:x="19.273cm" svg:y="1.152cm">
          <draw:text-box>
            <text:p text:style-name="P5"><text:span text:style-name="T3">Team Members:</text:span></text:p>
            <text:p text:style-name="P6"><text:span text:style-name="T3"/></text:p>
            <text:p text:style-name="P6"><text:span text:style-name="T4">Nilakhya Mandita Bordoloi</text:span></text:p>
            <text:p text:style-name="P6"><text:span text:style-name="T4">Mrinmay Kalita</text:span></text:p>
            <text:p text:style-name="P6"><text:span text:style-name="T4">Biswadeep Mazumder</text:span></text:p>
            <text:p text:style-name="P6"><text:span text:style-name="T4">Janjyoti Ojah</text:span></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3"/></text:p>
            <text:p text:style-name="P5"><text:span text:style-name="T3"/></text:p>
            <text:p text:style-name="P5"><text:span text:style-name="T3"/></text:p>
            <text:p text:style-name="P6"><text:span text:style-name="T3"/></text:p>
          </draw:text-box>
        </draw:frame>
        <presentation:notes draw:style-name="dp2">
          <draw:page-thumbnail draw:style-name="gr2" draw:layer="layout" svg:width="18.624cm" svg:height="10.476cm" svg:x="1.482cm" svg:y="2.123cm" draw:page-number="1" presentation:class="page"/>
          <draw:frame presentation:style-name="pr3" draw:text-style-name="P8" draw:layer="layout" svg:width="17.271cm" svg:height="12.572cm" svg:x="2.159cm" svg:y="13.271cm" presentation:class="notes" presentation:placeholder="true">
            <draw:text-box/>
          </draw:frame>
        </presentation:notes>
      </draw:page>
      <draw:page draw:name="page2" draw:style-name="dp1" draw:master-page-name="Title" presentation:presentation-page-layout-name="AL1T1">
        <draw:frame presentation:style-name="pr4" draw:text-style-name="P9" draw:layer="layout" svg:width="11.472cm" svg:height="2.355cm" svg:x="18.813cm" svg:y="-6.375cm" presentation:class="title" presentation:user-transformed="true">
          <draw:text-box>
            <text:p text:style-name="P3"><text:span text:style-name="T5">Lorem &amp; Ipsum</text:span></text:p>
          </draw:text-box>
        </draw:frame>
        <draw:frame presentation:style-name="pr5" draw:text-style-name="P10" draw:layer="layout" svg:width="12.24cm" svg:height="11.313cm" svg:x="11.619cm" svg:y="5.774cm">
          <draw:text-box>
            <text:p text:style-name="P6"><text:span text:style-name="T6">In the modern education system, rote learning and unfair marking practices have become significant</text:span></text:p>
            <text:p text:style-name="P6"><text:span text:style-name="T6">hurdles in ensuring quality education.</text:span></text:p>
            <text:p text:style-name="P6"><text:span text:style-name="T6"/></text:p>
            <text:p text:style-name="P6"><text:span text:style-name="T6">Many students memorize concepts without truly understanding them, leading to a lack of critical thinking and creativity. Additionally, traditional assessment methods often involve biases, resulting in unfair grading.</text:span></text:p>
            <text:p text:style-name="P6"><text:span text:style-name="T6"/></text:p>
            <text:p text:style-name="P6"><text:span text:style-name="T6">To address these pressing issues, our team is developing an AI-powered evaluation system that will revolutionize the way students are assessed and graded.</text:span></text:p>
          </draw:text-box>
        </draw:frame>
        <draw:frame presentation:style-name="pr6" draw:text-style-name="P11" draw:layer="layout" svg:width="22.34cm" svg:height="5.746cm" svg:x="1.98cm" svg:y="1.152cm" presentation:class="title" presentation:user-transformed="true">
          <draw:text-box>
            <text:p><text:span text:style-name="T7">PROBLEM STATEMENT:</text:span><text:span text:style-name="T8"><text:line-break/></text:span><text:span text:style-name="T8"><text:line-break/></text:span><text:span text:style-name="T8">TACKLING THE PROBLEM OF ROTE LEARNING AND UNFAIR</text:span><text:span text:style-name="T8"><text:line-break/></text:span><text:span text:style-name="T8">MARKING PRACTICES. </text:span></text:p>
          </draw:text-box>
        </draw:frame>
        <presentation:notes draw:style-name="dp2">
          <draw:page-thumbnail draw:style-name="gr2" draw:layer="layout" svg:width="18.624cm" svg:height="10.476cm" svg:x="1.482cm" svg:y="2.123cm" draw:page-number="2" presentation:class="page"/>
          <draw:frame presentation:style-name="pr7" draw:text-style-name="P8" draw:layer="layout" svg:width="17.271cm" svg:height="12.572cm" svg:x="2.159cm" svg:y="13.271cm" presentation:class="notes" presentation:placeholder="true">
            <draw:text-box/>
          </draw:frame>
        </presentation:notes>
      </draw:page>
      <draw:page draw:name="page3" draw:style-name="dp1" draw:master-page-name="Article1" presentation:presentation-page-layout-name="AL1T1">
        <draw:frame presentation:style-name="pr8" draw:text-style-name="P12" draw:layer="layout" svg:width="6.929cm" svg:height="1.94cm" svg:x="2.044cm" svg:y="0.129cm" presentation:class="title" presentation:user-transformed="true">
          <draw:text-box>
            <text:p text:style-name="P3"><text:span text:style-name="T9"><text:s/></text:span><text:span text:style-name="T10">SOLUTION.</text:span></text:p>
          </draw:text-box>
        </draw:frame>
        <draw:frame presentation:style-name="pr9" draw:text-style-name="P13" draw:layer="layout" svg:width="4.896cm" svg:height="1cm" svg:x="27.226cm" svg:y="-7.929cm" presentation:class="title" presentation:user-transformed="true">
          <draw:text-box>
            <text:p text:style-name="P3"><text:span text:style-name="T11">Ipsum</text:span></text:p>
          </draw:text-box>
        </draw:frame>
        <draw:frame presentation:style-name="pr10" draw:text-style-name="P15" draw:layer="layout" svg:width="6.062cm" svg:height="5.688cm" svg:x="34.415cm" svg:y="-4.593cm">
          <draw:text-box>
            <text:p text:style-name="P14"><text:span text:style-name="T12">Lorem ipsum dolor sit amet, consectetur adipiscing elit. In mollis dictum volutpat. Donec bibendum magna vel risus consectetur, sit amet aliquet est ullamcorper. Praesent ullamcorper faucibus imperdiet.</text:span></text:p>
          </draw:text-box>
        </draw:frame>
        <draw:frame presentation:style-name="pr9" draw:text-style-name="P13" draw:layer="layout" svg:width="4.896cm" svg:height="1cm" svg:x="34.876cm" svg:y="-8.663cm" presentation:class="title" presentation:user-transformed="true">
          <draw:text-box>
            <text:p text:style-name="P3"><text:span text:style-name="T11">Dolor</text:span></text:p>
          </draw:text-box>
        </draw:frame>
        <draw:frame presentation:style-name="pr10" draw:text-style-name="P15" draw:layer="layout" svg:width="6.062cm" svg:height="5.688cm" svg:x="33.862cm" svg:y="-2.281cm">
          <draw:text-box>
            <text:p text:style-name="P14"><text:span text:style-name="T12">Lorem ipsum dolor sit amet, consectetur adipiscing elit. In mollis dictum volutpat. Donec bibendum magna vel risus consectetur, sit amet aliquet est ullamcorper. Praesent ullamcorper faucibus imperdiet.</text:span></text:p>
          </draw:text-box>
        </draw:frame>
        <draw:frame presentation:style-name="pr9" draw:text-style-name="P13" draw:layer="layout" svg:width="4.896cm" svg:height="1cm" svg:x="35.486cm" svg:y="-6.352cm" presentation:class="title" presentation:user-transformed="true">
          <draw:text-box>
            <text:p text:style-name="P3"><text:span text:style-name="T11">Lorem</text:span></text:p>
          </draw:text-box>
        </draw:frame>
        <draw:frame presentation:style-name="pr11" draw:text-style-name="P16" draw:layer="layout" svg:width="17.323cm" svg:height="3.1cm" svg:x="4.128cm" svg:y="1.732cm" presentation:class="title" presentation:user-transformed="true">
          <draw:text-box>
            <text:p><text:span text:style-name="T13">SOLUTION OVERVIEW:</text:span></text:p>
          </draw:text-box>
        </draw:frame>
        <draw:frame draw:style-name="gr3" draw:text-style-name="P18" draw:layer="layout" svg:width="21.111cm" svg:height="10.668cm" svg:x="2.29cm" svg:y="5.774cm">
          <draw:text-box>
            <text:p text:style-name="P17"><text:span text:style-name="T14">The primary goal of our project is to create a fair and knowledge-based assessment system that encourages creativity, real-world application, and impartial grading. Our system will achieve this by using AI to generate unique creative test questions for each student, ensuring personalized assessments that focus on conceptual understanding rather than memorization.</text:span></text:p>
            <text:p text:style-name="P17"><text:span text:style-name="T14">Furthermore, it will eliminate biases in grading by comparing student responses with AI-generated answers aligned with the teacher’s intent.</text:span></text:p>
            <text:p text:style-name="P17"><text:span text:style-name="T14">Questions will focus on practical implementation of the things taught in class, ensuring students' efforts in the process of learning and understanding the concepts deeply. Although teachers will guide and train AI on what kind of response to expect from students, AI will be responsible for the marking of the answers, hence eliminating the chance of partiality by them.</text:span></text:p>
          </draw:text-box>
        </draw:frame>
        <presentation:notes draw:style-name="dp2">
          <draw:page-thumbnail draw:style-name="gr2" draw:layer="layout" svg:width="18.624cm" svg:height="10.476cm" svg:x="1.482cm" svg:y="2.123cm" draw:page-number="3" presentation:class="page"/>
          <draw:frame presentation:style-name="pr12" draw:text-style-name="P8" draw:layer="layout" svg:width="17.271cm" svg:height="12.572cm" svg:x="2.159cm" svg:y="13.271cm" presentation:class="notes" presentation:placeholder="true">
            <draw:text-box/>
          </draw:frame>
        </presentation:notes>
      </draw:page>
      <draw:page draw:name="page4" draw:style-name="dp1" draw:master-page-name="Article2" presentation:presentation-page-layout-name="AL1T1">
        <draw:frame presentation:style-name="pr13" draw:text-style-name="P19" draw:layer="layout" svg:width="4.598cm" svg:height="25.931cm" svg:x="31.205cm" svg:y="-13.863cm" presentation:class="title" presentation:placeholder="true" presentation:user-transformed="true">
          <draw:text-box/>
        </draw:frame>
        <draw:frame presentation:style-name="pr14" draw:text-style-name="P20" draw:layer="layout" svg:width="9.908cm" svg:height="11.114cm" svg:x="32.581cm" svg:y="-10.536cm" presentation:class="title" presentation:placeholder="true" presentation:user-transformed="true">
          <draw:text-box/>
        </draw:frame>
        <draw:frame presentation:style-name="pr15" draw:text-style-name="P22" draw:layer="layout" svg:width="7.927cm" svg:height="15.237cm" svg:x="2.625cm" svg:y="2.959cm">
          <draw:text-box>
            <text:p text:style-name="P21"><text:span text:style-name="T15">WEBSITE:</text:span></text:p>
            <text:p text:style-name="P21"><text:span text:style-name="T16"/></text:p>
            <text:p text:style-name="P21"><text:span text:style-name="T16">1. React: </text:span></text:p>
            <text:p text:style-name="P21"><text:span text:style-name="T16"><text:tab/></text:span><text:span text:style-name="T16">Designed Interactive </text:span><text:span text:style-name="T16"><text:tab/></text:span><text:span text:style-name="T16"><text:tab/></text:span><text:span text:style-name="T16"> <text:s text:c="5"/></text:span><text:span text:style-name="T16"><text:tab/></text:span><text:span text:style-name="T16">Framework</text:span></text:p>
            <text:p text:style-name="P21"><text:span text:style-name="T16"/></text:p>
            <text:p text:style-name="P21"><text:span text:style-name="T16">2. TypeScript:</text:span></text:p>
            <text:p text:style-name="P21"><text:span text:style-name="T16"><text:tab/></text:span><text:span text:style-name="T16">Ensures data accuracy</text:span></text:p>
            <text:p text:style-name="P21"><text:span text:style-name="T16"/></text:p>
            <text:p text:style-name="P21"><text:span text:style-name="T16">3. Tailwind CSS:</text:span></text:p>
            <text:p text:style-name="P21"><text:span text:style-name="T16"><text:tab/></text:span><text:span text:style-name="T16">Responsive UI</text:span></text:p>
            <text:p text:style-name="P21"><text:span text:style-name="T16"/></text:p>
            <text:p text:style-name="P21"><text:span text:style-name="T16">4. React Router:</text:span></text:p>
            <text:p text:style-name="P21"><text:span text:style-name="T16"><text:tab/></text:span><text:span text:style-name="T16">Seamless Navigation between </text:span><text:span text:style-name="T16"><text:tab/></text:span><text:span text:style-name="T16">dashboards.</text:span></text:p>
            <text:p text:style-name="P21"><text:span text:style-name="T16"/></text:p>
            <text:p text:style-name="P21"><text:span text:style-name="T16">5. NodeJS:</text:span></text:p>
            <text:p text:style-name="P21"><text:span text:style-name="T16"><text:tab/></text:span><text:span text:style-name="T16">Managing Scalable BackEnd.</text:span></text:p>
          </draw:text-box>
        </draw:frame>
        <draw:frame presentation:style-name="pr16" draw:text-style-name="P12" draw:layer="layout" svg:width="6.929cm" svg:height="1.551cm" svg:x="2.043cm" svg:y="0.324cm" presentation:class="title" presentation:user-transformed="true">
          <draw:text-box>
            <text:p text:style-name="P3"><text:span text:style-name="T9">Tech-Stack.</text:span></text:p>
          </draw:text-box>
        </draw:frame>
        <draw:frame presentation:style-name="pr17" draw:text-style-name="P24" draw:layer="layout" svg:width="7.927cm" svg:height="15.022cm" svg:x="12.263cm" svg:y="2.885cm">
          <draw:text-box>
            <text:p text:style-name="P23"><text:span text:style-name="T15">MODEL:</text:span></text:p>
            <text:p text:style-name="P23"><text:span text:style-name="T15"/></text:p>
            <text:p text:style-name="P23"><text:span text:style-name="T17">Frontend &amp; UI:</text:span></text:p>
            <text:p text:style-name="P23"><text:span text:style-name="T17"/></text:p>
            <text:p text:style-name="P23"><text:span text:style-name="T18">Streamlit</text:span><text:span text:style-name="T17"> → For creating the web application UI.</text:span></text:p>
            <text:p text:style-name="P23"><text:span text:style-name="T17"/></text:p>
            <text:p text:style-name="P23"><text:span text:style-name="T17"/></text:p>
            <text:p text:style-name="P23"><text:span text:style-name="T17">Backend &amp; Logic:</text:span></text:p>
            <text:p text:style-name="P23"><text:span text:style-name="T17"/></text:p>
            <text:p text:style-name="P23"><text:span text:style-name="T17">Python → Core programming language.</text:span></text:p>
            <text:p text:style-name="P23"><text:span text:style-name="T17">Ollama → Used for AI-powered answer evaluation and QnA generation (with the Mistral model).</text:span></text:p>
            <text:p text:style-name="P23"><text:span text:style-name="T17">JSON → Storing and processing Q&amp;A pairs.</text:span></text:p>
            <text:p text:style-name="P23"><text:span text:style-name="T17"/></text:p>
            <text:p text:style-name="P23"><text:span text:style-name="T17"/></text:p>
            <text:p text:style-name="P23"><text:span text:style-name="T17">File Handling &amp; Processing:</text:span></text:p>
            <text:p text:style-name="P23"><text:span text:style-name="T17"/></text:p>
            <text:p text:style-name="P23"><text:span text:style-name="T17">PyPDF2 → Extracting text from PDFs.</text:span></text:p>
            <text:p text:style-name="P23"><text:span text:style-name="T17">pdf2image → Converting PDFs to images (for OCR processing).</text:span></text:p>
            <text:p text:style-name="P23"><text:span text:style-name="T17">pytesseract → Optical Character </text:span></text:p>
            <text:p text:style-name="P23"><text:span text:style-name="T17"/></text:p>
            <text:p text:style-name="P23"><text:span text:style-name="T17"/></text:p>
            <text:p text:style-name="P23"><text:span text:style-name="T17">Recognition (OCR) for extracting text from image-based PDFs:</text:span></text:p>
            <text:p text:style-name="P23"><text:span text:style-name="T17"/></text:p>
            <text:p text:style-name="P23"><text:span text:style-name="T17">tempfile &amp; os → Handling temporary file storage and cleanup.</text:span></text:p>
            <text:p text:style-name="P23"><text:span text:style-name="T17">Data Handling &amp; Manipulation</text:span></text:p>
            <text:p text:style-name="P23"><text:span text:style-name="T17">JSON → Storing structured data.</text:span></text:p>
            <text:p text:style-name="P23"><text:span text:style-name="T17">set() &amp; list comprehension → Removing duplicate Q&amp;A pairs.</text:span></text:p>
          </draw:text-box>
        </draw:frame>
        <draw:frame presentation:style-name="pr18" draw:text-style-name="P20" draw:layer="layout" svg:width="9.908cm" svg:height="1.737cm" svg:x="29.1cm" svg:y="-5.199cm" presentation:class="title" presentation:user-transformed="true">
          <draw:text-box>
            <text:p text:style-name="P3"><text:span text:style-name="T19"/></text:p>
          </draw:text-box>
        </draw:frame>
        <presentation:notes draw:style-name="dp2">
          <draw:page-thumbnail draw:style-name="gr2" draw:layer="layout" svg:width="18.624cm" svg:height="10.476cm" svg:x="1.482cm" svg:y="2.123cm" draw:page-number="4" presentation:class="page"/>
          <draw:frame presentation:style-name="pr19" draw:text-style-name="P8" draw:layer="layout" svg:width="17.271cm" svg:height="12.572cm" svg:x="2.159cm" svg:y="13.271cm" presentation:class="notes" presentation:placeholder="true">
            <draw:text-box/>
          </draw:frame>
        </presentation:notes>
      </draw:page>
      <draw:page draw:name="page5" draw:style-name="dp1" draw:master-page-name="Article2" presentation:presentation-page-layout-name="AL1T1">
        <draw:frame presentation:style-name="pr20" draw:layer="layout" svg:width="23.13cm" svg:height="3.038cm" svg:x="1.281cm" svg:y="0.722cm" presentation:class="title">
          <draw:text-box>
            <text:p>TEAM MANAGEMENT:</text:p>
          </draw:text-box>
        </draw:frame>
        <draw:frame presentation:style-name="pr21" draw:text-style-name="P25" draw:layer="layout" svg:width="23.13cm" svg:height="10.555cm" svg:x="1.281cm" svg:y="4.254cm" presentation:class="outline">
          <draw:text-box>
            <text:list text:style-name="L2">
              <text:list-item>
                <text:p text:style-name="P25"><text:span text:style-name="T7">Model</text:span><text:span text:style-name="T8">: Nilakhya Mandita Bordoloi and Biswadeep Mazumder.</text:span></text:p>
              </text:list-item>
              <text:list-item>
                <text:p text:style-name="P25"><text:span text:style-name="T7">Website: </text:span><text:span text:style-name="T20">Mrinmay Kalita and Nilakhya Mandita Bordoloi.</text:span></text:p>
              </text:list-item>
              <text:list-item>
                <text:p text:style-name="P25"><text:span text:style-name="T7">Project Idea: </text:span><text:span text:style-name="T20">Nilakhya Mandita Bordoloi and Janjyoti Ojah.</text:span></text:p>
              </text:list-item>
              <text:list-item>
                <text:p text:style-name="P25"><text:span text:style-name="T7">Presentation Slides: </text:span><text:span text:style-name="T20">Biswadeep Mazumder and Janjyoti Ojah.</text:span></text:p>
              </text:list-item>
            </text:list>
          </draw:text-box>
        </draw:frame>
        <presentation:notes draw:style-name="dp2">
          <draw:page-thumbnail draw:style-name="gr2" draw:layer="layout" svg:width="18.624cm" svg:height="10.476cm" svg:x="1.482cm" svg:y="2.123cm" draw:page-number="5" presentation:class="page"/>
          <draw:frame presentation:style-name="pr19" draw:text-style-name="P26" draw:layer="layout" svg:width="17.271cm" svg:height="12.572cm" svg:x="2.159cm" svg:y="13.271cm" presentation:class="notes" presentation:placeholder="true">
            <draw:text-box/>
          </draw:frame>
        </presentation:notes>
      </draw:page>
      <draw:page draw:name="page6" draw:style-name="dp1" draw:master-page-name="Article2" presentation:presentation-page-layout-name="AL1T1">
        <draw:frame presentation:style-name="pr22" draw:text-style-name="P27" draw:layer="layout" svg:width="23.13cm" svg:height="3.705cm" svg:x="1.281cm" svg:y="0.387cm" presentation:class="title" presentation:user-transformed="true">
          <draw:text-box>
            <text:p text:style-name="P27"><text:span text:style-name="T21">CONCLUSION.</text:span></text:p>
          </draw:text-box>
        </draw:frame>
        <draw:frame presentation:style-name="pr23" draw:text-style-name="P28" draw:layer="layout" svg:width="23.13cm" svg:height="10.555cm" svg:x="1.281cm" svg:y="4.254cm" presentation:class="outline">
          <draw:text-box>
            <text:list text:style-name="L2">
              <text:list-header>
                <text:p text:style-name="P28"><text:span text:style-name="T8">Thank you for your patience throughout our presentation. We </text:span><text:span text:style-name="T8">hope that our vision was resonated clearly. We aim to make our </text:span><text:span text:style-name="T8">model efficient and sustainable for the betterment of the </text:span><text:span text:style-name="T8">upcoming generations.</text:span></text:p>
                <text:p text:style-name="P28"><text:span text:style-name="T8"/></text:p>
                <text:p text:style-name="P28"><text:span text:style-name="T8">Thank You!!</text:span></text:p>
              </text:list-header>
            </text:list>
          </draw:text-box>
        </draw:frame>
        <presentation:notes draw:style-name="dp2">
          <draw:page-thumbnail draw:style-name="gr2" draw:layer="layout" svg:width="18.624cm" svg:height="10.476cm" svg:x="1.482cm" svg:y="2.123cm" draw:page-number="6" presentation:class="page"/>
          <draw:frame presentation:style-name="pr19" draw:text-style-name="P26" draw:layer="layout" svg:width="17.271cm" svg:height="12.572cm" svg:x="2.159cm" svg:y="13.271cm" presentation:class="notes" presentation:placeholder="true">
            <draw:text-box/>
          </draw:frame>
        </presentation:notes>
      </draw:page>
      <draw:page draw:name="page7" draw:style-name="dp1" draw:master-page-name="Article2" presentation:presentation-page-layout-name="AL1T1">
        <draw:frame presentation:style-name="pr20" draw:layer="layout" svg:width="23.13cm" svg:height="3.038cm" svg:x="1.281cm" svg:y="0.722cm" presentation:class="title">
          <draw:text-box>
            <text:p>Future Prospects.</text:p>
          </draw:text-box>
        </draw:frame>
        <draw:frame presentation:style-name="pr21" draw:text-style-name="P29" draw:layer="layout" svg:width="23.13cm" svg:height="10.555cm" svg:x="1.281cm" svg:y="4.254cm" presentation:class="outline">
          <draw:text-box>
            <text:list text:style-name="L2">
              <text:list-header>
                <text:p text:style-name="P29"><text:span text:style-name="T22">The current version of our project is a mere replica of our vision. We </text:span><text:span text:style-name="T22">aim to make this model largely scalable in order to increase </text:span><text:span text:style-name="T22">beneficiaries for the same.</text:span></text:p>
                <text:p text:style-name="P29"><text:span text:style-name="T22"/></text:p>
                <text:p text:style-name="P29"><text:span text:style-name="T22">We tend to build and develop our own model in order to make it </text:span><text:span text:style-name="T22">adaptable for different scenarions, that is, to give teachers and </text:span><text:span text:style-name="T22">students the option to personalise their teaching and learning </text:span><text:span text:style-name="T22">experience in the best way possible. We also aim to refine the </text:span><text:span text:style-name="T22">working mechanism for a seamless experience as well as integrate </text:span><text:span text:style-name="T22">backend to host large amount of data necessary for it’s optimal </text:span><text:span text:style-name="T22">performance.</text:span></text:p>
              </text:list-header>
            </text:list>
          </draw:text-box>
        </draw:frame>
        <presentation:notes draw:style-name="dp2">
          <draw:page-thumbnail draw:style-name="gr2" draw:layer="layout" svg:width="18.624cm" svg:height="10.476cm" svg:x="1.482cm" svg:y="2.123cm" draw:page-number="7" presentation:class="page"/>
          <draw:frame presentation:style-name="pr19" draw:text-style-name="P2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gradient" draw:style="linear" draw:start-color="#f6f9d4" draw:end-color="#ffd7d7"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left="0cm" fo:margin-right="0cm" fo:margin-top="0.458cm" fo:margin-bottom="0cm" fo:text-indent="0cm"/>
      <style:text-properties fo:font-size="32.2000007629395pt" style:font-size-asian="28pt" style:font-size-complex="28pt"/>
    </style:style>
    <style:style style:name="Cover-outline3" style:family="presentation" style:parent-style-name="Cover-outline2">
      <style:paragraph-properties fo:margin-left="0cm" fo:margin-right="0cm" fo:margin-top="0.342cm" fo:margin-bottom="0cm" fo:text-indent="0cm"/>
      <style:text-properties fo:font-size="27.6000003814697pt" style:font-size-asian="24pt" style:font-size-complex="24pt"/>
    </style:style>
    <style:style style:name="Cover-outline4" style:family="presentation" style:parent-style-name="Cover-outline3">
      <style:paragraph-properties fo:margin-left="0cm" fo:margin-right="0cm" fo:margin-top="0.226cm" fo:margin-bottom="0cm" fo:text-indent="0cm"/>
      <style:text-properties fo:font-size="23pt" style:font-size-asian="20pt" style:font-size-complex="20pt"/>
    </style:style>
    <style:style style:name="Cover-outline5" style:family="presentation" style:parent-style-name="Cover-outline4">
      <style:paragraph-properties fo:margin-left="0cm" fo:margin-right="0cm" fo:margin-top="0.112cm" fo:margin-bottom="0cm" fo:text-indent="0cm"/>
      <style:text-properties fo:font-size="23pt" style:font-size-asian="20pt" style:font-size-complex="20pt"/>
    </style:style>
    <style:style style:name="Cover-outline6" style:family="presentation" style:parent-style-name="Cover-outline5">
      <style:paragraph-properties fo:margin-left="0cm" fo:margin-right="0cm" fo:margin-top="0.112cm" fo:margin-bottom="0cm" fo:text-indent="0cm"/>
      <style:text-properties fo:font-size="23pt" style:font-size-asian="20pt" style:font-size-complex="20pt"/>
    </style:style>
    <style:style style:name="Cover-outline7" style:family="presentation" style:parent-style-name="Cover-outline6">
      <style:paragraph-properties fo:margin-left="0cm" fo:margin-right="0cm" fo:margin-top="0.112cm" fo:margin-bottom="0cm" fo:text-indent="0cm"/>
      <style:text-properties fo:font-size="23pt" style:font-size-asian="20pt" style:font-size-complex="20pt"/>
    </style:style>
    <style:style style:name="Cover-outline8" style:family="presentation" style:parent-style-name="Cover-outline7">
      <style:paragraph-properties fo:margin-left="0cm" fo:margin-right="0cm" fo:margin-top="0.112cm" fo:margin-bottom="0cm" fo:text-indent="0cm"/>
      <style:text-properties fo:font-size="23pt" style:font-size-asian="20pt" style:font-size-complex="20pt"/>
    </style:style>
    <style:style style:name="Cover-outline9" style:family="presentation" style:parent-style-name="Cover-outline8">
      <style:paragraph-properties fo:margin-left="0cm" fo:margin-right="0cm" fo:margin-top="0.112cm" fo:margin-bottom="0cm" fo:text-indent="0cm"/>
      <style:text-properties fo:font-size="23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50.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left="0cm" fo:margin-right="0cm" fo:margin-top="0.458cm" fo:margin-bottom="0cm" fo:text-indent="0cm"/>
      <style:text-properties fo:font-size="32.2000007629395pt" style:font-size-asian="28pt" style:font-size-complex="28pt"/>
    </style:style>
    <style:style style:name="Description-outline3" style:family="presentation" style:parent-style-name="Description-outline2">
      <style:paragraph-properties fo:margin-left="0cm" fo:margin-right="0cm" fo:margin-top="0.342cm" fo:margin-bottom="0cm" fo:text-indent="0cm"/>
      <style:text-properties fo:font-size="27.6000003814697pt" style:font-size-asian="24pt" style:font-size-complex="24pt"/>
    </style:style>
    <style:style style:name="Description-outline4" style:family="presentation" style:parent-style-name="Description-outline3">
      <style:paragraph-properties fo:margin-left="0cm" fo:margin-right="0cm" fo:margin-top="0.226cm" fo:margin-bottom="0cm" fo:text-indent="0cm"/>
      <style:text-properties fo:font-size="23pt" style:font-size-asian="20pt" style:font-size-complex="20pt"/>
    </style:style>
    <style:style style:name="Description-outline5" style:family="presentation" style:parent-style-name="Description-outline4">
      <style:paragraph-properties fo:margin-left="0cm" fo:margin-right="0cm" fo:margin-top="0.112cm" fo:margin-bottom="0cm" fo:text-indent="0cm"/>
      <style:text-properties fo:font-size="23pt" style:font-size-asian="20pt" style:font-size-complex="20pt"/>
    </style:style>
    <style:style style:name="Description-outline6" style:family="presentation" style:parent-style-name="Description-outline5">
      <style:paragraph-properties fo:margin-left="0cm" fo:margin-right="0cm" fo:margin-top="0.112cm" fo:margin-bottom="0cm" fo:text-indent="0cm"/>
      <style:text-properties fo:font-size="23pt" style:font-size-asian="20pt" style:font-size-complex="20pt"/>
    </style:style>
    <style:style style:name="Description-outline7" style:family="presentation" style:parent-style-name="Description-outline6">
      <style:paragraph-properties fo:margin-left="0cm" fo:margin-right="0cm" fo:margin-top="0.112cm" fo:margin-bottom="0cm" fo:text-indent="0cm"/>
      <style:text-properties fo:font-size="23pt" style:font-size-asian="20pt" style:font-size-complex="20pt"/>
    </style:style>
    <style:style style:name="Description-outline8" style:family="presentation" style:parent-style-name="Description-outline7">
      <style:paragraph-properties fo:margin-left="0cm" fo:margin-right="0cm" fo:margin-top="0.112cm" fo:margin-bottom="0cm" fo:text-indent="0cm"/>
      <style:text-properties fo:font-size="23pt" style:font-size-asian="20pt" style:font-size-complex="20pt"/>
    </style:style>
    <style:style style:name="Description-outline9" style:family="presentation" style:parent-style-name="Description-outline8">
      <style:paragraph-properties fo:margin-left="0cm" fo:margin-right="0cm" fo:margin-top="0.112cm" fo:margin-bottom="0cm" fo:text-indent="0cm"/>
      <style:text-properties fo:font-size="23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50.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left="0cm" fo:margin-right="0cm" fo:margin-top="0.458cm" fo:margin-bottom="0cm" fo:text-indent="0cm"/>
      <style:text-properties fo:font-size="32.2000007629395pt" style:font-size-asian="28pt" style:font-size-complex="28pt"/>
    </style:style>
    <style:style style:name="Contens-outline3" style:family="presentation" style:parent-style-name="Contens-outline2">
      <style:paragraph-properties fo:margin-left="0cm" fo:margin-right="0cm" fo:margin-top="0.342cm" fo:margin-bottom="0cm" fo:text-indent="0cm"/>
      <style:text-properties fo:font-size="27.6000003814697pt" style:font-size-asian="24pt" style:font-size-complex="24pt"/>
    </style:style>
    <style:style style:name="Contens-outline4" style:family="presentation" style:parent-style-name="Contens-outline3">
      <style:paragraph-properties fo:margin-left="0cm" fo:margin-right="0cm" fo:margin-top="0.226cm" fo:margin-bottom="0cm" fo:text-indent="0cm"/>
      <style:text-properties fo:font-size="23pt" style:font-size-asian="20pt" style:font-size-complex="20pt"/>
    </style:style>
    <style:style style:name="Contens-outline5" style:family="presentation" style:parent-style-name="Contens-outline4">
      <style:paragraph-properties fo:margin-left="0cm" fo:margin-right="0cm" fo:margin-top="0.112cm" fo:margin-bottom="0cm" fo:text-indent="0cm"/>
      <style:text-properties fo:font-size="23pt" style:font-size-asian="20pt" style:font-size-complex="20pt"/>
    </style:style>
    <style:style style:name="Contens-outline6" style:family="presentation" style:parent-style-name="Contens-outline5">
      <style:paragraph-properties fo:margin-left="0cm" fo:margin-right="0cm" fo:margin-top="0.112cm" fo:margin-bottom="0cm" fo:text-indent="0cm"/>
      <style:text-properties fo:font-size="23pt" style:font-size-asian="20pt" style:font-size-complex="20pt"/>
    </style:style>
    <style:style style:name="Contens-outline7" style:family="presentation" style:parent-style-name="Contens-outline6">
      <style:paragraph-properties fo:margin-left="0cm" fo:margin-right="0cm" fo:margin-top="0.112cm" fo:margin-bottom="0cm" fo:text-indent="0cm"/>
      <style:text-properties fo:font-size="23pt" style:font-size-asian="20pt" style:font-size-complex="20pt"/>
    </style:style>
    <style:style style:name="Contens-outline8" style:family="presentation" style:parent-style-name="Contens-outline7">
      <style:paragraph-properties fo:margin-left="0cm" fo:margin-right="0cm" fo:margin-top="0.112cm" fo:margin-bottom="0cm" fo:text-indent="0cm"/>
      <style:text-properties fo:font-size="23pt" style:font-size-asian="20pt" style:font-size-complex="20pt"/>
    </style:style>
    <style:style style:name="Contens-outline9" style:family="presentation" style:parent-style-name="Contens-outline8">
      <style:paragraph-properties fo:margin-left="0cm" fo:margin-right="0cm" fo:margin-top="0.112cm" fo:margin-bottom="0cm" fo:text-indent="0cm"/>
      <style:text-properties fo:font-size="23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50.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58cm" fo:margin-bottom="0cm" fo:text-indent="0cm"/>
      <style:text-properties fo:font-size="32.2000007629395pt" style:font-size-asian="28pt" style:font-size-complex="28pt"/>
    </style:style>
    <style:style style:name="Title-outline3" style:family="presentation" style:parent-style-name="Title-outline2">
      <style:paragraph-properties fo:margin-left="0cm" fo:margin-right="0cm" fo:margin-top="0.342cm" fo:margin-bottom="0cm" fo:text-indent="0cm"/>
      <style:text-properties fo:font-size="27.6000003814697pt" style:font-size-asian="24pt" style:font-size-complex="24pt"/>
    </style:style>
    <style:style style:name="Title-outline4" style:family="presentation" style:parent-style-name="Title-outline3">
      <style:paragraph-properties fo:margin-left="0cm" fo:margin-right="0cm" fo:margin-top="0.226cm" fo:margin-bottom="0cm" fo:text-indent="0cm"/>
      <style:text-properties fo:font-size="23pt" style:font-size-asian="20pt" style:font-size-complex="20pt"/>
    </style:style>
    <style:style style:name="Title-outline5" style:family="presentation" style:parent-style-name="Title-outline4">
      <style:paragraph-properties fo:margin-left="0cm" fo:margin-right="0cm" fo:margin-top="0.112cm" fo:margin-bottom="0cm" fo:text-indent="0cm"/>
      <style:text-properties fo:font-size="23pt" style:font-size-asian="20pt" style:font-size-complex="20pt"/>
    </style:style>
    <style:style style:name="Title-outline6" style:family="presentation" style:parent-style-name="Title-outline5">
      <style:paragraph-properties fo:margin-left="0cm" fo:margin-right="0cm" fo:margin-top="0.112cm" fo:margin-bottom="0cm" fo:text-indent="0cm"/>
      <style:text-properties fo:font-size="23pt" style:font-size-asian="20pt" style:font-size-complex="20pt"/>
    </style:style>
    <style:style style:name="Title-outline7" style:family="presentation" style:parent-style-name="Title-outline6">
      <style:paragraph-properties fo:margin-left="0cm" fo:margin-right="0cm" fo:margin-top="0.112cm" fo:margin-bottom="0cm" fo:text-indent="0cm"/>
      <style:text-properties fo:font-size="23pt" style:font-size-asian="20pt" style:font-size-complex="20pt"/>
    </style:style>
    <style:style style:name="Title-outline8" style:family="presentation" style:parent-style-name="Title-outline7">
      <style:paragraph-properties fo:margin-left="0cm" fo:margin-right="0cm" fo:margin-top="0.112cm" fo:margin-bottom="0cm" fo:text-indent="0cm"/>
      <style:text-properties fo:font-size="23pt" style:font-size-asian="20pt" style:font-size-complex="20pt"/>
    </style:style>
    <style:style style:name="Title-outline9" style:family="presentation" style:parent-style-name="Title-outline8">
      <style:paragraph-properties fo:margin-left="0cm" fo:margin-right="0cm" fo:margin-top="0.112cm" fo:margin-bottom="0cm" fo:text-indent="0cm"/>
      <style:text-properties fo:font-size="23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50.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left="0cm" fo:margin-right="0cm" fo:margin-top="0.458cm" fo:margin-bottom="0cm" fo:text-indent="0cm"/>
      <style:text-properties fo:font-size="32.2000007629395pt" style:font-size-asian="28pt" style:font-size-complex="28pt"/>
    </style:style>
    <style:style style:name="Article1-outline3" style:family="presentation" style:parent-style-name="Article1-outline2">
      <style:paragraph-properties fo:margin-left="0cm" fo:margin-right="0cm" fo:margin-top="0.342cm" fo:margin-bottom="0cm" fo:text-indent="0cm"/>
      <style:text-properties fo:font-size="27.6000003814697pt" style:font-size-asian="24pt" style:font-size-complex="24pt"/>
    </style:style>
    <style:style style:name="Article1-outline4" style:family="presentation" style:parent-style-name="Article1-outline3">
      <style:paragraph-properties fo:margin-left="0cm" fo:margin-right="0cm" fo:margin-top="0.226cm" fo:margin-bottom="0cm" fo:text-indent="0cm"/>
      <style:text-properties fo:font-size="23pt" style:font-size-asian="20pt" style:font-size-complex="20pt"/>
    </style:style>
    <style:style style:name="Article1-outline5" style:family="presentation" style:parent-style-name="Article1-outline4">
      <style:paragraph-properties fo:margin-left="0cm" fo:margin-right="0cm" fo:margin-top="0.112cm" fo:margin-bottom="0cm" fo:text-indent="0cm"/>
      <style:text-properties fo:font-size="23pt" style:font-size-asian="20pt" style:font-size-complex="20pt"/>
    </style:style>
    <style:style style:name="Article1-outline6" style:family="presentation" style:parent-style-name="Article1-outline5">
      <style:paragraph-properties fo:margin-left="0cm" fo:margin-right="0cm" fo:margin-top="0.112cm" fo:margin-bottom="0cm" fo:text-indent="0cm"/>
      <style:text-properties fo:font-size="23pt" style:font-size-asian="20pt" style:font-size-complex="20pt"/>
    </style:style>
    <style:style style:name="Article1-outline7" style:family="presentation" style:parent-style-name="Article1-outline6">
      <style:paragraph-properties fo:margin-left="0cm" fo:margin-right="0cm" fo:margin-top="0.112cm" fo:margin-bottom="0cm" fo:text-indent="0cm"/>
      <style:text-properties fo:font-size="23pt" style:font-size-asian="20pt" style:font-size-complex="20pt"/>
    </style:style>
    <style:style style:name="Article1-outline8" style:family="presentation" style:parent-style-name="Article1-outline7">
      <style:paragraph-properties fo:margin-left="0cm" fo:margin-right="0cm" fo:margin-top="0.112cm" fo:margin-bottom="0cm" fo:text-indent="0cm"/>
      <style:text-properties fo:font-size="23pt" style:font-size-asian="20pt" style:font-size-complex="20pt"/>
    </style:style>
    <style:style style:name="Article1-outline9" style:family="presentation" style:parent-style-name="Article1-outline8">
      <style:paragraph-properties fo:margin-left="0cm" fo:margin-right="0cm" fo:margin-top="0.112cm" fo:margin-bottom="0cm" fo:text-indent="0cm"/>
      <style:text-properties fo:font-size="23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50.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left="0cm" fo:margin-right="0cm" fo:margin-top="0.458cm" fo:margin-bottom="0cm" fo:text-indent="0cm"/>
      <style:text-properties fo:font-size="32.2000007629395pt" style:font-size-asian="28pt" style:font-size-complex="28pt"/>
    </style:style>
    <style:style style:name="Article2-outline3" style:family="presentation" style:parent-style-name="Article2-outline2">
      <style:paragraph-properties fo:margin-left="0cm" fo:margin-right="0cm" fo:margin-top="0.342cm" fo:margin-bottom="0cm" fo:text-indent="0cm"/>
      <style:text-properties fo:font-size="27.6000003814697pt" style:font-size-asian="24pt" style:font-size-complex="24pt"/>
    </style:style>
    <style:style style:name="Article2-outline4" style:family="presentation" style:parent-style-name="Article2-outline3">
      <style:paragraph-properties fo:margin-left="0cm" fo:margin-right="0cm" fo:margin-top="0.226cm" fo:margin-bottom="0cm" fo:text-indent="0cm"/>
      <style:text-properties fo:font-size="23pt" style:font-size-asian="20pt" style:font-size-complex="20pt"/>
    </style:style>
    <style:style style:name="Article2-outline5" style:family="presentation" style:parent-style-name="Article2-outline4">
      <style:paragraph-properties fo:margin-left="0cm" fo:margin-right="0cm" fo:margin-top="0.112cm" fo:margin-bottom="0cm" fo:text-indent="0cm"/>
      <style:text-properties fo:font-size="23pt" style:font-size-asian="20pt" style:font-size-complex="20pt"/>
    </style:style>
    <style:style style:name="Article2-outline6" style:family="presentation" style:parent-style-name="Article2-outline5">
      <style:paragraph-properties fo:margin-left="0cm" fo:margin-right="0cm" fo:margin-top="0.112cm" fo:margin-bottom="0cm" fo:text-indent="0cm"/>
      <style:text-properties fo:font-size="23pt" style:font-size-asian="20pt" style:font-size-complex="20pt"/>
    </style:style>
    <style:style style:name="Article2-outline7" style:family="presentation" style:parent-style-name="Article2-outline6">
      <style:paragraph-properties fo:margin-left="0cm" fo:margin-right="0cm" fo:margin-top="0.112cm" fo:margin-bottom="0cm" fo:text-indent="0cm"/>
      <style:text-properties fo:font-size="23pt" style:font-size-asian="20pt" style:font-size-complex="20pt"/>
    </style:style>
    <style:style style:name="Article2-outline8" style:family="presentation" style:parent-style-name="Article2-outline7">
      <style:paragraph-properties fo:margin-left="0cm" fo:margin-right="0cm" fo:margin-top="0.112cm" fo:margin-bottom="0cm" fo:text-indent="0cm"/>
      <style:text-properties fo:font-size="23pt" style:font-size-asian="20pt" style:font-size-complex="20pt"/>
    </style:style>
    <style:style style:name="Article2-outline9" style:family="presentation" style:parent-style-name="Article2-outline8">
      <style:paragraph-properties fo:margin-left="0cm" fo:margin-right="0cm" fo:margin-top="0.112cm" fo:margin-bottom="0cm" fo:text-indent="0cm"/>
      <style:text-properties fo:font-size="23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50.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left="0cm" fo:margin-right="0cm" fo:margin-top="0.458cm" fo:margin-bottom="0cm" fo:text-indent="0cm"/>
      <style:text-properties fo:font-size="32.2000007629395pt" style:font-size-asian="28pt" style:font-size-complex="28pt"/>
    </style:style>
    <style:style style:name="Infographic1-outline3" style:family="presentation" style:parent-style-name="Infographic1-outline2">
      <style:paragraph-properties fo:margin-left="0cm" fo:margin-right="0cm" fo:margin-top="0.342cm" fo:margin-bottom="0cm" fo:text-indent="0cm"/>
      <style:text-properties fo:font-size="27.6000003814697pt" style:font-size-asian="24pt" style:font-size-complex="24pt"/>
    </style:style>
    <style:style style:name="Infographic1-outline4" style:family="presentation" style:parent-style-name="Infographic1-outline3">
      <style:paragraph-properties fo:margin-left="0cm" fo:margin-right="0cm" fo:margin-top="0.226cm" fo:margin-bottom="0cm" fo:text-indent="0cm"/>
      <style:text-properties fo:font-size="23pt" style:font-size-asian="20pt" style:font-size-complex="20pt"/>
    </style:style>
    <style:style style:name="Infographic1-outline5" style:family="presentation" style:parent-style-name="Infographic1-outline4">
      <style:paragraph-properties fo:margin-left="0cm" fo:margin-right="0cm" fo:margin-top="0.112cm" fo:margin-bottom="0cm" fo:text-indent="0cm"/>
      <style:text-properties fo:font-size="23pt" style:font-size-asian="20pt" style:font-size-complex="20pt"/>
    </style:style>
    <style:style style:name="Infographic1-outline6" style:family="presentation" style:parent-style-name="Infographic1-outline5">
      <style:paragraph-properties fo:margin-left="0cm" fo:margin-right="0cm" fo:margin-top="0.112cm" fo:margin-bottom="0cm" fo:text-indent="0cm"/>
      <style:text-properties fo:font-size="23pt" style:font-size-asian="20pt" style:font-size-complex="20pt"/>
    </style:style>
    <style:style style:name="Infographic1-outline7" style:family="presentation" style:parent-style-name="Infographic1-outline6">
      <style:paragraph-properties fo:margin-left="0cm" fo:margin-right="0cm" fo:margin-top="0.112cm" fo:margin-bottom="0cm" fo:text-indent="0cm"/>
      <style:text-properties fo:font-size="23pt" style:font-size-asian="20pt" style:font-size-complex="20pt"/>
    </style:style>
    <style:style style:name="Infographic1-outline8" style:family="presentation" style:parent-style-name="Infographic1-outline7">
      <style:paragraph-properties fo:margin-left="0cm" fo:margin-right="0cm" fo:margin-top="0.112cm" fo:margin-bottom="0cm" fo:text-indent="0cm"/>
      <style:text-properties fo:font-size="23pt" style:font-size-asian="20pt" style:font-size-complex="20pt"/>
    </style:style>
    <style:style style:name="Infographic1-outline9" style:family="presentation" style:parent-style-name="Infographic1-outline8">
      <style:paragraph-properties fo:margin-left="0cm" fo:margin-right="0cm" fo:margin-top="0.112cm" fo:margin-bottom="0cm" fo:text-indent="0cm"/>
      <style:text-properties fo:font-size="23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50.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left="0cm" fo:margin-right="0cm" fo:margin-top="0.458cm" fo:margin-bottom="0cm" fo:text-indent="0cm"/>
      <style:text-properties fo:font-size="32.2000007629395pt" style:font-size-asian="28pt" style:font-size-complex="28pt"/>
    </style:style>
    <style:style style:name="Infographic3-outline3" style:family="presentation" style:parent-style-name="Infographic3-outline2">
      <style:paragraph-properties fo:margin-left="0cm" fo:margin-right="0cm" fo:margin-top="0.342cm" fo:margin-bottom="0cm" fo:text-indent="0cm"/>
      <style:text-properties fo:font-size="27.6000003814697pt" style:font-size-asian="24pt" style:font-size-complex="24pt"/>
    </style:style>
    <style:style style:name="Infographic3-outline4" style:family="presentation" style:parent-style-name="Infographic3-outline3">
      <style:paragraph-properties fo:margin-left="0cm" fo:margin-right="0cm" fo:margin-top="0.226cm" fo:margin-bottom="0cm" fo:text-indent="0cm"/>
      <style:text-properties fo:font-size="23pt" style:font-size-asian="20pt" style:font-size-complex="20pt"/>
    </style:style>
    <style:style style:name="Infographic3-outline5" style:family="presentation" style:parent-style-name="Infographic3-outline4">
      <style:paragraph-properties fo:margin-left="0cm" fo:margin-right="0cm" fo:margin-top="0.112cm" fo:margin-bottom="0cm" fo:text-indent="0cm"/>
      <style:text-properties fo:font-size="23pt" style:font-size-asian="20pt" style:font-size-complex="20pt"/>
    </style:style>
    <style:style style:name="Infographic3-outline6" style:family="presentation" style:parent-style-name="Infographic3-outline5">
      <style:paragraph-properties fo:margin-left="0cm" fo:margin-right="0cm" fo:margin-top="0.112cm" fo:margin-bottom="0cm" fo:text-indent="0cm"/>
      <style:text-properties fo:font-size="23pt" style:font-size-asian="20pt" style:font-size-complex="20pt"/>
    </style:style>
    <style:style style:name="Infographic3-outline7" style:family="presentation" style:parent-style-name="Infographic3-outline6">
      <style:paragraph-properties fo:margin-left="0cm" fo:margin-right="0cm" fo:margin-top="0.112cm" fo:margin-bottom="0cm" fo:text-indent="0cm"/>
      <style:text-properties fo:font-size="23pt" style:font-size-asian="20pt" style:font-size-complex="20pt"/>
    </style:style>
    <style:style style:name="Infographic3-outline8" style:family="presentation" style:parent-style-name="Infographic3-outline7">
      <style:paragraph-properties fo:margin-left="0cm" fo:margin-right="0cm" fo:margin-top="0.112cm" fo:margin-bottom="0cm" fo:text-indent="0cm"/>
      <style:text-properties fo:font-size="23pt" style:font-size-asian="20pt" style:font-size-complex="20pt"/>
    </style:style>
    <style:style style:name="Infographic3-outline9" style:family="presentation" style:parent-style-name="Infographic3-outline8">
      <style:paragraph-properties fo:margin-left="0cm" fo:margin-right="0cm" fo:margin-top="0.112cm" fo:margin-bottom="0cm" fo:text-indent="0cm"/>
      <style:text-properties fo:font-size="23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50.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9000015258789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left="0cm" fo:margin-right="0cm" fo:margin-top="0.458cm" fo:margin-bottom="0cm" fo:text-indent="0cm"/>
      <style:text-properties fo:font-size="32.2000007629395pt" style:font-size-asian="28pt" style:font-size-complex="28pt"/>
    </style:style>
    <style:style style:name="End-outline3" style:family="presentation" style:parent-style-name="End-outline2">
      <style:paragraph-properties fo:margin-left="0cm" fo:margin-right="0cm" fo:margin-top="0.342cm" fo:margin-bottom="0cm" fo:text-indent="0cm"/>
      <style:text-properties fo:font-size="27.6000003814697pt" style:font-size-asian="24pt" style:font-size-complex="24pt"/>
    </style:style>
    <style:style style:name="End-outline4" style:family="presentation" style:parent-style-name="End-outline3">
      <style:paragraph-properties fo:margin-left="0cm" fo:margin-right="0cm" fo:margin-top="0.226cm" fo:margin-bottom="0cm" fo:text-indent="0cm"/>
      <style:text-properties fo:font-size="23pt" style:font-size-asian="20pt" style:font-size-complex="20pt"/>
    </style:style>
    <style:style style:name="End-outline5" style:family="presentation" style:parent-style-name="End-outline4">
      <style:paragraph-properties fo:margin-left="0cm" fo:margin-right="0cm" fo:margin-top="0.112cm" fo:margin-bottom="0cm" fo:text-indent="0cm"/>
      <style:text-properties fo:font-size="23pt" style:font-size-asian="20pt" style:font-size-complex="20pt"/>
    </style:style>
    <style:style style:name="End-outline6" style:family="presentation" style:parent-style-name="End-outline5">
      <style:paragraph-properties fo:margin-left="0cm" fo:margin-right="0cm" fo:margin-top="0.112cm" fo:margin-bottom="0cm" fo:text-indent="0cm"/>
      <style:text-properties fo:font-size="23pt" style:font-size-asian="20pt" style:font-size-complex="20pt"/>
    </style:style>
    <style:style style:name="End-outline7" style:family="presentation" style:parent-style-name="End-outline6">
      <style:paragraph-properties fo:margin-left="0cm" fo:margin-right="0cm" fo:margin-top="0.112cm" fo:margin-bottom="0cm" fo:text-indent="0cm"/>
      <style:text-properties fo:font-size="23pt" style:font-size-asian="20pt" style:font-size-complex="20pt"/>
    </style:style>
    <style:style style:name="End-outline8" style:family="presentation" style:parent-style-name="End-outline7">
      <style:paragraph-properties fo:margin-left="0cm" fo:margin-right="0cm" fo:margin-top="0.112cm" fo:margin-bottom="0cm" fo:text-indent="0cm"/>
      <style:text-properties fo:font-size="23pt" style:font-size-asian="20pt" style:font-size-complex="20pt"/>
    </style:style>
    <style:style style:name="End-outline9" style:family="presentation" style:parent-style-name="End-outline8">
      <style:paragraph-properties fo:margin-left="0cm" fo:margin-right="0cm" fo:margin-top="0.112cm" fo:margin-bottom="0cm" fo:text-indent="0cm"/>
      <style:text-properties fo:font-size="23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50.7000007629395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7cm" fo:page-height="18.2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581cm" svg:x="1cm" svg:y="2.63cm"/>
      <draw:page-thumbnail draw:layer="backgroundobjects" svg:width="9.294cm" svg:height="6.581cm" svg:x="1cm" svg:y="10.678cm"/>
      <draw:page-thumbnail draw:layer="backgroundobjects" svg:width="9.294cm" svg:height="6.581cm" svg:x="1cm" svg:y="18.726cm"/>
      <draw:page-thumbnail draw:layer="backgroundobjects" svg:width="9.294cm" svg:height="6.581cm" svg:x="11.295cm" svg:y="2.63cm"/>
      <draw:page-thumbnail draw:layer="backgroundobjects" svg:width="9.294cm" svg:height="6.581cm" svg:x="11.295cm" svg:y="10.678cm"/>
      <draw:page-thumbnail draw:layer="backgroundobjects" svg:width="9.294cm" svg:height="6.581cm" svg:x="11.295cm" svg:y="18.726cm"/>
    </style:handout-master>
    <style:master-page style:name="Cover" style:page-layout-name="PM1" draw:style-name="Mdp1">
      <draw:frame presentation:style-name="Cover-title" draw:layer="backgroundobjects" svg:width="23.13cm" svg:height="3.038cm" svg:x="1.281cm" svg:y="0.722cm" presentation:class="title" presentation:placeholder="true">
        <draw:text-box/>
      </draw:frame>
      <draw:frame presentation:style-name="Cover-outline1" draw:layer="backgroundobjects" svg:width="23.13cm" svg:height="10.555cm" svg:x="1.281cm" svg:y="4.254cm" presentation:class="outline" presentation:placeholder="true">
        <draw:text-box/>
      </draw:frame>
      <draw:frame presentation:style-name="Mpr1" draw:text-style-name="MP2" draw:layer="backgroundobjects" svg:width="5.986cm" svg:height="1.255cm" svg:x="1.281cm" svg:y="16.577cm" presentation:class="date-time">
        <draw:text-box>
          <text:p text:style-name="MP1"><text:span text:style-name="MT1"><presentation:date-time/></text:span></text:p>
        </draw:text-box>
      </draw:frame>
      <draw:frame presentation:style-name="Mpr1" draw:text-style-name="MP6" draw:layer="backgroundobjects" svg:width="8.146cm" svg:height="1.255cm" svg:x="8.786cm" svg:y="16.577cm" presentation:class="footer">
        <draw:text-box>
          <text:p text:style-name="MP5"><text:span text:style-name="MT1"><presentation:footer/></text:span></text:p>
        </draw:text-box>
      </draw:frame>
      <draw:frame presentation:style-name="Mpr1" draw:text-style-name="MP4" draw:layer="backgroundobjects" svg:width="5.986cm" svg:height="1.255cm" svg:x="18.424cm" svg:y="16.577cm" presentation:class="page-number">
        <draw:text-box>
          <text:p text:style-name="MP3"><text:span text:style-name="MT1"><text:page-number>&lt;number&gt;</text:page-number></text:span></text:p>
        </draw:text-box>
      </draw:frame>
      <draw:polygon draw:style-name="Mgr3" draw:text-style-name="MP7" draw:layer="backgroundobjects" svg:width="3.969cm" svg:height="6.016cm" svg:x="4.25cm" svg:y="7.118cm" svg:viewBox="0 0 3970 6017" draw:points="1984,0 1984,0 1984,0 1849,5 1720,20 1593,45 1470,81 1349,128 1229,186 1111,254 992,335 877,424 771,519 671,621 578,729 492,846 411,971 336,1105 265,1249 201,1398 147,1547 101,1699 64,1851 36,2006 16,2166 4,2328 0,2498 0,2498 0,2498 4,2667 16,2831 36,2989 64,3144 101,3297 147,3447 202,3596 265,3745 336,3890 411,4024 492,4148 578,4265 671,4374 771,4475 877,4570 992,4659 1075,4716 1157,4767 1240,4812 1329,4854 1329,4857 1329,5725 1330,5755 1334,5784 1339,5811 1347,5838 1357,5863 1369,5888 1382,5911 1397,5931 1413,5950 1432,5967 1451,5981 1471,5994 1492,6003 1515,6011 1538,6015 1562,6017 2407,6017 2430,6015 2453,6011 2476,6003 2497,5994 2518,5981 2537,5967 2555,5950 2572,5931 2587,5911 2600,5888 2611,5863 2621,5838 2630,5811 2635,5784 2639,5755 2640,5725 2640,4857 2640,4854 2640,4854 2728,4813 2811,4767 2893,4717 2977,4659 3091,4570 3198,4474 3298,4374 3391,4265 3477,4148 3558,4024 3633,3890 3704,3745 3767,3596 3822,3447 3867,3297 3905,3144 3933,2989 3953,2831 3965,2667 3970,2498 3970,2498 3970,2498 3966,2328 3954,2166 3934,2006 3905,1851 3868,1699 3822,1547 3767,1398 3704,1249 3633,1105 3558,971 3477,846 3390,729 3297,621 3198,519 3091,424 2977,335 2858,254 2740,186 2620,128 2498,81 2375,45 2249,20 2119,5">
        <text:p/>
      </draw:polygon>
      <draw:polygon draw:style-name="Mgr4" draw:text-style-name="MP7" draw:layer="backgroundobjects" svg:width="1.862cm" svg:height="0.586cm" svg:x="5.303cm" svg:y="13.135cm" svg:viewBox="0 0 1863 587" draw:points="932,587 1630,587 1654,586 1677,581 1700,574 1721,564 1741,551 1760,537 1779,520 1795,500 1810,480 1824,458 1835,433 1845,408 1853,380 1859,352 1862,324 1863,294 1862,263 1859,235 1853,207 1845,179 1835,154 1824,129 1810,107 1795,86 1779,67 1760,50 1741,36 1721,23 1700,13 1677,6 1654,1 1630,0 233,0 209,1 186,6 164,13 142,23 122,36 103,50 85,67 68,86 53,107 39,129 28,154 18,179 10,207 5,235 1,263 0,294 1,324 5,352 10,380 18,408 28,433 39,458 53,480 68,500 85,520 103,537 122,551 142,564 164,574 186,581 209,586 233,587">
        <text:p/>
      </draw:polygon>
      <draw:polygon draw:style-name="Mgr4" draw:text-style-name="MP7" draw:layer="backgroundobjects" svg:width="1.502cm" svg:height="0.586cm" svg:x="5.483cm" svg:y="13.713cm" svg:viewBox="0 0 1503 587" draw:points="752,587 1271,587 1295,586 1318,581 1340,574 1362,564 1382,551 1402,537 1419,520 1436,500 1450,480 1464,458 1475,433 1485,408 1493,380 1499,352 1503,324 1503,294 1503,294 1503,263 1499,235 1493,207 1485,179 1475,154 1464,129 1450,107 1436,86 1419,67 1402,50 1382,36 1362,23 1340,13 1318,6 1295,1 1271,0 233,0 209,1 186,6 164,13 142,23 122,36 103,50 85,67 68,86 53,107 39,129 28,154 18,179 10,207 5,235 1,263 0,294 0,294 1,324 5,352 10,380 18,408 28,433 39,458 53,480 68,500 85,520 103,537 122,551 142,564 164,574 186,581 209,586 233,587">
        <text:p/>
      </draw:polygon>
      <draw:polygon draw:style-name="Mgr4" draw:text-style-name="MP7" draw:layer="backgroundobjects" svg:width="1.817cm" svg:height="4.354cm" svg:x="5.336cm" svg:y="8.78cm" svg:viewBox="0 0 1818 4355" draw:points="660,4355 675,3256 683,2677 692,2302 698,2236 711,2172 730,2112 754,2056 782,2003 815,1952 893,1856 984,1767 1084,1684 1297,1524 1504,1359 1597,1270 1679,1172 1714,1120 1744,1065 1771,1008 1792,946 1806,882 1816,814 1818,741 1815,663 1805,602 1790,549 1770,502 1745,462 1715,429 1682,401 1645,380 1605,364 1562,355 1518,349 1424,354 1327,376 1230,411 1137,460 1051,519 977,585 944,621 916,658 892,694 873,733 860,772 853,810 851,848 856,885 869,922 889,957 908,981 926,1000 944,1012 962,1020 979,1024 996,1022 1012,1017 1028,1006 1044,994 1057,978 1071,957 1083,935 1105,881 1122,819 1134,750 1138,676 1136,601 1127,523 1110,448 1083,377 1066,343 1046,311 1025,281 1000,252 967,222 924,187 873,151 813,116 748,81 678,51 605,25 530,8 453,0 378,3 305,18 270,32 235,50 202,70 171,97 140,127 112,163 85,203 61,250 39,300 19,357 6,415 0,474 2,532 11,592 27,651 48,711 107,831 185,952 277,1074 488,1316 710,1555 911,1790 992,1904 1058,2016 1083,2071 1102,2125 1115,2178 1122,2230 1126,2432 1125,2725 1115,3438 1094,4355">
        <text:p/>
      </draw:polygon>
      <draw:line draw:style-name="Mgr5" draw:text-style-name="MP8" draw:layer="backgroundobjects" svg:x1="6.235cm" svg:y1="4.91cm" svg:x2="6.235cm" svg:y2="5.766cm">
        <text:p/>
      </draw:line>
      <draw:line draw:style-name="Mgr5" draw:text-style-name="MP8" draw:layer="backgroundobjects" svg:x1="9.067cm" svg:y1="6.15cm" svg:x2="8.586cm" svg:y2="6.756cm">
        <text:p/>
      </draw:line>
      <draw:line draw:style-name="Mgr5" draw:text-style-name="MP8" draw:layer="backgroundobjects" svg:x1="9.812cm" svg:y1="9.467cm" svg:x2="9.131cm" svg:y2="9.467cm">
        <text:p/>
      </draw:line>
      <draw:line draw:style-name="Mgr5" draw:text-style-name="MP8" draw:layer="backgroundobjects" svg:x1="3.404cm" svg:y1="6.15cm" svg:x2="3.886cm" svg:y2="6.756cm">
        <text:p/>
      </draw:line>
      <draw:line draw:style-name="Mgr5" draw:text-style-name="MP8" draw:layer="backgroundobjects" svg:x1="2.655cm" svg:y1="9.467cm" svg:x2="3.336cm" svg:y2="9.467cm">
        <text:p/>
      </draw:line>
      <draw:polygon draw:style-name="Mgr6" draw:text-style-name="MP7" draw:layer="backgroundobjects" svg:width="3.969cm" svg:height="6.016cm" svg:x="4.176cm" svg:y="7.019cm" svg:viewBox="0 0 3970 6017" draw:points="1985,0 1985,0 1985,0 1850,5 1721,20 1594,45 1470,81 1349,127 1230,185 1112,253 993,334 878,423 772,518 672,619 579,728 493,845 412,971 337,1105 266,1249 202,1398 148,1547 102,1699 64,1851 36,2006 16,2166 4,2328 0,2498 0,2498 0,2498 5,2667 17,2831 37,2989 65,3144 102,3297 148,3447 203,3596 266,3745 337,3888 412,4024 493,4148 579,4265 672,4374 772,4475 878,4570 993,4659 1076,4716 1157,4767 1241,4812 1330,4854 1330,4857 1330,5723 1331,5754 1335,5782 1340,5810 1348,5838 1358,5863 1369,5888 1383,5911 1398,5931 1414,5950 1433,5966 1452,5981 1472,5994 1493,6003 1516,6011 1539,6015 1563,6017 2408,6017 2431,6015 2454,6011 2477,6003 2498,5994 2519,5981 2538,5966 2556,5950 2573,5931 2587,5911 2601,5888 2612,5863 2622,5838 2631,5810 2636,5782 2640,5754 2641,5723 2641,4857 2641,4854 2641,4854 2729,4812 2813,4767 2894,4716 2978,4659 3092,4570 3199,4475 3299,4374 3391,4265 3478,4148 3559,4024 3634,3890 3704,3745 3768,3596 3823,3447 3868,3297 3905,3144 3934,2989 3954,2831 3966,2667 3970,2498 3970,2498 3970,2498 3966,2328 3954,2166 3934,2006 3905,1851 3869,1699 3823,1547 3768,1398 3704,1249 3634,1105 3559,971 3478,845 3391,728 3299,619 3199,518 3092,423 2978,334 2859,253 2740,185 2620,127 2499,81 2376,45 2250,20 2119,5">
        <text:p/>
      </draw:polygon>
      <draw:polygon draw:style-name="Mgr7" draw:text-style-name="MP7" draw:layer="backgroundobjects" svg:width="1.862cm" svg:height="0.586cm" svg:x="5.231cm" svg:y="13.036cm" svg:viewBox="0 0 1863 587" draw:points="932,587 1630,587 1654,586 1677,581 1699,574 1721,564 1741,551 1760,537 1778,520 1794,500 1810,480 1823,458 1835,433 1845,408 1852,380 1859,352 1862,324 1863,294 1862,263 1859,235 1852,207 1845,179 1835,154 1823,129 1810,107 1794,86 1778,67 1760,50 1741,36 1721,23 1699,13 1677,6 1654,1 1630,0 233,0 209,1 186,6 163,13 142,23 122,36 103,50 84,67 68,86 53,107 39,129 28,154 18,179 10,207 5,235 1,263 0,294 1,324 5,352 10,380 18,408 28,433 39,458 53,480 68,500 84,520 103,537 122,551 142,564 163,574 186,581 209,586 233,587">
        <text:p/>
      </draw:polygon>
      <draw:polygon draw:style-name="Mgr7" draw:text-style-name="MP7" draw:layer="backgroundobjects" svg:width="1.502cm" svg:height="0.586cm" svg:x="5.411cm" svg:y="13.614cm" svg:viewBox="0 0 1503 587" draw:points="752,587 1270,587 1294,586 1317,581 1339,574 1361,564 1381,551 1401,537 1418,520 1435,500 1450,480 1463,458 1475,433 1485,408 1492,380 1499,352 1503,324 1503,294 1503,294 1503,263 1499,235 1492,207 1485,179 1475,154 1463,129 1450,107 1435,86 1418,67 1401,50 1381,36 1361,23 1339,13 1317,6 1294,1 1270,0 232,0 208,1 185,6 163,13 141,23 121,36 102,50 84,67 68,86 53,107 39,129 28,154 18,179 10,207 5,235 1,263 0,294 0,294 1,324 5,352 10,380 18,408 28,433 39,458 53,480 68,500 84,520 102,537 121,551 141,564 163,574 185,581 208,586 232,587">
        <text:p/>
      </draw:polygon>
      <draw:polygon draw:style-name="Mgr7" draw:text-style-name="MP7" draw:layer="backgroundobjects" svg:width="1.818cm" svg:height="4.354cm" svg:x="5.262cm" svg:y="8.679cm" svg:viewBox="0 0 1819 4355" draw:points="661,4355 676,3256 683,2677 692,2302 698,2236 711,2172 730,2112 754,2056 782,2003 816,1952 894,1856 985,1767 1084,1684 1298,1524 1505,1359 1598,1270 1680,1172 1715,1120 1745,1065 1771,1008 1793,946 1807,882 1816,814 1819,741 1816,663 1805,602 1791,549 1771,502 1745,462 1715,429 1682,401 1646,380 1605,364 1563,355 1518,349 1425,354 1327,376 1231,411 1137,460 1052,519 977,585 944,621 917,658 893,694 874,733 861,772 854,810 852,848 857,885 870,922 890,957 909,981 927,1000 944,1012 963,1019 980,1023 997,1022 1013,1016 1029,1006 1045,994 1058,976 1072,957 1084,934 1106,881 1123,818 1134,750 1139,676 1137,600 1128,523 1111,448 1084,377 1067,343 1047,311 1026,281 1001,252 968,222 925,187 874,151 814,116 749,81 679,51 606,25 531,8 454,0 379,3 306,18 270,32 236,50 203,70 171,97 140,127 112,163 85,203 61,250 39,300 19,357 6,415 0,474 2,532 11,590 27,651 48,710 107,830 185,951 277,1072 488,1315 710,1555 911,1790 993,1904 1058,2016 1084,2071 1103,2125 1116,2178 1123,2230 1127,2432 1126,2725 1116,3438 1095,4355">
        <text:p/>
      </draw:polygon>
      <draw:line draw:style-name="Mgr8" draw:text-style-name="MP8" draw:layer="backgroundobjects" svg:x1="6.163cm" svg:y1="4.807cm" svg:x2="6.163cm" svg:y2="5.664cm">
        <text:p/>
      </draw:line>
      <draw:line draw:style-name="Mgr8" draw:text-style-name="MP8" draw:layer="backgroundobjects" svg:x1="8.994cm" svg:y1="6.049cm" svg:x2="8.513cm" svg:y2="6.655cm">
        <text:p/>
      </draw:line>
      <draw:line draw:style-name="Mgr8" draw:text-style-name="MP8" draw:layer="backgroundobjects" svg:x1="9.74cm" svg:y1="9.365cm" svg:x2="9.059cm" svg:y2="9.365cm">
        <text:p/>
      </draw:line>
      <draw:line draw:style-name="Mgr8" draw:text-style-name="MP8" draw:layer="backgroundobjects" svg:x1="3.33cm" svg:y1="6.049cm" svg:x2="3.811cm" svg:y2="6.655cm">
        <text:p/>
      </draw:line>
      <draw:line draw:style-name="Mgr8" draw:text-style-name="MP8" draw:layer="backgroundobjects" svg:x1="2.585cm" svg:y1="9.365cm" svg:x2="3.266cm" svg:y2="9.365cm">
        <text:p/>
      </draw:line>
      <draw:line draw:style-name="Mgr9" draw:text-style-name="MP8" draw:layer="backgroundobjects" svg:x1="7.925cm" svg:y1="12.334cm" svg:x2="7.604cm" svg:y2="12.738cm">
        <text:p/>
      </draw:line>
      <draw:line draw:style-name="Mgr9" draw:text-style-name="MP8" draw:layer="backgroundobjects" svg:x1="7.604cm" svg:y1="12.334cm" svg:x2="7.925cm" svg:y2="12.738cm">
        <text:p/>
      </draw:line>
      <draw:line draw:style-name="Mgr9" draw:text-style-name="MP8" draw:layer="backgroundobjects" svg:x1="4.837cm" svg:y1="6.591cm" svg:x2="4.516cm" svg:y2="6.997cm">
        <text:p/>
      </draw:line>
      <draw:line draw:style-name="Mgr9" draw:text-style-name="MP8" draw:layer="backgroundobjects" svg:x1="4.516cm" svg:y1="6.591cm" svg:x2="4.837cm" svg:y2="6.997cm">
        <text:p/>
      </draw:line>
      <draw:polygon draw:style-name="Mgr10" draw:text-style-name="MP7" draw:layer="backgroundobjects" svg:width="0.47cm" svg:height="0.66cm" svg:x="3.998cm" svg:y="13.239cm" svg:viewBox="0 0 471 661" draw:points="0,661 471,451 95,0">
        <text:p/>
      </draw:polygon>
      <draw:polygon draw:style-name="Mgr10" draw:text-style-name="MP7" draw:layer="backgroundobjects" svg:width="0.475cm" svg:height="0.65cm" svg:x="9.187cm" svg:y="10.447cm" svg:viewBox="0 0 476 651" draw:points="0,303 418,651 476,0">
        <text:p/>
      </draw:polygon>
      <draw:polygon draw:style-name="Mgr10" draw:text-style-name="MP7" draw:layer="backgroundobjects" svg:width="0.529cm" svg:height="0.587cm" svg:x="2cm" svg:y="6.808cm" svg:viewBox="0 0 530 588" draw:points="0,84 301,588 530,0">
        <text:p/>
      </draw:polygon>
      <draw:polygon draw:style-name="Mgr10" draw:text-style-name="MP7" draw:layer="backgroundobjects" svg:width="0.551cm" svg:height="0.692cm" svg:x="9.237cm" svg:y="6.818cm" svg:viewBox="0 0 552 693" draw:points="552,347 551,370 550,393 547,415 542,437 538,458 531,478 524,499 515,520 505,540 495,559 484,577 471,593 458,608 444,622 430,634 414,647 397,659 381,668 364,676 348,682 330,688 313,691 295,692 276,693 258,692 240,691 221,688 204,682 187,676 171,668 154,659 138,647 122,634 107,622 94,608 81,593 69,577 58,559 48,540 38,520 28,499 21,478 15,458 9,437 6,415 3,393 1,370 0,347 1,324 3,300 6,278 9,257 15,236 21,215 28,194 38,173 48,154 58,135 69,118 81,101 94,86 107,72 122,59 138,46 154,35 171,25 187,17 204,12 221,6 239,2 257,1 276,0 295,1 313,2 330,6 348,12 364,17 381,25 397,35 414,46 430,59 444,72 458,86 471,101 484,118 495,135 505,154 515,173 524,194 531,215 538,236 542,257 547,277 550,300 551,322">
        <text:p/>
      </draw:polygon>
      <draw:line draw:style-name="Mgr11" draw:text-style-name="MP8" draw:layer="backgroundobjects" svg:x1="22.022cm" svg:y1="14.012cm" svg:x2="22.288cm" svg:y2="14.399cm">
        <text:p/>
      </draw:line>
      <draw:line draw:style-name="Mgr11" draw:text-style-name="MP8" draw:layer="backgroundobjects" svg:x1="23.706cm" svg:y1="13.156cm" svg:x2="23.674cm" svg:y2="13.67cm">
        <text:p/>
      </draw:line>
      <draw:line draw:style-name="Mgr11" draw:text-style-name="MP8" draw:layer="backgroundobjects" svg:x1="25.079cm" svg:y1="14.279cm" svg:x2="24.767cm" svg:y2="14.62cm">
        <text:p/>
      </draw:line>
      <draw:line draw:style-name="Mgr11" draw:text-style-name="MP8" draw:layer="backgroundobjects" svg:x1="21.109cm" svg:y1="15.989cm" svg:x2="21.518cm" svg:y2="16.021cm">
        <text:p/>
      </draw:line>
      <draw:line draw:style-name="Mgr11" draw:text-style-name="MP8" draw:layer="backgroundobjects" svg:x1="21.798cm" svg:y1="17.86cm" svg:x2="22.111cm" svg:y2="17.519cm">
        <text:p/>
      </draw:line>
      <draw:polygon draw:style-name="Mgr12" draw:text-style-name="MP9" draw:layer="backgroundobjects" svg:width="0.529cm" svg:height="0.586cm" svg:x="12.769cm" svg:y="1.375cm" svg:viewBox="0 0 530 587" draw:points="0,84 301,587 530,0">
        <text:p/>
      </draw:polygon>
      <draw:polygon draw:style-name="Mgr12" draw:text-style-name="MP9" draw:layer="backgroundobjects" svg:width="0.475cm" svg:height="0.65cm" svg:x="16.178cm" svg:y="16.561cm" svg:viewBox="0 0 476 651" draw:points="0,303 418,651 476,0">
        <text:p/>
      </draw:polygon>
      <draw:line draw:style-name="Mgr13" draw:text-style-name="MP8" draw:layer="backgroundobjects" svg:x1="21.024cm" svg:y1="3.762cm" svg:x2="20.702cm" svg:y2="4.168cm">
        <text:p/>
      </draw:line>
      <draw:line draw:style-name="Mgr13" draw:text-style-name="MP8" draw:layer="backgroundobjects" svg:x1="20.702cm" svg:y1="3.762cm" svg:x2="21.024cm" svg:y2="4.168cm">
        <text:p/>
      </draw:line>
      <draw:polygon draw:style-name="Mgr12" draw:text-style-name="MP9" draw:layer="backgroundobjects" svg:width="0.551cm" svg:height="0.692cm" svg:x="24.649cm" svg:y="7.111cm" svg:viewBox="0 0 552 693" draw:points="552,347 551,370 549,393 546,415 542,437 537,458 531,478 523,499 514,520 504,540 494,559 483,577 471,593 458,608 444,622 430,634 414,647 397,659 381,668 364,676 347,682 330,688 312,691 294,692 275,693 257,692 239,691 221,688 204,682 187,676 171,668 154,659 138,647 122,634 106,622 93,608 80,593 68,577 57,559 47,540 37,520 28,499 20,478 14,458 9,437 5,415 2,393 1,370 0,347 1,324 2,300 5,278 9,257 14,236 20,215 28,194 37,173 47,154 57,134 68,117 80,101 93,86 106,72 122,59 138,46 154,35 171,25 187,17 204,10 221,6 239,2 257,1 275,0 295,1 313,2 330,6 348,10 364,17 381,25 397,35 414,46 430,59 444,72 458,86 471,101 483,117 494,134 504,154 514,173 523,194 531,215 537,236 542,257 546,278 549,300 551,324">
        <text:p/>
      </draw:polygon>
      <draw:polygon draw:style-name="Mgr14" draw:text-style-name="MP10" draw:layer="backgroundobjects" svg:width="0.279cm" svg:height="6.323cm" svg:x="0cm" svg:y="11.918cm" svg:viewBox="0 0 280 6324" draw:points="0,0 280,0 280,6324 0,6324">
        <text:p/>
      </draw:polygon>
      <draw:polygon draw:style-name="Mgr14" draw:text-style-name="MP10" draw:layer="backgroundobjects" svg:width="0.279cm" svg:height="6.323cm" svg:x="25.487cm" svg:y="0cm" svg:viewBox="0 0 280 6324" draw:points="0,0 280,0 280,6324 0,6324">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3.13cm" svg:height="3.038cm" svg:x="1.281cm" svg:y="0.722cm" presentation:class="title" presentation:placeholder="true">
        <draw:text-box/>
      </draw:frame>
      <draw:frame presentation:style-name="Description-outline1" draw:layer="backgroundobjects" svg:width="23.13cm" svg:height="10.555cm" svg:x="1.281cm" svg:y="4.254cm" presentation:class="outline" presentation:placeholder="true">
        <draw:text-box/>
      </draw:frame>
      <draw:frame presentation:style-name="Mpr4" draw:text-style-name="MP2" draw:layer="backgroundobjects" svg:width="5.986cm" svg:height="1.255cm" svg:x="1.281cm" svg:y="16.577cm" presentation:class="date-time">
        <draw:text-box>
          <text:p text:style-name="MP1"><text:span text:style-name="MT1"><presentation:date-time/></text:span></text:p>
        </draw:text-box>
      </draw:frame>
      <draw:frame presentation:style-name="Mpr4" draw:text-style-name="MP6" draw:layer="backgroundobjects" svg:width="8.146cm" svg:height="1.253cm" svg:x="8.786cm" svg:y="16.577cm" presentation:class="footer">
        <draw:text-box>
          <text:p text:style-name="MP5"><text:span text:style-name="MT1"><presentation:footer/></text:span></text:p>
        </draw:text-box>
      </draw:frame>
      <draw:frame presentation:style-name="Mpr4" draw:text-style-name="MP4" draw:layer="backgroundobjects" svg:width="5.986cm" svg:height="1.255cm" svg:x="18.424cm" svg:y="16.577cm" presentation:class="page-number">
        <draw:text-box>
          <text:p text:style-name="MP3"><text:span text:style-name="MT1"><text:page-number>&lt;number&gt;</text:page-number></text:span></text:p>
        </draw:text-box>
      </draw:frame>
      <draw:polygon draw:style-name="Mgr15" draw:text-style-name="MP11" draw:layer="backgroundobjects" svg:width="0.428cm" svg:height="0.58cm" svg:x="9.137cm" svg:y="17.382cm" svg:viewBox="0 0 429 581" draw:points="0,266 372,581 429,0">
        <text:p/>
      </draw:polygon>
      <draw:polygon draw:style-name="Mgr16" draw:text-style-name="MP12" draw:layer="backgroundobjects" svg:width="0.485cm" svg:height="0.611cm" svg:x="18.454cm" svg:y="0.299cm" svg:viewBox="0 0 486 612" draw:points="486,306 486,327 485,348 482,367 479,386 475,404 469,423 463,441 454,460 446,477 436,493 427,510 416,523 405,537 392,549 379,560 365,572 351,582 336,590 321,597 307,603 291,607 275,610 260,611 243,612 227,611 211,610 196,607 181,603 165,597 151,590 137,582 122,572 108,560 95,549 83,537 72,523 61,510 50,493 41,477 33,460 26,441 18,423 13,404 8,386 5,366 2,347 1,327 0,306 1,285 2,266 5,246 8,228 13,208 18,191 26,172 33,154 41,136 50,119 61,104 72,90 83,76 95,64 108,52 122,42 137,32 151,23 166,16 181,10 196,6 211,2 227,1 243,0 260,1 276,2 292,6 307,10 321,16 336,23 351,32 365,42 379,52 392,64 405,76 416,90 427,104 436,119 446,136 454,154 463,172 469,191 475,209 479,228 482,246 485,266 486,285">
        <text:p/>
      </draw:polygon>
      <draw:polygon draw:style-name="Mgr17" draw:text-style-name="MP11" draw:layer="backgroundobjects" svg:width="0.485cm" svg:height="0.611cm" svg:x="18.452cm" svg:y="0.298cm" svg:viewBox="0 0 486 612" draw:points="486,306 486,327 485,348 482,367 479,386 475,404 469,423 463,441 454,460 446,477 436,493 427,510 416,523 405,537 392,549 379,560 365,572 351,582 336,590 321,597 307,603 291,607 275,610 260,611 243,612 227,611 211,610 196,607 181,603 165,597 151,590 137,582 122,572 108,560 95,549 83,537 72,523 61,510 50,493 41,477 33,460 26,441 18,423 13,404 8,386 5,366 2,347 1,327 0,306 1,285 2,266 5,246 8,228 13,208 18,191 26,172 33,154 41,136 50,119 61,104 72,90 83,76 95,64 108,52 122,42 137,32 151,23 166,16 181,10 196,6 211,2 227,1 243,0 260,1 276,2 292,6 307,10 321,16 336,23 351,32 365,42 379,52 392,64 405,76 416,90 427,104 436,119 446,136 454,154 463,172 469,191 475,209 479,228 482,246 485,266 486,285">
        <text:p/>
      </draw:polygon>
      <draw:line draw:style-name="Mgr18" draw:text-style-name="MP8" draw:layer="backgroundobjects" svg:x1="8.13cm" svg:y1="3.959cm" svg:x2="7.627cm" svg:y2="4.354cm">
        <text:p/>
      </draw:line>
      <draw:line draw:style-name="Mgr18" draw:text-style-name="MP8" draw:layer="backgroundobjects" svg:x1="7.723cm" svg:y1="3.842cm" svg:x2="8.037cm" svg:y2="4.475cm">
        <text:p/>
      </draw:line>
      <draw:polygon draw:style-name="Mgr15" draw:text-style-name="MP11" draw:layer="backgroundobjects" svg:width="0.428cm" svg:height="0.58cm" svg:x="25.031cm" svg:y="4.854cm" svg:viewBox="0 0 429 581" draw:points="0,266 372,581 429,0">
        <text:p/>
      </draw:polygon>
      <draw:polygon draw:style-name="Mgr19" draw:text-style-name="MP13" draw:layer="backgroundobjects" svg:width="14.29cm" svg:height="2.728cm" svg:x="5.453cm" svg:y="7.01cm" svg:viewBox="0 0 14291 2729" draw:points="0,0 14291,0 14291,2729 0,2729">
        <text:p/>
      </draw:polygon>
      <draw:line draw:style-name="Mgr18" draw:text-style-name="MP8" draw:layer="backgroundobjects" svg:x1="24.761cm" svg:y1="14.696cm" svg:x2="24.578cm" svg:y2="15.406cm">
        <text:p/>
      </draw:line>
      <draw:line draw:style-name="Mgr18" draw:text-style-name="MP8" draw:layer="backgroundobjects" svg:x1="24.389cm" svg:y1="14.936cm" svg:x2="24.952cm" svg:y2="15.166cm">
        <text:p/>
      </draw:line>
      <draw:polygon draw:style-name="Mgr16" draw:text-style-name="MP12" draw:layer="backgroundobjects" svg:width="0.485cm" svg:height="0.611cm" svg:x="1.27cm" svg:y="12.304cm" svg:viewBox="0 0 486 612" draw:points="486,306 486,327 485,347 482,366 479,386 475,404 469,423 463,441 454,460 446,477 436,495 427,510 416,523 405,537 392,549 379,562 365,572 351,582 336,590 321,597 307,603 291,607 275,610 260,611 243,612 227,611 211,610 196,607 181,603 165,597 151,590 137,582 122,572 108,562 95,549 83,537 72,523 61,510 50,495 41,477 33,460 26,441 18,423 13,404 8,386 5,366 2,347 1,327 0,306 1,285 2,266 5,246 8,226 13,208 18,190 26,172 33,154 41,136 50,120 61,104 72,90 83,76 95,65 108,52 122,42 137,31 151,23 166,16 181,10 196,6 211,2 227,1 243,0 260,1 276,2 292,6 307,10 321,16 336,23 351,31 365,42 379,52 392,65 405,76 416,90 427,104 436,120 446,136 454,154 463,172 469,190 475,208 479,226 482,246 485,266 486,285">
        <text:p/>
      </draw:polygon>
      <draw:polygon draw:style-name="Mgr17" draw:text-style-name="MP11" draw:layer="backgroundobjects" svg:width="0.485cm" svg:height="0.611cm" svg:x="1.272cm" svg:y="12.305cm" svg:viewBox="0 0 486 612" draw:points="486,306 486,327 485,347 482,366 479,386 475,404 469,423 463,441 454,460 446,477 436,495 427,510 416,523 405,537 392,549 379,562 365,572 351,582 336,590 321,597 307,603 291,607 275,610 260,611 243,612 227,611 211,610 196,607 181,603 165,597 151,590 137,582 122,572 108,562 95,549 83,537 72,523 61,510 50,495 41,477 33,460 26,441 18,423 13,404 8,386 5,366 2,347 1,327 0,306 1,285 2,266 5,246 8,226 13,208 18,190 26,172 33,154 41,136 50,120 61,104 72,90 83,76 95,65 108,52 122,42 137,31 151,23 166,16 181,10 196,6 211,2 227,1 243,0 260,1 276,2 292,6 307,10 321,16 336,23 351,31 365,42 379,52 392,65 405,76 416,90 427,104 436,120 446,136 454,154 463,172 469,190 475,208 479,226 482,246 485,266 486,285">
        <text:p/>
      </draw:polygon>
      <draw:polygon draw:style-name="Mgr20" draw:text-style-name="MP11" draw:layer="backgroundobjects" svg:width="2.772cm" svg:height="4.203cm" svg:x="11.459cm" svg:y="12.956cm" svg:viewBox="0 0 2773 4204" draw:points="1387,0 1387,0 1386,0 1292,3 1201,14 1112,31 1027,57 942,89 859,129 776,177 693,233 613,296 538,362 469,432 404,508 343,590 287,677 235,772 185,872 140,976 103,1082 71,1187 45,1293 25,1402 11,1513 3,1627 0,1746 0,1746 0,1746 3,1864 11,1978 25,2089 45,2197 71,2303 103,2408 140,2512 185,2616 235,2717 287,2810 344,2898 404,2979 469,3055 539,3127 613,3193 693,3255 751,3296 809,3330 866,3362 929,3392 929,3394 929,3999 930,4020 933,4041 936,4061 942,4079 948,4096 956,4114 966,4129 977,4144 988,4157 1000,4169 1013,4178 1028,4188 1043,4195 1058,4199 1075,4203 1091,4204 1682,4204 1698,4203 1715,4199 1730,4195 1745,4188 1759,4178 1772,4169 1785,4157 1796,4144 1807,4129 1816,4114 1825,4096 1831,4079 1837,4061 1840,4041 1843,4020 1844,3999 1844,3394 1844,3392 1844,3392 1906,3363 1965,3331 2022,3296 2080,3256 2160,3194 2235,3127 2304,3056 2369,2980 2429,2898 2486,2810 2538,2717 2587,2616 2631,2512 2670,2408 2702,2303 2728,2197 2748,2089 2762,1978 2770,1864 2773,1746 2773,1746 2773,1746 2770,1627 2762,1513 2748,1402 2728,1293 2702,1187 2670,1082 2631,976 2587,872 2538,772 2486,677 2429,590 2369,508 2304,432 2234,362 2160,296 2080,233 1997,177 1914,129 1830,89 1746,57 1659,31 1571,14 1481,3 1386,0 1386,0">
        <text:p/>
      </draw:polygon>
      <draw:polygon draw:style-name="Mgr21" draw:text-style-name="MP11" draw:layer="backgroundobjects" svg:width="1.301cm" svg:height="0.409cm" svg:x="12.194cm" svg:y="17.161cm" svg:viewBox="0 0 1302 410" draw:points="651,410 1139,410 1156,409 1172,406 1188,401 1202,394 1217,386 1230,376 1243,364 1255,350 1265,336 1274,320 1282,303 1290,285 1295,267 1299,247 1302,226 1302,206 1302,185 1299,164 1295,144 1290,126 1282,107 1274,91 1265,75 1255,60 1243,47 1230,35 1217,25 1202,16 1188,9 1172,5 1156,1 1139,0 163,0 147,1 130,5 115,9 100,16 85,25 73,35 60,47 48,60 38,75 28,91 20,107 13,126 7,144 4,164 1,185 0,206 1,226 4,247 7,267 13,285 20,303 28,320 38,336 48,350 60,364 73,376 85,386 100,394 115,401 130,406 147,409 163,410">
        <text:p/>
      </draw:polygon>
      <draw:polygon draw:style-name="Mgr21" draw:text-style-name="MP11" draw:layer="backgroundobjects" svg:width="1.05cm" svg:height="0.409cm" svg:x="12.321cm" svg:y="17.564cm" svg:viewBox="0 0 1051 410" draw:points="525,410 888,410 905,409 921,406 936,401 952,394 966,386 979,376 991,364 1003,350 1013,336 1023,320 1031,303 1038,285 1044,267 1047,247 1050,226 1051,206 1051,206 1050,185 1047,164 1044,144 1038,126 1031,107 1023,91 1013,75 1003,60 991,47 979,35 966,25 952,16 936,9 921,5 905,1 888,0 162,0 146,1 130,5 115,9 99,16 85,25 72,35 60,47 48,60 38,75 28,91 20,107 13,126 7,144 4,164 1,185 0,206 0,206 1,226 4,247 7,267 13,285 20,303 28,320 38,336 48,350 60,364 72,376 85,386 99,394 115,401 130,406 146,409 162,410">
        <text:p/>
      </draw:polygon>
      <draw:polygon draw:style-name="Mgr21" draw:text-style-name="MP11" draw:layer="backgroundobjects" svg:width="1.27cm" svg:height="3.042cm" svg:x="12.217cm" svg:y="14.118cm" svg:viewBox="0 0 1271 3043" draw:points="462,3043 471,2275 477,1871 484,1609 487,1562 497,1518 509,1477 526,1438 546,1399 569,1364 624,1297 687,1235 757,1176 906,1065 1052,950 1116,887 1173,819 1198,782 1219,744 1237,704 1252,661 1263,616 1269,569 1271,518 1268,465 1261,421 1251,384 1236,351 1219,322 1199,299 1175,281 1149,266 1122,255 1092,247 1061,244 995,247 927,262 859,288 794,321 734,362 682,409 660,433 640,459 623,485 610,512 600,538 596,565 595,592 598,618 607,644 621,669 634,685 647,698 659,707 672,712 684,714 696,714 708,710 719,704 729,694 739,683 748,669 757,653 772,615 784,572 792,523 795,473 794,419 788,366 776,313 756,263 745,239 732,217 716,196 699,177 676,155 646,131 610,105 568,81 523,57 474,36 422,17 370,6 317,0 264,2 213,13 188,23 164,35 141,50 119,68 98,89 78,114 60,142 42,174 28,210 14,251 4,290 0,332 2,372 7,414 18,455 34,497 75,580 129,666 194,750 341,920 496,1087 636,1250 694,1330 739,1409 756,1447 770,1485 779,1522 784,1558 787,1700 787,1904 779,2401 765,3043">
        <text:p/>
      </draw:polygon>
      <draw:line draw:style-name="Mgr22" draw:text-style-name="MP8" draw:layer="backgroundobjects" svg:x1="12.847cm" svg:y1="11.414cm" svg:x2="12.847cm" svg:y2="12.013cm">
        <text:p/>
      </draw:line>
      <draw:line draw:style-name="Mgr22" draw:text-style-name="MP8" draw:layer="backgroundobjects" svg:x1="14.823cm" svg:y1="12.28cm" svg:x2="14.487cm" svg:y2="12.703cm">
        <text:p/>
      </draw:line>
      <draw:line draw:style-name="Mgr22" draw:text-style-name="MP8" draw:layer="backgroundobjects" svg:x1="15.345cm" svg:y1="14.598cm" svg:x2="14.87cm" svg:y2="14.598cm">
        <text:p/>
      </draw:line>
      <draw:line draw:style-name="Mgr22" draw:text-style-name="MP8" draw:layer="backgroundobjects" svg:x1="10.867cm" svg:y1="12.28cm" svg:x2="11.203cm" svg:y2="12.703cm">
        <text:p/>
      </draw:line>
      <draw:line draw:style-name="Mgr22" draw:text-style-name="MP8" draw:layer="backgroundobjects" svg:x1="10.346cm" svg:y1="14.598cm" svg:x2="10.821cm" svg:y2="14.598cm">
        <text:p/>
      </draw:line>
      <draw:polygon draw:style-name="Mgr16" draw:text-style-name="MP12" draw:layer="backgroundobjects" svg:width="0.485cm" svg:height="0.611cm" svg:x="16.271cm" svg:y="11.261cm" svg:viewBox="0 0 486 612" draw:points="486,306 486,327 485,347 482,366 478,386 474,404 468,423 462,441 453,460 445,477 435,495 426,510 415,523 404,537 391,549 378,562 364,572 350,582 336,590 321,597 307,603 291,607 275,610 260,611 243,612 227,611 211,610 196,607 180,603 165,597 151,590 136,582 121,572 107,562 94,549 82,537 71,523 60,510 50,495 40,477 32,460 24,441 17,423 12,404 7,386 5,366 2,347 0,327 0,306 0,285 2,266 5,246 7,226 12,208 17,190 24,172 32,154 40,136 50,120 60,104 71,90 82,76 94,65 107,52 121,42 136,31 151,23 165,16 180,10 196,6 211,2 227,1 243,0 260,1 275,2 291,6 307,10 321,16 336,23 350,31 364,42 378,52 391,65 404,76 415,90 426,104 435,120 445,136 453,154 462,172 468,190 474,208 478,226 482,246 485,266 486,285">
        <text:p/>
      </draw:polygon>
      <draw:polygon draw:style-name="Mgr17" draw:text-style-name="MP11" draw:layer="backgroundobjects" svg:width="0.485cm" svg:height="0.611cm" svg:x="16.273cm" svg:y="11.262cm" svg:viewBox="0 0 486 612" draw:points="486,306 486,327 485,347 482,366 478,386 474,404 468,423 462,441 453,460 445,477 435,495 426,510 415,523 404,537 391,549 378,562 364,572 350,582 336,590 321,597 307,603 291,607 275,610 260,611 243,612 227,611 211,610 196,607 180,603 165,597 151,590 136,582 121,572 107,562 94,549 82,537 71,523 60,510 50,495 40,477 32,460 24,441 17,423 12,404 7,386 5,366 2,347 0,327 0,306 0,285 2,266 5,246 7,226 12,208 17,190 24,172 32,154 40,136 50,120 60,104 71,90 82,76 94,65 107,52 121,42 136,31 151,23 165,16 180,10 196,6 211,2 227,1 243,0 260,1 275,2 291,6 307,10 321,16 336,23 350,31 364,42 378,52 391,65 404,76 415,90 426,104 435,120 445,136 453,154 462,172 468,190 474,208 478,226 482,246 485,266 486,285">
        <text:p/>
      </draw:polygon>
      <draw:polygon draw:style-name="Mgr23" draw:text-style-name="MP14" draw:layer="backgroundobjects" svg:width="0.908cm" svg:height="1.376cm" svg:x="6.124cm" svg:y="7.825cm" svg:viewBox="0 0 909 1377" draw:points="454,0 454,0 454,0 423,1 394,5 364,10 336,18 308,29 281,42 254,58 227,76 200,97 176,118 153,141 132,166 113,193 95,222 77,252 61,285 46,320 33,354 23,388 15,423 8,459 4,496 1,533 0,572 0,572 0,572 1,610 4,648 8,684 15,720 23,755 34,789 46,823 61,857 77,891 94,921 112,950 132,976 153,1002 176,1025 200,1046 227,1067 246,1079 264,1091 284,1101 304,1112 304,1112 304,1310 304,1317 305,1324 307,1330 308,1336 310,1343 313,1347 316,1353 319,1358 323,1362 328,1366 331,1369 336,1372 341,1374 346,1376 352,1377 357,1377 551,1377 556,1377 562,1376 566,1374 572,1372 576,1369 580,1366 585,1362 588,1358 592,1353 595,1347 598,1343 599,1336 601,1330 603,1324 604,1317 604,1310 604,1112 604,1112 604,1112 624,1101 643,1091 662,1079 681,1067 708,1046 732,1025 754,1002 776,976 796,950 814,921 832,891 848,857 863,823 875,789 886,755 894,720 900,684 905,648 908,610 909,572 909,572 909,572 908,533 905,496 900,459 894,423 886,388 875,354 863,320 848,285 832,252 814,222 796,193 777,166 754,141 732,118 708,97 681,76 654,58 627,42 599,29 572,18 543,10 515,5 485,1">
        <text:p/>
      </draw:polygon>
      <draw:polygon draw:style-name="Mgr24" draw:text-style-name="MP14" draw:layer="backgroundobjects" svg:width="0.426cm" svg:height="0.133cm" svg:x="6.364cm" svg:y="9.204cm" svg:viewBox="0 0 427 134" draw:points="214,134 374,134 379,134 385,133 389,131 395,128 399,126 403,122 408,119 411,114 415,110 418,104 420,99 422,94 424,87 426,81 427,74 427,67 427,60 426,53 424,47 422,40 420,35 418,30 415,24 411,20 408,15 403,12 399,8 395,6 389,3 385,1 379,0 374,0 53,0 48,0 42,1 38,3 32,6 28,8 24,12 19,15 16,20 12,24 9,30 6,35 5,40 3,47 1,53 0,60 0,67 0,74 1,81 3,87 5,94 6,99 9,104 12,110 16,114 19,119 24,122 28,126 32,128 38,131 42,133 48,134 53,134">
        <text:p/>
      </draw:polygon>
      <draw:polygon draw:style-name="Mgr24" draw:text-style-name="MP14" draw:layer="backgroundobjects" svg:width="0.343cm" svg:height="0.133cm" svg:x="6.406cm" svg:y="9.336cm" svg:viewBox="0 0 344 134" draw:points="173,134 291,134 296,134 302,133 307,131 312,128 317,126 320,122 325,119 329,114 332,110 335,104 338,99 340,94 341,87 343,81 344,74 344,67 344,67 344,60 343,53 341,47 340,40 338,35 335,30 332,24 329,20 325,15 320,12 317,8 312,6 307,3 302,1 296,0 291,0 53,0 48,0 42,1 38,3 32,6 28,8 24,12 19,15 16,20 12,24 9,30 6,35 5,40 3,47 1,53 0,60 0,67 0,67 0,74 1,81 3,87 5,94 6,99 9,104 12,110 16,114 19,119 24,122 28,126 32,128 38,131 42,133 48,134 53,134">
        <text:p/>
      </draw:polygon>
      <draw:polygon draw:style-name="Mgr24" draw:text-style-name="MP14" draw:layer="backgroundobjects" svg:width="0.416cm" svg:height="0.996cm" svg:x="6.371cm" svg:y="8.208cm" svg:viewBox="0 0 417 997" draw:points="151,997 159,527 160,512 163,497 167,483 173,470 179,459 187,446 205,424 226,404 249,385 297,349 345,311 366,290 385,268 393,257 399,244 406,231 410,217 414,202 416,186 417,170 416,153 413,139 410,126 406,116 399,106 393,98 386,92 376,88 367,83 358,81 348,80 326,81 304,86 282,94 261,105 240,119 224,134 216,142 209,150 205,159 200,168 196,177 196,186 195,194 196,203 199,211 204,220 207,225 212,229 216,232 220,233 224,235 228,235 232,233 235,231 239,228 242,224 245,220 248,214 253,202 257,187 260,172 261,155 261,138 258,120 254,103 248,87 244,79 240,72 235,65 229,58 222,51 212,43 200,35 186,27 172,18 156,12 139,6 121,2 105,0 87,1 70,5 62,7 54,12 47,16 39,22 32,29 26,37 19,46 14,57 9,69 5,82 1,95 0,109 1,121 3,135 6,149 11,163 25,191 42,217 63,246 112,302 162,356 208,410 228,436 242,461 248,474 252,486 255,499 257,511 258,557 258,624 256,787 251,997">
        <text:p/>
      </draw:polygon>
      <draw:line draw:style-name="Mgr25" draw:text-style-name="MP8" draw:layer="backgroundobjects" svg:x1="6.58cm" svg:y1="7.321cm" svg:x2="6.58cm" svg:y2="7.517cm">
        <text:p/>
      </draw:line>
      <draw:line draw:style-name="Mgr25" draw:text-style-name="MP8" draw:layer="backgroundobjects" svg:x1="7.226cm" svg:y1="7.605cm" svg:x2="7.116cm" svg:y2="7.744cm">
        <text:p/>
      </draw:line>
      <draw:line draw:style-name="Mgr25" draw:text-style-name="MP8" draw:layer="backgroundobjects" svg:x1="7.397cm" svg:y1="8.364cm" svg:x2="7.242cm" svg:y2="8.364cm">
        <text:p/>
      </draw:line>
      <draw:line draw:style-name="Mgr25" draw:text-style-name="MP8" draw:layer="backgroundobjects" svg:x1="5.929cm" svg:y1="7.605cm" svg:x2="6.039cm" svg:y2="7.744cm">
        <text:p/>
      </draw:line>
      <draw:line draw:style-name="Mgr25" draw:text-style-name="MP8" draw:layer="backgroundobjects" svg:x1="5.758cm" svg:y1="8.364cm" svg:x2="5.914cm" svg:y2="8.364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3.13cm" svg:height="3.038cm" svg:x="1.281cm" svg:y="0.722cm" presentation:class="title" presentation:placeholder="true">
        <draw:text-box/>
      </draw:frame>
      <draw:frame presentation:style-name="Contens-outline1" draw:layer="backgroundobjects" svg:width="23.13cm" svg:height="10.555cm" svg:x="1.281cm" svg:y="4.254cm" presentation:class="outline" presentation:placeholder="true">
        <draw:text-box/>
      </draw:frame>
      <draw:frame presentation:style-name="Mpr7" draw:text-style-name="MP2" draw:layer="backgroundobjects" svg:width="5.986cm" svg:height="1.255cm" svg:x="1.281cm" svg:y="16.577cm" presentation:class="date-time">
        <draw:text-box>
          <text:p text:style-name="MP1"><text:span text:style-name="MT1"><presentation:date-time/></text:span></text:p>
        </draw:text-box>
      </draw:frame>
      <draw:frame presentation:style-name="Mpr7" draw:text-style-name="MP6" draw:layer="backgroundobjects" svg:width="8.146cm" svg:height="1.255cm" svg:x="8.786cm" svg:y="16.577cm" presentation:class="footer">
        <draw:text-box>
          <text:p text:style-name="MP5"><text:span text:style-name="MT1"><presentation:footer/></text:span></text:p>
        </draw:text-box>
      </draw:frame>
      <draw:frame presentation:style-name="Mpr7" draw:text-style-name="MP4" draw:layer="backgroundobjects" svg:width="5.986cm" svg:height="1.255cm" svg:x="18.424cm" svg:y="16.577cm" presentation:class="page-number">
        <draw:text-box>
          <text:p text:style-name="MP3"><text:span text:style-name="MT1"><text:page-number>&lt;number&gt;</text:page-number></text:span></text:p>
        </draw:text-box>
      </draw:frame>
      <draw:path draw:style-name="Mgr26" draw:text-style-name="MP13" draw:layer="backgroundobjects" svg:width="25.697cm" svg:height="18.197cm" svg:x="0cm" svg:y="0cm" svg:viewBox="0 0 25698 18198" svg:d="M952 673v16806h23794v-16806zM12850 18198h-12850v-18198h25698v18198z">
        <text:p/>
      </draw:path>
      <draw:polygon draw:style-name="Mgr27" draw:text-style-name="MP15" draw:layer="backgroundobjects" svg:width="3.843cm" svg:height="5.764cm" svg:x="2.29cm" svg:y="11.121cm" svg:viewBox="0 0 3844 5765" draw:points="0,0 3844,0 3844,5765 0,5765">
        <text:p/>
      </draw:polygon>
      <draw:polygon draw:style-name="Mgr28" draw:text-style-name="MP16" draw:layer="backgroundobjects" svg:width="1.901cm" svg:height="0.769cm" svg:x="3.263cm" svg:y="16.653cm" svg:viewBox="0 0 1902 770" draw:points="0,0 1902,0 1902,770 0,770">
        <text:p/>
      </draw:polygon>
      <draw:polygon draw:style-name="Mgr29" draw:text-style-name="MP17" draw:layer="backgroundobjects" svg:width="1.569cm" svg:height="0.77cm" svg:x="3.428cm" svg:y="17.185cm" svg:viewBox="0 0 1570 771" draw:points="0,0 1570,0 1570,771 0,771">
        <text:p/>
      </draw:polygon>
      <draw:polygon draw:style-name="Mgr30" draw:text-style-name="MP18" draw:layer="backgroundobjects" svg:width="1.86cm" svg:height="4.236cm" svg:x="3.293cm" svg:y="12.648cm" svg:viewBox="0 0 1861 4237" draw:points="0,0 1861,0 1861,4237 0,4237">
        <text:p/>
      </draw:polygon>
      <draw:polygon draw:style-name="Mgr31" draw:text-style-name="MP19" draw:layer="backgroundobjects" svg:width="0.183cm" svg:height="1.018cm" svg:x="4.122cm" svg:y="9.088cm" svg:viewBox="0 0 184 1019" draw:points="0,0 184,0 184,1019 0,1019">
        <text:p/>
      </draw:polygon>
      <draw:polygon draw:style-name="Mgr32" draw:text-style-name="MP20" draw:layer="backgroundobjects" svg:width="0.627cm" svg:height="0.787cm" svg:x="6.287cm" svg:y="10.229cm" svg:viewBox="0 0 628 788" draw:points="0,0 628,0 628,788 0,788">
        <text:p/>
      </draw:polygon>
      <draw:polygon draw:style-name="Mgr33" draw:text-style-name="MP21" draw:layer="backgroundobjects" svg:width="0.81cm" svg:height="0.23cm" svg:x="6.791cm" svg:y="13.28cm" svg:viewBox="0 0 811 231" draw:points="0,0 811,0 811,231 0,231">
        <text:p/>
      </draw:polygon>
      <draw:polygon draw:style-name="Mgr34" draw:text-style-name="MP22" draw:layer="backgroundobjects" svg:width="0.627cm" svg:height="0.787cm" svg:x="1.51cm" svg:y="10.229cm" svg:viewBox="0 0 628 788" draw:points="0,0 628,0 628,788 0,788">
        <text:p/>
      </draw:polygon>
      <draw:polygon draw:style-name="Mgr35" draw:text-style-name="MP23" draw:layer="backgroundobjects" svg:width="0.811cm" svg:height="0.23cm" svg:x="0.824cm" svg:y="13.28cm" svg:viewBox="0 0 812 231" draw:points="0,0 812,0 812,231 0,231">
        <text:p/>
      </draw:polygon>
      <draw:polygon draw:style-name="Mgr36" draw:text-style-name="MP11" draw:layer="backgroundobjects" svg:width="3.467cm" svg:height="5.241cm" svg:x="2.214cm" svg:y="11.48cm" svg:viewBox="0 0 3468 5242" draw:points="1734,0 1734,0 1734,0 1616,5 1503,17 1392,39 1284,70 1179,111 1075,161 971,221 867,291 767,369 674,452 587,540 506,634 430,736 360,846 294,963 232,1089 176,1218 129,1349 89,1480 56,1612 31,1748 14,1887 4,2029 0,2177 0,2177 0,2177 4,2324 15,2467 32,2605 57,2740 89,2873 129,3003 177,3133 232,3262 294,3388 360,3505 430,3613 506,3715 587,3810 674,3899 767,3981 867,4059 940,4109 1011,4153 1084,4192 1162,4229 1162,4229 1162,4229 1162,4229 1161,4229 1161,4230 1161,4230 1161,4230 1161,4230 1161,4230 1161,4232 1161,4232 1161,4986 1162,5012 1165,5038 1170,5062 1177,5086 1186,5108 1196,5130 1208,5149 1221,5166 1235,5184 1251,5198 1268,5210 1285,5221 1304,5230 1324,5236 1344,5240 1365,5242 2103,5242 2124,5240 2144,5236 2163,5230 2182,5221 2200,5210 2217,5198 2232,5184 2247,5166 2260,5149 2272,5130 2282,5108 2291,5086 2297,5062 2302,5038 2306,5012 2307,4986 2307,4232 2307,4229 2307,4229 2384,4192 2457,4153 2528,4109 2600,4059 2700,3982 2794,3899 2881,3811 2962,3716 3037,3615 3108,3505 3174,3388 3235,3262 3291,3133 3338,3003 3379,2873 3411,2740 3436,2605 3453,2467 3464,2324 3468,2177 3468,2177 3468,2177 3464,2029 3454,1887 3436,1748 3412,1612 3379,1480 3339,1349 3291,1218 3235,1089 3174,963 3108,846 3037,736 2962,634 2880,540 2794,452 2700,369 2600,291 2497,221 2393,161 2288,111 2183,70 2075,39 1965,17 1851,5">
        <text:p/>
      </draw:polygon>
      <draw:polygon draw:style-name="Mgr37" draw:text-style-name="MP11" draw:layer="backgroundobjects" svg:width="1.626cm" svg:height="0.511cm" svg:x="3.133cm" svg:y="16.722cm" svg:viewBox="0 0 1627 512" draw:points="813,512 1424,512 1445,511 1465,507 1484,500 1503,492 1520,481 1537,468 1553,454 1568,437 1581,419 1592,400 1603,379 1611,356 1618,333 1623,309 1626,283 1627,257 1626,230 1623,205 1618,180 1611,157 1603,134 1592,113 1581,94 1568,75 1553,59 1537,44 1520,31 1503,20 1484,12 1465,6 1445,1 1424,0 203,0 182,1 162,6 142,12 124,20 106,31 89,44 73,59 60,75 46,94 35,113 25,134 16,157 9,180 4,205 1,230 0,257 1,283 4,309 9,333 16,356 25,379 35,400 46,419 60,437 73,454 89,468 106,481 124,492 142,500 162,507 182,511 203,512">
        <text:p/>
      </draw:polygon>
      <draw:polygon draw:style-name="Mgr37" draw:text-style-name="MP11" draw:layer="backgroundobjects" svg:width="1.312cm" svg:height="0.51cm" svg:x="3.29cm" svg:y="17.227cm" svg:viewBox="0 0 1313 511" draw:points="656,511 1110,511 1131,510 1151,505 1170,499 1189,491 1207,480 1224,467 1239,452 1254,436 1267,418 1279,399 1289,377 1297,355 1304,332 1309,307 1313,282 1313,255 1313,255 1313,229 1309,203 1304,179 1297,156 1289,134 1279,112 1267,92 1254,75 1239,58 1224,44 1207,31 1189,20 1170,12 1151,5 1131,1 1110,0 203,0 182,1 162,5 142,12 124,20 106,31 89,44 73,58 60,75 46,92 35,112 25,134 16,156 9,179 4,203 1,229 0,255 0,255 1,282 4,307 9,332 16,355 25,377 35,399 46,418 60,436 73,452 89,467 106,480 124,491 142,499 162,505 182,510 203,511">
        <text:p/>
      </draw:polygon>
      <draw:polygon draw:style-name="Mgr37" draw:text-style-name="MP11" draw:layer="backgroundobjects" svg:width="1.588cm" svg:height="3.793cm" svg:x="3.164cm" svg:y="12.93cm" svg:viewBox="0 0 1589 3794" draw:points="576,3794 589,2837 596,2332 604,2005 609,1947 620,1893 637,1841 658,1791 683,1744 712,1700 780,1617 859,1539 946,1468 1133,1328 1314,1184 1395,1106 1467,1022 1497,975 1524,928 1547,877 1565,824 1579,768 1586,708 1589,645 1585,579 1577,525 1564,478 1547,437 1525,402 1499,373 1469,349 1437,330 1402,318 1365,309 1326,304 1244,309 1159,327 1075,358 993,401 919,452 853,510 825,541 800,573 779,606 763,639 752,673 744,705 743,738 748,771 759,803 777,833 793,854 809,870 824,882 840,889 855,891 870,890 885,885 899,877 911,866 924,850 935,833 946,814 966,767 980,713 990,653 994,589 993,523 985,456 969,391 946,328 932,299 914,272 896,245 874,221 845,193 808,163 763,132 710,101 654,70 593,44 529,22 463,7 397,0 330,2 266,16 236,28 206,43 177,62 149,84 123,111 98,142 74,177 53,217 34,261 17,312 5,362 0,413 2,463 9,514 23,566 42,618 94,723 162,829 242,935 427,1146 620,1355 795,1559 867,1658 924,1756 945,1804 963,1851 974,1897 979,1942 984,2119 984,2374 975,2994 955,3794">
        <text:p/>
      </draw:polygon>
      <draw:line draw:style-name="Mgr38" draw:text-style-name="MP24" draw:layer="backgroundobjects" svg:x1="3.948cm" svg:y1="9.554cm" svg:x2="3.948cm" svg:y2="10.3cm">
        <text:p/>
      </draw:line>
      <draw:line draw:style-name="Mgr38" draw:text-style-name="MP8" draw:layer="backgroundobjects" svg:x1="6.42cm" svg:y1="10.637cm" svg:x2="6cm" svg:y2="11.165cm">
        <text:p/>
      </draw:line>
      <draw:line draw:style-name="Mgr38" draw:text-style-name="MP8" draw:layer="backgroundobjects" svg:x1="7.072cm" svg:y1="13.527cm" svg:x2="6.477cm" svg:y2="13.527cm">
        <text:p/>
      </draw:line>
      <draw:line draw:style-name="Mgr38" draw:text-style-name="MP8" draw:layer="backgroundobjects" svg:x1="1.475cm" svg:y1="10.637cm" svg:x2="1.896cm" svg:y2="11.165cm">
        <text:p/>
      </draw:line>
      <draw:line draw:style-name="Mgr38" draw:text-style-name="MP8" draw:layer="backgroundobjects" svg:x1="0.824cm" svg:y1="13.527cm" svg:x2="1.419cm" svg:y2="13.527cm">
        <text:p/>
      </draw:line>
      <draw:polygon draw:style-name="Mgr19" draw:text-style-name="MP25" draw:layer="backgroundobjects" svg:width="2.187cm" svg:height="1.698cm" svg:x="3.62cm" svg:y="2.511cm" svg:viewBox="0 0 2188 1699" draw:points="0,0 2188,0 2188,1699 0,1699">
        <text:p/>
      </draw:polygon>
      <draw:polygon draw:style-name="Mgr19" draw:text-style-name="MP25" draw:layer="backgroundobjects" svg:width="2.187cm" svg:height="1.697cm" svg:x="3.62cm" svg:y="7.773cm" svg:viewBox="0 0 2188 1698" draw:points="0,0 2188,0 2188,1698 0,1698">
        <text:p/>
      </draw:polygon>
      <draw:polygon draw:style-name="Mgr19" draw:text-style-name="MP25" draw:layer="backgroundobjects" svg:width="2.186cm" svg:height="1.697cm" svg:x="14.552cm" svg:y="7.773cm" svg:viewBox="0 0 2187 1698" draw:points="0,0 2187,0 2187,1698 0,1698">
        <text:p/>
      </draw:polygon>
      <draw:polygon draw:style-name="Mgr19" draw:text-style-name="MP25" draw:layer="backgroundobjects" svg:width="2.186cm" svg:height="1.697cm" svg:x="14.552cm" svg:y="13.033cm" svg:viewBox="0 0 2187 1698" draw:points="0,0 2187,0 2187,1698 0,1698">
        <text:p/>
      </draw:polygon>
      <draw:polygon draw:style-name="Mgr39" draw:text-style-name="MP26" draw:layer="backgroundobjects" svg:width="2.186cm" svg:height="1.697cm" svg:x="3.446cm" svg:y="2.308cm" svg:viewBox="0 0 2187 1698" draw:points="0,0 2187,0 2187,1698 0,1698">
        <text:p/>
      </draw:polygon>
      <draw:polygon draw:style-name="Mgr39" draw:text-style-name="MP26" draw:layer="backgroundobjects" svg:width="2.186cm" svg:height="1.698cm" svg:x="3.446cm" svg:y="7.569cm" svg:viewBox="0 0 2187 1699" draw:points="0,0 2187,0 2187,1699 0,1699">
        <text:p/>
      </draw:polygon>
      <draw:polygon draw:style-name="Mgr39" draw:text-style-name="MP7" draw:layer="backgroundobjects" svg:width="2.187cm" svg:height="1.698cm" svg:x="14.375cm" svg:y="7.569cm" svg:viewBox="0 0 2188 1699" draw:points="0,0 2188,0 2188,1699 0,1699">
        <text:p/>
      </draw:polygon>
      <draw:polygon draw:style-name="Mgr39" draw:text-style-name="MP7" draw:layer="backgroundobjects" svg:width="2.187cm" svg:height="1.697cm" svg:x="14.375cm" svg:y="12.829cm" svg:viewBox="0 0 2188 1698" draw:points="0,0 2188,0 2188,1698 0,1698">
        <text:p/>
      </draw:polygon>
      <draw:path draw:style-name="Mgr40" draw:text-style-name="MP27" draw:layer="backgroundobjects" svg:width="0.443cm" svg:height="1.052cm" svg:x="4.093cm" svg:y="2.63cm" svg:viewBox="0 0 444 1053" svg:d="M444 527l-1 67-2 62-4 58-6 52-7 49-9 42-11 39-6 17-6 16-7 15-8 14-8 13-8 12-9 11-10 10-10 9-10 9-11 6-11 7-12 6-13 4-12 3-14 2-14 3h-15-13l-15-3-13-2-13-3-13-5-12-5-11-7-11-6-10-9-10-9-9-10-8-12-9-11-8-13-7-15-7-15-6-16-6-18-10-38-9-42-7-48-6-53-3-57-3-62-1-67 1-66 3-62 3-58 7-52 7-49 9-42 11-40 7-17 6-16 7-15 7-14 8-13 8-13 10-11 9-10 10-10 10-8 11-7 11-7 12-4 12-5 13-3 13-3 13-2h15 14l14 2 13 3 13 3 13 4 12 5 11 6 11 7 10 9 10 8 9 11 10 11 8 12 7 13 8 13 6 15 6 17 7 17 10 38 9 43 7 48 6 52 4 59 2 63zM151 527l1 99 3 81 5 64 2 25 4 21 4 17 3 8 2 7 3 7 3 6 3 6 3 4 4 5 4 4 3 3 5 2 4 3 5 1 5 1h5 3 4l2-1 4-1 3-2 2-1 3-1 3-2 3-2 2-3 3-2 2-2 3-4 2-3 2-4 2-4 4-9 3-10 3-11 3-13 3-14 2-15 3-35 4-41 2-52 2-132-1-97-4-80-2-35-2-28-3-27-4-21-4-18-3-8-2-7-4-7-2-7-3-5-4-6-4-4-3-4-4-3-5-2-4-3-5-2h-4l-5-1-5 1h-5l-5 2-4 3-5 2-3 3-4 4-4 4-3 5-3 6-3 7-3 7-2 7-3 8-4 18-4 21-2 25-5 64-3 81z">
        <text:p/>
      </draw:path>
      <draw:polygon draw:style-name="Mgr40" draw:text-style-name="MP27" draw:layer="backgroundobjects" svg:width="0.35cm" svg:height="1.022cm" svg:x="4.635cm" svg:y="2.645cm" svg:viewBox="0 0 351 1023" draw:points="351,1023 202,1023 202,423 202,372 204,317 209,198 208,200 207,202 200,211 181,240 165,261 144,290 84,367 0,252 217,0 351,0">
        <text:p/>
      </draw:polygon>
      <draw:path draw:style-name="Mgr40" draw:text-style-name="MP27" draw:layer="backgroundobjects" svg:width="0.443cm" svg:height="1.052cm" svg:x="4.093cm" svg:y="7.892cm" svg:viewBox="0 0 444 1053" svg:d="M444 527l-1 67-2 62-4 58-6 52-7 49-9 42-11 39-6 17-6 16-7 15-8 14-8 13-8 12-9 11-10 10-10 9-10 9-11 6-11 7-12 6-13 4-12 3-14 2-14 3h-15-13l-15-3-13-2-13-3-13-5-12-5-11-7-11-6-10-9-10-9-9-10-8-12-9-11-8-13-7-15-7-15-6-16-6-18-10-38-9-42-7-48-6-53-3-57-3-62-1-67 1-66 3-62 3-58 7-52 7-49 9-42 11-40 7-17 6-16 7-15 7-14 8-13 8-13 10-11 9-10 10-10 10-8 11-7 11-7 12-4 12-5 13-3 13-3 13-2h15 14l14 2 13 3 13 3 13 4 12 5 11 6 11 7 10 9 10 8 9 11 10 11 8 12 7 13 8 13 6 15 6 17 7 17 10 38 9 43 7 48 6 52 4 59 2 63zM151 527l1 99 3 81 5 64 2 25 4 21 4 17 3 8 2 7 3 7 3 6 3 6 3 4 4 5 4 4 3 3 5 2 4 3 5 1 5 1h5 3 4l2-1 4-1 3-2 2-1 3-1 3-2 3-2 2-3 3-2 2-2 3-4 2-3 2-4 2-4 4-9 3-10 3-11 3-13 3-14 2-15 3-35 4-41 2-52 2-132-1-97-4-80-2-35-2-28-3-27-4-21-4-18-3-8-2-7-4-7-2-7-3-5-4-6-4-4-3-4-4-3-5-2-4-3-5-2h-4l-5-1-5 1h-5l-5 2-4 3-5 2-3 3-4 4-4 4-3 5-3 6-3 7-3 7-2 7-3 8-4 18-4 21-2 25-5 64-3 81z">
        <text:p/>
      </draw:path>
      <draw:polygon draw:style-name="Mgr40" draw:text-style-name="MP27" draw:layer="backgroundobjects" svg:width="0.442cm" svg:height="1.037cm" svg:x="4.612cm" svg:y="7.894cm" svg:viewBox="0 0 443 1038" draw:points="443,1038 7,1038 7,896 151,638 202,545 220,510 233,481 244,454 252,430 260,406 263,393 266,381 269,370 271,358 273,346 274,334 275,321 276,309 276,297 277,284 276,269 275,257 274,244 272,232 269,222 267,217 265,213 263,208 261,203 259,200 256,195 253,192 251,190 248,186 245,183 241,180 239,178 235,176 232,173 229,172 225,171 221,170 218,169 210,166 202,166 195,166 187,168 180,169 173,171 166,174 160,178 153,181 147,186 140,192 133,198 126,206 118,214 102,233 84,257 0,144 15,125 28,106 42,90 56,75 70,61 83,50 95,39 108,31 121,23 134,17 147,12 161,8 174,5 188,2 202,0 217,0 240,1 263,5 285,10 295,14 305,18 314,23 323,29 331,35 340,40 348,49 356,55 363,64 371,73 377,82 384,91 389,102 395,112 399,124 404,135 408,147 412,159 418,186 422,214 425,244 426,275 425,304 423,332 420,359 416,386 410,413 403,439 395,465 385,491 374,518 363,545 349,573 334,601 313,639 280,694 177,862 177,868 443,868">
        <text:p/>
      </draw:polygon>
      <draw:path draw:style-name="Mgr40" draw:text-style-name="MP27" draw:layer="backgroundobjects" svg:width="0.443cm" svg:height="1.052cm" svg:x="14.986cm" svg:y="7.892cm" svg:viewBox="0 0 444 1053" svg:d="M444 527l-1 67-2 62-4 58-6 52-7 49-9 42-11 39-6 17-6 16-7 15-8 14-8 13-8 12-9 11-10 10-10 9-10 9-11 6-11 7-12 6-13 4-12 3-14 2-14 3h-15-13l-15-3-13-2-13-3-13-5-12-5-11-7-11-6-10-9-10-9-9-10-8-12-9-11-8-13-7-15-7-15-6-16-6-18-10-38-9-42-7-48-6-53-3-57-3-62-1-67 1-66 3-62 3-58 7-52 7-49 9-42 11-40 7-17 6-16 7-15 7-14 8-13 8-13 10-11 9-10 10-10 10-8 11-7 11-7 12-4 12-5 13-3 13-3 13-2h15 14l14 2 13 3 13 3 13 4 12 5 11 6 11 7 10 9 10 8 9 11 10 11 8 12 7 13 8 13 6 15 6 17 7 17 10 38 9 43 7 48 6 52 4 59 2 63zM151 527l1 99 3 81 5 64 2 25 4 21 4 17 3 8 2 7 3 7 3 6 3 6 3 4 4 5 4 4 3 3 5 2 4 3 5 1 5 1h5 3 4l2-1 4-1 3-2 2-1 3-1 3-2 3-2 2-3 3-2 2-2 3-4 2-3 2-4 2-4 4-9 3-10 3-11 3-13 3-14 2-15 3-35 4-41 2-52 2-132-1-97-4-80-2-35-2-28-3-27-4-21-4-18-3-8-2-7-4-7-2-7-3-5-4-6-4-4-3-4-4-3-5-2-4-3-5-2h-4l-5-1-5 1h-5l-5 2-4 3-5 2-3 3-4 4-4 4-3 5-3 6-3 7-3 7-2 7-3 8-4 18-4 21-2 25-5 64-3 81z">
        <text:p/>
      </draw:path>
      <draw:polygon draw:style-name="Mgr40" draw:text-style-name="MP27" draw:layer="backgroundobjects" svg:width="0.44cm" svg:height="1.051cm" svg:x="15.51cm" svg:y="7.894cm" svg:viewBox="0 0 441 1052" draw:points="426,245 425,268 423,291 420,313 417,334 411,354 405,372 397,391 388,407 378,423 367,437 355,451 342,462 329,473 314,482 298,491 281,498 281,503 300,507 318,513 334,521 349,529 363,540 376,551 389,564 400,579 405,586 409,594 414,603 419,611 422,621 426,630 431,649 436,671 440,693 441,718 441,742 441,777 438,809 432,840 429,855 424,869 419,883 415,897 408,909 403,922 396,934 388,945 381,957 372,967 363,978 353,987 344,996 334,1004 323,1012 312,1019 301,1025 289,1031 265,1040 239,1046 211,1050 181,1052 155,1050 129,1048 106,1045 82,1040 60,1033 39,1025 19,1015 0,1003 0,833 9,839 18,846 28,852 39,857 49,863 59,868 80,877 90,881 101,884 111,886 121,889 131,891 141,892 151,892 162,893 177,892 192,891 206,887 218,883 230,878 235,875 240,871 246,868 251,864 255,860 259,855 263,850 267,846 270,840 274,834 276,827 279,822 282,815 284,807 287,792 290,774 291,757 292,737 291,719 289,701 286,685 283,670 277,656 271,644 263,632 254,622 244,612 233,606 221,599 207,593 193,589 177,586 161,585 142,584 96,584 96,441 140,441 156,441 172,439 185,436 198,432 211,426 217,423 222,419 227,416 232,411 237,407 241,402 246,398 250,392 253,386 257,380 260,374 263,367 265,361 268,354 270,346 272,339 274,322 276,304 277,285 276,270 275,257 274,244 271,232 268,221 266,216 264,210 262,206 260,202 257,198 254,193 251,190 249,186 245,183 241,180 239,177 235,174 231,172 227,170 223,169 218,166 210,164 201,163 191,162 183,163 175,163 167,164 160,166 151,169 144,172 129,179 114,188 98,200 84,214 68,230 0,104 21,80 32,68 44,58 56,49 68,40 80,32 93,25 106,20 119,15 148,7 177,1 207,0 232,1 256,5 278,9 299,16 318,25 328,31 336,37 344,43 352,50 361,58 368,66 374,74 382,82 387,91 393,102 398,111 403,121 408,132 411,143 415,155 418,166 420,178 422,191 425,217">
        <text:p/>
      </draw:polygon>
      <draw:path draw:style-name="Mgr40" draw:text-style-name="MP27" draw:layer="backgroundobjects" svg:width="0.443cm" svg:height="1.052cm" svg:x="14.986cm" svg:y="13.152cm" svg:viewBox="0 0 444 1053" svg:d="M444 527l-1 67-2 62-4 58-6 52-7 49-9 42-11 39-6 17-6 16-7 15-8 14-8 13-8 12-9 11-10 10-10 9-10 9-11 6-11 7-12 6-13 4-12 3-14 2-14 3h-15-13l-15-3-13-2-13-3-13-5-12-5-11-7-11-6-10-9-10-9-9-10-8-12-9-11-8-13-7-15-7-15-6-16-6-18-10-38-9-42-7-48-6-53-3-57-3-62-1-67 1-66 3-62 3-58 7-52 7-49 9-42 11-40 7-17 6-16 7-15 7-14 8-13 8-13 10-11 9-10 10-10 10-8 11-7 11-7 12-4 12-5 13-3 13-3 13-2h15 14l14 2 13 3 13 3 13 4 12 5 11 6 11 7 10 9 10 8 9 11 10 11 8 12 7 13 8 13 6 15 6 17 7 17 10 38 9 43 7 48 6 52 4 59 2 63zM151 527l1 99 3 81 5 64 2 25 4 21 4 17 3 8 2 7 3 7 3 6 3 6 3 4 4 5 4 4 3 3 5 2 4 3 5 1 5 1h5 3 4l2-1 4-1 3-2 2-1 3-1 3-2 3-2 2-3 3-2 2-2 3-4 2-3 2-4 2-4 4-9 3-10 3-11 3-13 3-14 2-15 3-35 4-41 2-52 2-132-1-97-4-80-2-35-2-28-3-27-4-21-4-18-3-8-2-7-4-7-2-7-3-5-4-6-4-4-3-4-4-3-5-2-4-3-5-2h-4l-5-1-5 1h-5l-5 2-4 3-5 2-3 3-4 4-4 4-3 5-3 6-3 7-3 7-2 7-3 8-4 18-4 21-2 25-5 64-3 81z">
        <text:p/>
      </draw:path>
      <draw:path draw:style-name="Mgr40" draw:text-style-name="MP27" draw:layer="backgroundobjects" svg:width="0.488cm" svg:height="1.022cm" svg:x="15.494cm" svg:y="13.168cm" svg:viewBox="0 0 489 1023" svg:d="M489 808h-81v215h-143v-215h-265v-155l246-653h162v651h81zM265 651v-217l3-94 4-92h-5l-10 39-10 34-11 34-11 32-97 264z">
        <text:p/>
      </draw:path>
      <draw:line draw:style-name="Mgr18" draw:text-style-name="MP8" draw:layer="backgroundobjects" svg:x1="12.121cm" svg:y1="1.008cm" svg:x2="11.619cm" svg:y2="1.402cm">
        <text:p/>
      </draw:line>
      <draw:line draw:style-name="Mgr18" draw:text-style-name="MP8" draw:layer="backgroundobjects" svg:x1="11.712cm" svg:y1="0.89cm" svg:x2="12.025cm" svg:y2="1.521cm">
        <text:p/>
      </draw:line>
      <draw:polygon draw:style-name="Mgr16" draw:text-style-name="MP12" draw:layer="backgroundobjects" svg:width="0.485cm" svg:height="0.61cm" svg:x="10.971cm" svg:y="13.832cm" svg:viewBox="0 0 486 611" draw:points="486,306 485,327 484,347 481,366 477,385 474,403 468,422 461,440 453,459 445,476 436,492 426,507 415,522 404,535 391,548 378,559 364,570 350,580 335,588 321,595 306,601 291,606 275,609 260,610 243,611 227,610 211,609 196,606 180,601 165,595 151,588 136,580 121,570 107,559 95,548 82,535 71,522 60,507 50,492 40,476 32,459 24,440 17,422 12,404 7,385 5,366 2,347 0,327 0,306 0,285 2,266 5,246 7,226 12,208 17,190 24,171 32,153 40,135 50,119 60,103 71,89 82,76 95,64 107,52 121,42 136,31 151,23 165,16 180,10 195,6 210,2 227,1 243,0 260,1 275,2 291,6 306,10 320,16 335,23 350,31 364,42 378,52 391,64 404,76 415,89 426,103 436,119 445,135 453,153 461,171 468,190 474,208 477,226 481,246 484,266 485,285">
        <text:p/>
      </draw:polygon>
      <draw:polygon draw:style-name="Mgr17" draw:text-style-name="MP11" draw:layer="backgroundobjects" svg:width="0.485cm" svg:height="0.61cm" svg:x="10.972cm" svg:y="13.831cm" svg:viewBox="0 0 486 611" draw:points="486,306 485,327 484,347 481,366 477,385 474,403 468,422 461,440 453,459 445,476 436,492 426,507 415,522 404,535 391,548 378,559 364,570 350,580 335,588 321,595 306,601 291,606 275,609 260,610 243,611 227,610 211,609 196,606 180,601 165,595 151,588 136,580 121,570 107,559 95,548 82,535 71,522 60,507 50,492 40,476 32,459 24,440 17,422 12,404 7,385 5,366 2,347 0,327 0,306 0,285 2,266 5,246 7,226 12,208 17,190 24,171 32,153 40,135 50,119 60,103 71,89 82,76 95,64 107,52 121,42 136,31 151,23 165,16 180,10 195,6 210,2 227,1 243,0 260,1 275,2 291,6 306,10 320,16 335,23 350,31 364,42 378,52 391,64 404,76 415,89 426,103 436,119 445,135 453,153 461,171 468,190 474,208 477,226 481,246 484,266 485,285">
        <text:p/>
      </draw:polygon>
      <draw:polygon draw:style-name="Mgr15" draw:text-style-name="MP11" draw:layer="backgroundobjects" svg:width="0.428cm" svg:height="0.578cm" svg:x="16.467cm" svg:y="5.925cm" svg:viewBox="0 0 429 579" draw:points="0,265 371,579 429,0">
        <text:p/>
      </draw:polygon>
      <draw:line draw:style-name="Mgr41" draw:text-style-name="MP8" draw:layer="backgroundobjects" svg:x1="23.744cm" svg:y1="2.798cm" svg:x2="23.893cm" svg:y2="3.385cm">
        <text:p/>
      </draw:line>
      <draw:line draw:style-name="Mgr41" draw:text-style-name="MP8" draw:layer="backgroundobjects" svg:x1="23.588cm" svg:y1="3.187cm" svg:x2="24.055cm" svg:y2="3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2.782cm" svg:height="16.519cm" svg:x="1.454cm" svg:y="0.835cm" svg:viewBox="0 0 22783 16520" draw:points="0,0 22783,0 22783,16520 0,16520">
        <text:p/>
      </draw:polygon>
      <draw:frame presentation:style-name="Title-title" draw:layer="backgroundobjects" svg:width="23.13cm" svg:height="3.038cm" svg:x="1.281cm" svg:y="0.722cm" presentation:class="title" presentation:placeholder="true">
        <draw:text-box/>
      </draw:frame>
      <draw:frame presentation:style-name="Title-outline1" draw:layer="backgroundobjects" svg:width="23.13cm" svg:height="10.555cm" svg:x="1.281cm" svg:y="4.254cm" presentation:class="outline" presentation:placeholder="true">
        <draw:text-box/>
      </draw:frame>
      <draw:frame presentation:style-name="Mpr10" draw:text-style-name="MP2" draw:layer="backgroundobjects" svg:width="5.986cm" svg:height="1.255cm" svg:x="1.281cm" svg:y="16.577cm" presentation:class="date-time">
        <draw:text-box>
          <text:p text:style-name="MP1"><text:span text:style-name="MT1"><presentation:date-time/></text:span></text:p>
        </draw:text-box>
      </draw:frame>
      <draw:frame presentation:style-name="Mpr10" draw:text-style-name="MP6" draw:layer="backgroundobjects" svg:width="8.146cm" svg:height="1.255cm" svg:x="8.786cm" svg:y="16.577cm" presentation:class="footer">
        <draw:text-box>
          <text:p text:style-name="MP5"><text:span text:style-name="MT1"><presentation:footer/></text:span></text:p>
        </draw:text-box>
      </draw:frame>
      <draw:frame presentation:style-name="Mpr10" draw:text-style-name="MP4" draw:layer="backgroundobjects" svg:width="5.986cm" svg:height="1.255cm" svg:x="18.424cm" svg:y="16.577cm" presentation:class="page-number">
        <draw:text-box>
          <text:p text:style-name="MP3"><text:span text:style-name="MT1"><text:page-number>&lt;number&gt;</text:page-number></text:span></text:p>
        </draw:text-box>
      </draw:frame>
      <draw:polygon draw:style-name="Mgr42" draw:text-style-name="MP7" draw:layer="backgroundobjects" svg:width="3.042cm" svg:height="4.612cm" svg:x="2.937cm" svg:y="11.503cm" svg:viewBox="0 0 3043 4613" draw:points="1521,0 1521,0 1521,0 1418,3 1318,15 1222,35 1127,62 1034,98 943,142 852,195 761,257 673,325 591,398 515,475 443,559 377,648 316,744 258,847 204,958 155,1072 113,1187 78,1302 50,1419 28,1538 12,1659 3,1785 0,1916 0,1916 0,1916 3,2045 12,2170 28,2291 50,2410 78,2527 113,2642 155,2756 204,2870 258,2981 316,3084 377,3180 443,3269 515,3353 591,3431 673,3504 761,3572 824,3616 887,3654 951,3689 1019,3721 1019,3723 1019,4388 1020,4411 1022,4433 1027,4455 1033,4475 1040,4495 1049,4514 1059,4531 1071,4547 1084,4561 1098,4575 1112,4585 1128,4594 1145,4603 1162,4608 1179,4612 1198,4613 1845,4613 1863,4612 1881,4608 1898,4603 1915,4594 1930,4585 1945,4575 1959,4561 1972,4547 1983,4531 1994,4514 2002,4495 2010,4475 2016,4455 2020,4433 2023,4411 2024,4388 2024,3723 2024,3721 2024,3721 2092,3689 2156,3654 2218,3616 2282,3572 2370,3504 2452,3431 2528,3353 2598,3270 2665,3180 2727,3085 2785,2981 2839,2872 2888,2757 2930,2643 2965,2527 2993,2410 3015,2293 3031,2170 3040,2045 3043,1916 3043,1916 3043,1916 3040,1785 3031,1659 3015,1538 2993,1419 2965,1302 2930,1187 2888,1072 2839,958 2785,847 2727,744 2665,648 2598,559 2528,475 2452,398 2370,325 2282,257 2191,195 2100,142 2008,98 1916,62 1821,35 1724,15 1625,3">
        <text:p/>
      </draw:polygon>
      <draw:polygon draw:style-name="Mgr43" draw:text-style-name="MP7" draw:layer="backgroundobjects" svg:width="1.428cm" svg:height="0.449cm" svg:x="3.744cm" svg:y="16.114cm" svg:viewBox="0 0 1429 450" draw:points="714,450 1250,450 1268,448 1286,445 1303,439 1320,432 1335,422 1350,411 1364,398 1377,384 1388,367 1398,350 1407,332 1415,312 1421,291 1425,269 1428,247 1429,224 1428,201 1425,179 1421,157 1415,136 1407,117 1398,98 1388,81 1377,66 1364,51 1350,38 1335,27 1320,17 1303,10 1286,5 1268,1 1250,0 179,0 161,1 143,5 126,10 109,17 94,27 79,38 65,51 52,66 40,81 30,98 21,117 14,136 8,157 4,179 1,201 0,224 1,247 4,269 8,291 14,312 21,332 30,350 40,367 52,384 65,398 79,411 94,422 109,432 126,439 143,445 161,448 179,450">
        <text:p/>
      </draw:polygon>
      <draw:polygon draw:style-name="Mgr43" draw:text-style-name="MP7" draw:layer="backgroundobjects" svg:width="1.152cm" svg:height="0.449cm" svg:x="3.881cm" svg:y="16.559cm" svg:viewBox="0 0 1153 450" draw:points="576,450 975,450 993,448 1011,445 1028,439 1044,432 1059,423 1074,411 1088,399 1101,384 1112,367 1123,350 1132,332 1139,312 1145,291 1149,269 1152,247 1153,224 1153,224 1152,201 1149,179 1145,157 1139,138 1132,118 1123,99 1112,82 1101,66 1088,51 1074,38 1059,27 1044,17 1028,10 1011,5 993,1 975,0 179,0 161,1 143,5 126,10 109,17 94,27 79,38 65,51 52,66 41,82 30,99 22,118 14,138 8,157 4,179 1,201 0,224 0,224 1,247 4,269 8,291 14,312 22,332 30,350 41,367 52,384 65,399 79,411 94,423 109,432 126,439 143,445 161,448 179,450">
        <text:p/>
      </draw:polygon>
      <draw:polygon draw:style-name="Mgr43" draw:text-style-name="MP7" draw:layer="backgroundobjects" svg:width="1.392cm" svg:height="3.339cm" svg:x="3.77cm" svg:y="12.776cm" svg:viewBox="0 0 1393 3340" draw:points="506,3340 517,2496 523,2052 531,1766 535,1714 545,1665 559,1620 577,1576 599,1535 625,1495 685,1422 754,1354 831,1291 994,1168 1154,1041 1224,973 1287,898 1313,859 1337,816 1358,772 1373,725 1385,675 1391,623 1393,567 1391,508 1383,461 1371,421 1357,385 1337,354 1314,328 1289,307 1260,291 1230,280 1198,272 1163,268 1091,272 1017,288 943,315 871,352 806,398 748,448 723,476 702,504 684,533 669,562 659,592 654,621 653,649 657,678 666,706 682,734 696,752 710,766 724,775 737,782 751,785 764,783 777,779 788,772 800,762 811,749 821,734 831,716 847,676 860,627 869,575 873,519 871,461 864,402 851,344 831,289 818,263 803,239 786,216 767,194 742,170 709,144 669,117 624,89 574,62 520,39 464,20 406,6 348,0 290,2 234,14 207,24 181,38 155,54 130,74 107,97 86,125 65,156 47,191 29,230 15,274 5,318 0,363 2,408 8,453 20,498 37,544 83,637 141,729 212,822 374,1009 544,1193 698,1372 761,1459 810,1545 830,1588 844,1629 855,1670 859,1710 863,1865 863,2089 855,2635 839,3340">
        <text:p/>
      </draw:polygon>
      <draw:line draw:style-name="Mgr44" draw:text-style-name="MP8" draw:layer="backgroundobjects" svg:x1="4.457cm" svg:y1="9.808cm" svg:x2="4.457cm" svg:y2="10.466cm">
        <text:p/>
      </draw:line>
      <draw:line draw:style-name="Mgr44" draw:text-style-name="MP8" draw:layer="backgroundobjects" svg:x1="6.631cm" svg:y1="10.759cm" svg:x2="6.261cm" svg:y2="11.224cm">
        <text:p/>
      </draw:line>
      <draw:line draw:style-name="Mgr44" draw:text-style-name="MP8" draw:layer="backgroundobjects" svg:x1="7.202cm" svg:y1="13.303cm" svg:x2="6.68cm" svg:y2="13.303cm">
        <text:p/>
      </draw:line>
      <draw:line draw:style-name="Mgr44" draw:text-style-name="MP8" draw:layer="backgroundobjects" svg:x1="2.287cm" svg:y1="10.759cm" svg:x2="2.657cm" svg:y2="11.224cm">
        <text:p/>
      </draw:line>
      <draw:line draw:style-name="Mgr44" draw:text-style-name="MP8" draw:layer="backgroundobjects" svg:x1="1.716cm" svg:y1="13.303cm" svg:x2="2.238cm" svg:y2="13.303cm">
        <text:p/>
      </draw:line>
      <draw:line draw:style-name="Mgr45" draw:text-style-name="MP8" draw:layer="backgroundobjects" svg:x1="20.596cm" svg:y1="5.208cm" svg:x2="20.849cm" svg:y2="4.735cm">
        <text:p/>
      </draw:line>
      <draw:line draw:style-name="Mgr45" draw:text-style-name="MP8" draw:layer="backgroundobjects" svg:x1="19.374cm" svg:y1="3.171cm" svg:x2="19.824cm" svg:y2="3.066cm">
        <text:p/>
      </draw:line>
      <draw:line draw:style-name="Mgr45" draw:text-style-name="MP8" draw:layer="backgroundobjects" svg:x1="19.937cm" svg:y1="0.984cm" svg:x2="20.32cm" svg:y2="1.309cm">
        <text:p/>
      </draw:line>
      <draw:line draw:style-name="Mgr45" draw:text-style-name="MP8" draw:layer="backgroundobjects" svg:x1="22.555cm" svg:y1="5.874cm" svg:x2="22.464cm" svg:y2="5.31cm">
        <text:p/>
      </draw:line>
      <draw:line draw:style-name="Mgr45" draw:text-style-name="MP8" draw:layer="backgroundobjects" svg:x1="23.957cm" svg:y1="4.399cm" svg:x2="23.574cm" svg:y2="4.073cm">
        <text:p/>
      </draw:line>
      <draw:polygon draw:style-name="Mgr46" draw:text-style-name="MP7" draw:layer="backgroundobjects" svg:width="0.427cm" svg:height="0.579cm" svg:x="16.222cm" svg:y="2.978cm" svg:viewBox="0 0 428 580" draw:points="0,266 371,580 428,0">
        <text:p/>
      </draw:polygon>
      <draw:line draw:style-name="Mgr47" draw:text-style-name="MP8" draw:layer="backgroundobjects" svg:x1="9.284cm" svg:y1="5.589cm" svg:x2="8.742cm" svg:y2="5.891cm">
        <text:p/>
      </draw:line>
      <draw:line draw:style-name="Mgr47" draw:text-style-name="MP8" draw:layer="backgroundobjects" svg:x1="8.893cm" svg:y1="5.396cm" svg:x2="9.133cm" svg:y2="6.078cm">
        <text:p/>
      </draw:line>
      <draw:polygon draw:style-name="Mgr48" draw:text-style-name="MP7" draw:layer="backgroundobjects" svg:width="0.485cm" svg:height="0.611cm" svg:x="22.742cm" svg:y="10.86cm" svg:viewBox="0 0 486 612" draw:points="486,306 485,327 484,347 481,366 478,386 474,404 468,423 462,441 453,460 445,477 435,495 426,510 415,523 404,537 391,549 378,562 364,572 350,582 335,590 320,597 306,603 290,607 274,610 259,611 242,612 226,611 210,610 195,607 180,603 164,597 151,590 136,582 121,572 107,562 95,549 82,537 71,523 60,510 50,495 40,477 32,460 24,441 17,423 12,404 7,386 5,366 2,347 0,327 0,306 0,285 2,266 5,246 7,226 12,208 17,190 24,172 32,154 40,136 50,120 60,104 71,90 82,76 95,65 107,52 121,42 136,31 151,23 165,16 180,10 195,6 210,2 226,1 242,0 259,1 275,2 291,6 306,10 320,16 335,23 350,31 364,42 378,52 391,65 404,76 415,90 426,104 435,120 445,136 453,154 462,172 468,190 474,208 478,226 481,246 484,266 485,285">
        <text:p/>
      </draw:polygon>
      <draw:polygon draw:style-name="Mgr46" draw:text-style-name="MP7" draw:layer="backgroundobjects" svg:width="0.427cm" svg:height="0.58cm" svg:x="2.624cm" svg:y="1.61cm" svg:viewBox="0 0 428 581" draw:points="0,266 371,581 428,0">
        <text:p/>
      </draw:polygon>
      <draw:polygon draw:style-name="Mgr46" draw:text-style-name="MP7" draw:layer="backgroundobjects" svg:width="0.427cm" svg:height="0.58cm" svg:x="10.231cm" svg:y="12.238cm" svg:viewBox="0 0 428 581" draw:points="0,266 371,581 428,0">
        <text:p/>
      </draw:polygon>
      <draw:line draw:style-name="Mgr47" draw:text-style-name="MP8" draw:layer="backgroundobjects" svg:x1="16.158cm" svg:y1="16.212cm" svg:x2="15.616cm" svg:y2="16.514cm">
        <text:p/>
      </draw:line>
      <draw:line draw:style-name="Mgr47" draw:text-style-name="MP8" draw:layer="backgroundobjects" svg:x1="15.766cm" svg:y1="16.022cm" svg:x2="16.005cm" svg:y2="16.704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0.58cm" svg:height="1.338cm" svg:x="0cm" svg:y="0.573cm" svg:viewBox="0 0 10581 1339" draw:points="0,0 10581,0 10581,1339 0,1339">
        <text:p/>
      </draw:polygon>
      <draw:polygon draw:style-name="Mgr26" draw:text-style-name="MP13" draw:layer="backgroundobjects" svg:width="21.66cm" svg:height="11.704cm" svg:x="2.006cm" svg:y="4.798cm" svg:viewBox="0 0 21661 11705" draw:points="0,0 21661,0 21661,11705 0,11705">
        <text:p/>
      </draw:polygon>
      <draw:frame presentation:style-name="Article1-title" draw:layer="backgroundobjects" svg:width="23.13cm" svg:height="3.038cm" svg:x="1.281cm" svg:y="0.722cm" presentation:class="title" presentation:placeholder="true">
        <draw:text-box/>
      </draw:frame>
      <draw:frame presentation:style-name="Article1-outline1" draw:layer="backgroundobjects" svg:width="23.13cm" svg:height="10.555cm" svg:x="1.281cm" svg:y="4.254cm" presentation:class="outline" presentation:placeholder="true">
        <draw:text-box/>
      </draw:frame>
      <draw:frame presentation:style-name="Mpr13" draw:text-style-name="MP2" draw:layer="backgroundobjects" svg:width="5.986cm" svg:height="1.255cm" svg:x="1.281cm" svg:y="16.577cm" presentation:class="date-time">
        <draw:text-box>
          <text:p text:style-name="MP1"><text:span text:style-name="MT1"><presentation:date-time/></text:span></text:p>
        </draw:text-box>
      </draw:frame>
      <draw:frame presentation:style-name="Mpr13" draw:text-style-name="MP6" draw:layer="backgroundobjects" svg:width="8.146cm" svg:height="1.255cm" svg:x="8.786cm" svg:y="16.577cm" presentation:class="footer">
        <draw:text-box>
          <text:p text:style-name="MP5"><text:span text:style-name="MT1"><presentation:footer/></text:span></text:p>
        </draw:text-box>
      </draw:frame>
      <draw:frame presentation:style-name="Mpr13" draw:text-style-name="MP4" draw:layer="backgroundobjects" svg:width="5.986cm" svg:height="1.255cm" svg:x="18.424cm" svg:y="16.577cm" presentation:class="page-number">
        <draw:text-box>
          <text:p text:style-name="MP3"><text:span text:style-name="MT1"><text:page-number>&lt;number&gt;</text:page-number></text:span></text:p>
        </draw:text-box>
      </draw:frame>
      <draw:polygon draw:style-name="Mgr49" draw:text-style-name="MP7" draw:layer="backgroundobjects" svg:width="0.909cm" svg:height="1.378cm" svg:x="0.573cm" svg:y="0.76cm" svg:viewBox="0 0 910 1379" draw:points="455,0 455,0 455,0 424,1 395,5 365,10 337,18 309,29 282,42 255,58 228,76 201,97 177,119 154,142 132,166 113,194 95,223 77,253 61,287 46,321 33,355 23,389 15,424 8,460 4,496 1,533 0,572 0,572 0,572 1,611 4,648 8,685 15,721 23,756 34,790 46,824 61,859 77,892 95,922 113,951 132,978 154,1002 177,1025 201,1047 228,1068 247,1080 265,1092 285,1102 305,1113 305,1113 305,1312 305,1318 306,1325 307,1331 309,1337 311,1344 314,1349 317,1354 320,1359 324,1364 329,1367 332,1370 337,1373 342,1375 347,1377 352,1379 358,1379 552,1379 557,1379 563,1377 567,1375 573,1373 577,1370 581,1367 586,1364 589,1359 593,1354 596,1349 598,1344 600,1337 602,1331 604,1325 605,1318 605,1312 605,1113 605,1113 605,1113 625,1102 644,1092 663,1080 682,1068 709,1047 732,1025 755,1002 777,978 797,951 815,922 832,892 849,859 864,824 876,790 887,756 895,721 901,685 906,648 909,611 910,572 910,572 910,572 909,533 906,496 901,460 895,424 887,389 876,355 864,321 849,287 832,253 815,223 797,194 777,166 755,142 732,119 709,97 682,76 654,58 628,42 600,29 573,18 544,10 516,5 486,1">
        <text:p/>
      </draw:polygon>
      <draw:polygon draw:style-name="Mgr50" draw:text-style-name="MP7" draw:layer="backgroundobjects" svg:width="0.426cm" svg:height="0.134cm" svg:x="0.814cm" svg:y="2.138cm" svg:viewBox="0 0 427 135" draw:points="214,135 374,135 379,135 385,134 389,132 395,129 399,127 403,124 408,119 411,116 415,110 418,105 420,99 422,94 424,88 426,81 427,74 427,67 427,60 426,53 424,47 422,40 420,35 418,29 415,24 411,20 408,15 403,12 399,8 395,5 389,3 385,1 379,0 374,0 53,0 48,0 42,1 38,3 32,5 28,8 24,12 19,15 16,20 12,24 9,29 6,35 5,40 3,47 1,53 0,60 0,67 0,74 1,81 3,88 5,94 6,99 9,105 12,110 16,116 19,119 24,124 28,127 32,129 38,132 42,134 48,135 53,135">
        <text:p/>
      </draw:polygon>
      <draw:polygon draw:style-name="Mgr50" draw:text-style-name="MP7" draw:layer="backgroundobjects" svg:width="0.343cm" svg:height="0.133cm" svg:x="0.855cm" svg:y="2.27cm" svg:viewBox="0 0 344 134" draw:points="173,134 291,134 296,134 302,133 307,131 312,128 317,126 320,122 325,119 329,114 332,110 335,104 338,99 340,94 341,87 343,81 344,74 344,67 344,67 344,60 343,53 341,47 340,40 338,35 335,30 332,24 329,20 325,15 320,12 317,8 312,6 307,3 302,1 296,0 291,0 53,0 48,0 42,1 38,3 32,6 28,8 24,12 19,15 16,20 12,24 9,30 6,35 5,40 3,47 1,53 0,60 0,67 0,67 0,74 1,81 3,87 5,94 6,99 9,104 12,110 16,114 19,119 24,122 28,126 32,128 38,131 42,133 48,134 53,134">
        <text:p/>
      </draw:polygon>
      <draw:polygon draw:style-name="Mgr50" draw:text-style-name="MP7" draw:layer="backgroundobjects" svg:width="0.416cm" svg:height="0.997cm" svg:x="0.821cm" svg:y="1.139cm" svg:viewBox="0 0 417 998" draw:points="151,998 159,528 160,512 162,498 167,484 173,471 179,459 186,447 205,425 225,406 248,386 297,349 344,312 366,291 385,268 393,257 399,244 406,231 410,217 414,202 416,186 417,170 416,153 413,138 410,126 406,114 399,106 393,98 386,91 376,87 367,83 358,81 348,80 326,81 304,86 282,95 261,105 240,119 224,134 216,142 209,150 205,159 200,168 196,177 196,186 195,194 196,202 199,211 204,220 207,224 212,229 216,231 220,233 224,235 228,233 232,232 235,230 239,228 242,223 245,220 248,214 253,201 257,187 260,171 261,155 261,138 258,119 254,103 248,86 244,79 240,70 235,64 229,58 222,51 212,43 200,35 186,27 172,18 155,12 139,6 121,2 104,0 86,1 70,5 61,7 54,12 46,16 39,22 32,29 26,37 19,46 14,57 9,68 5,82 1,95 0,109 1,121 3,135 6,149 11,163 25,191 42,218 63,246 112,302 162,357 208,410 228,437 242,462 248,475 252,488 255,499 257,512 258,558 258,624 255,788 251,998">
        <text:p/>
      </draw:polygon>
      <draw:line draw:style-name="Mgr25" draw:text-style-name="MP8" draw:layer="backgroundobjects" svg:x1="1.027cm" svg:y1="0.253cm" svg:x2="1.027cm" svg:y2="0.449cm">
        <text:p/>
      </draw:line>
      <draw:line draw:style-name="Mgr25" draw:text-style-name="MP8" draw:layer="backgroundobjects" svg:x1="1.675cm" svg:y1="0.537cm" svg:x2="1.565cm" svg:y2="0.677cm">
        <text:p/>
      </draw:line>
      <draw:line draw:style-name="Mgr25" draw:text-style-name="MP8" draw:layer="backgroundobjects" svg:x1="1.847cm" svg:y1="1.297cm" svg:x2="1.691cm" svg:y2="1.297cm">
        <text:p/>
      </draw:line>
      <draw:line draw:style-name="Mgr25" draw:text-style-name="MP8" draw:layer="backgroundobjects" svg:x1="0.378cm" svg:y1="0.537cm" svg:x2="0.489cm" svg:y2="0.677cm">
        <text:p/>
      </draw:line>
      <draw:line draw:style-name="Mgr25" draw:text-style-name="MP8" draw:layer="backgroundobjects" svg:x1="0.207cm" svg:y1="1.297cm" svg:x2="0.363cm" svg:y2="1.297cm">
        <text:p/>
      </draw:line>
      <draw:polygon draw:style-name="Mgr51" draw:text-style-name="MP7" draw:layer="backgroundobjects" svg:width="0.91cm" svg:height="1.379cm" svg:x="0.538cm" svg:y="0.695cm" svg:viewBox="0 0 911 1380" draw:points="455,0 455,0 455,0 424,1 395,5 365,10 337,18 309,29 282,42 255,58 228,76 201,97 177,119 154,142 133,166 113,194 95,223 78,253 61,287 47,321 34,355 24,389 15,424 8,460 4,497 1,534 0,573 0,573 0,573 1,611 4,649 9,685 16,721 24,756 34,790 47,824 61,859 78,891 95,922 113,951 133,978 154,1003 177,1026 201,1047 228,1068 247,1082 266,1093 285,1104 305,1113 305,1113 305,1312 305,1318 306,1325 307,1332 309,1338 311,1344 314,1350 317,1355 320,1360 324,1365 329,1368 333,1372 338,1374 342,1376 348,1379 353,1380 359,1380 553,1380 558,1380 564,1379 568,1376 574,1374 578,1372 582,1368 587,1365 590,1360 594,1355 597,1350 599,1344 601,1338 603,1332 605,1325 606,1318 606,1312 606,1113 606,1113 606,1113 626,1104 645,1092 664,1080 683,1068 709,1047 733,1026 756,1002 777,978 798,951 816,922 832,891 849,859 864,824 877,790 887,756 896,721 902,685 907,649 910,611 911,573 911,573 911,573 910,534 907,497 902,460 896,424 887,389 877,355 864,321 849,287 832,253 816,223 798,194 777,166 756,142 733,119 710,97 683,76 655,58 629,42 601,29 573,18 545,10 516,5 486,1">
        <text:p/>
      </draw:polygon>
      <draw:polygon draw:style-name="Mgr52" draw:text-style-name="MP7" draw:layer="backgroundobjects" svg:width="0.427cm" svg:height="0.133cm" svg:x="0.779cm" svg:y="2.074cm" svg:viewBox="0 0 428 134" draw:points="214,134 374,134 380,134 386,133 390,131 396,128 400,126 404,122 408,119 412,114 416,110 419,104 421,99 423,94 425,87 427,81 428,74 428,67 428,60 427,53 425,47 423,40 421,35 419,30 416,24 412,20 408,15 404,12 400,8 396,6 390,3 386,1 380,0 374,0 54,0 49,0 43,1 38,3 33,6 28,8 24,12 19,15 16,20 12,24 9,30 6,35 5,40 3,47 1,53 0,60 0,67 0,74 1,81 3,87 5,94 6,99 9,104 12,110 16,114 19,119 24,122 28,126 33,128 38,131 43,133 49,134 54,134">
        <text:p/>
      </draw:polygon>
      <draw:polygon draw:style-name="Mgr52" draw:text-style-name="MP7" draw:layer="backgroundobjects" svg:width="0.344cm" svg:height="0.134cm" svg:x="0.821cm" svg:y="2.204cm" svg:viewBox="0 0 345 135" draw:points="173,135 292,135 297,135 303,134 307,132 313,129 318,127 321,124 326,120 330,116 333,111 336,105 339,101 341,95 342,88 344,82 345,75 345,68 345,68 345,61 344,54 342,47 341,42 339,36 336,30 333,24 330,20 326,15 321,12 318,8 313,6 307,3 303,1 297,0 292,0 54,0 49,0 43,1 38,3 33,6 28,8 24,12 19,15 16,20 12,24 9,30 6,36 5,42 3,47 1,54 0,61 0,68 0,68 0,75 1,82 3,88 5,95 6,101 9,105 12,111 16,116 19,120 24,124 28,127 33,129 38,132 43,134 49,135 54,135">
        <text:p/>
      </draw:polygon>
      <draw:polygon draw:style-name="Mgr52" draw:text-style-name="MP7" draw:layer="backgroundobjects" svg:width="0.417cm" svg:height="0.999cm" svg:x="0.786cm" svg:y="1.073cm" svg:viewBox="0 0 418 1000" draw:points="151,1000 159,528 160,512 163,498 167,484 173,471 179,459 187,447 205,425 226,406 249,386 297,349 345,312 367,291 385,268 394,257 400,244 407,231 411,217 415,202 417,186 418,170 417,153 414,138 411,126 407,114 400,105 394,98 386,91 377,87 368,83 359,81 349,80 327,81 305,86 283,94 262,105 241,119 225,134 217,142 210,150 206,159 201,168 197,177 196,185 196,194 197,202 200,211 205,220 208,224 213,229 217,231 221,233 225,235 229,233 233,232 236,230 240,228 243,224 246,220 249,214 254,202 258,187 261,172 262,155 262,138 259,120 255,103 249,87 245,80 240,72 236,65 230,59 222,51 213,44 201,35 187,27 172,18 156,12 139,6 122,2 105,0 87,1 70,5 62,7 54,12 47,16 39,22 32,29 26,37 19,46 14,57 9,68 5,82 1,95 0,109 1,121 3,135 6,149 11,163 25,191 42,218 63,246 112,302 162,357 209,410 228,437 243,462 249,475 253,488 256,499 258,512 259,557 259,625 256,788 251,1000">
        <text:p/>
      </draw:polygon>
      <draw:line draw:style-name="Mgr53" draw:text-style-name="MP8" draw:layer="backgroundobjects" svg:x1="0.995cm" svg:y1="0.185cm" svg:x2="0.995cm" svg:y2="0.383cm">
        <text:p/>
      </draw:line>
      <draw:line draw:style-name="Mgr53" draw:text-style-name="MP8" draw:layer="backgroundobjects" svg:x1="1.641cm" svg:y1="0.472cm" svg:x2="1.531cm" svg:y2="0.611cm">
        <text:p/>
      </draw:line>
      <draw:line draw:style-name="Mgr53" draw:text-style-name="MP8" draw:layer="backgroundobjects" svg:x1="1.814cm" svg:y1="1.231cm" svg:x2="1.657cm" svg:y2="1.231cm">
        <text:p/>
      </draw:line>
      <draw:line draw:style-name="Mgr53" draw:text-style-name="MP8" draw:layer="backgroundobjects" svg:x1="0.344cm" svg:y1="0.472cm" svg:x2="0.454cm" svg:y2="0.611cm">
        <text:p/>
      </draw:line>
      <draw:line draw:style-name="Mgr53" draw:text-style-name="MP8" draw:layer="backgroundobjects" svg:x1="0.175cm" svg:y1="1.231cm" svg:x2="0.331cm" svg:y2="1.231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0.58cm" svg:height="1.338cm" svg:x="0cm" svg:y="0.573cm" svg:viewBox="0 0 10581 1339" draw:points="0,0 10581,0 10581,1339 0,1339">
        <text:p/>
      </draw:polygon>
      <draw:frame presentation:style-name="Article2-title" draw:layer="backgroundobjects" svg:width="23.13cm" svg:height="3.038cm" svg:x="1.281cm" svg:y="0.722cm" presentation:class="title" presentation:placeholder="true">
        <draw:text-box/>
      </draw:frame>
      <draw:frame presentation:style-name="Article2-outline1" draw:layer="backgroundobjects" svg:width="23.13cm" svg:height="10.555cm" svg:x="1.281cm" svg:y="4.254cm" presentation:class="outline" presentation:placeholder="true">
        <draw:text-box/>
      </draw:frame>
      <draw:frame presentation:style-name="Mpr16" draw:text-style-name="MP2" draw:layer="backgroundobjects" svg:width="5.986cm" svg:height="1.255cm" svg:x="1.281cm" svg:y="16.577cm" presentation:class="date-time">
        <draw:text-box>
          <text:p text:style-name="MP1"><text:span text:style-name="MT1"><presentation:date-time/></text:span></text:p>
        </draw:text-box>
      </draw:frame>
      <draw:frame presentation:style-name="Mpr16" draw:text-style-name="MP6" draw:layer="backgroundobjects" svg:width="8.146cm" svg:height="1.255cm" svg:x="8.786cm" svg:y="16.577cm" presentation:class="footer">
        <draw:text-box>
          <text:p text:style-name="MP5"><text:span text:style-name="MT1"><presentation:footer/></text:span></text:p>
        </draw:text-box>
      </draw:frame>
      <draw:frame presentation:style-name="Mpr16" draw:text-style-name="MP4" draw:layer="backgroundobjects" svg:width="5.986cm" svg:height="1.255cm" svg:x="18.424cm" svg:y="16.577cm" presentation:class="page-number">
        <draw:text-box>
          <text:p text:style-name="MP3"><text:span text:style-name="MT1"><text:page-number>&lt;number&gt;</text:page-number></text:span></text:p>
        </draw:text-box>
      </draw:frame>
      <draw:polygon draw:style-name="Mgr54" draw:text-style-name="MP7" draw:layer="backgroundobjects" svg:width="3.454cm" svg:height="5.233cm" svg:x="20.44cm" svg:y="11.672cm" svg:viewBox="0 0 3455 5234" draw:points="1727,0 1727,0 1727,0 1610,5 1497,17 1387,39 1279,70 1174,111 1070,162 967,221 864,291 764,369 671,451 585,540 504,633 429,735 359,844 293,960 231,1086 175,1216 128,1346 88,1477 56,1610 31,1745 14,1884 4,2026 0,2174 0,2174 0,2174 4,2320 14,2462 31,2600 56,2735 88,2868 129,2999 176,3128 231,3258 293,3382 359,3499 429,3609 504,3709 585,3804 671,3892 764,3975 864,4053 936,4102 1007,4146 1079,4185 1157,4222 1157,4225 1157,4978 1157,5004 1160,5030 1166,5054 1172,5078 1181,5099 1191,5121 1202,5141 1216,5158 1230,5176 1246,5190 1263,5202 1280,5213 1299,5222 1318,5228 1338,5232 1359,5234 2095,5234 2116,5232 2136,5228 2155,5222 2173,5213 2192,5202 2208,5190 2224,5176 2239,5158 2252,5141 2263,5121 2273,5099 2282,5078 2288,5054 2293,5030 2296,5004 2297,4978 2297,4225 2297,4222 2297,4222 2374,4185 2448,4146 2519,4102 2591,4053 2690,3975 2784,3892 2870,3804 2951,3709 3026,3609 3096,3500 3162,3382 3224,3258 3279,3128 3326,2999 3366,2868 3398,2735 3423,2600 3440,2462 3451,2320 3455,2174 3455,2174 3455,2174 3451,2026 3441,1884 3424,1745 3399,1610 3367,1477 3326,1346 3280,1216 3224,1086 3162,960 3096,844 3026,735 2951,633 2870,540 2784,451 2691,369 2591,291 2488,221 2385,162 2281,111 2175,70 2068,39 1958,17 1844,5">
        <text:p/>
      </draw:polygon>
      <draw:polygon draw:style-name="Mgr55" draw:text-style-name="MP7" draw:layer="backgroundobjects" svg:width="1.621cm" svg:height="0.51cm" svg:x="21.355cm" svg:y="16.905cm" svg:viewBox="0 0 1622 511" draw:points="811,511 1419,511 1440,510 1459,505 1480,499 1498,491 1515,480 1532,467 1548,452 1562,436 1575,418 1587,399 1597,377 1606,355 1613,332 1617,307 1621,282 1622,255 1621,229 1617,203 1613,179 1606,156 1597,134 1587,112 1575,92 1562,75 1548,58 1532,44 1515,31 1498,20 1480,12 1459,5 1440,1 1419,0 203,0 182,1 162,5 142,12 124,20 106,31 89,44 73,58 60,75 46,92 35,112 25,134 16,156 9,179 4,203 1,229 0,255 1,282 4,307 9,332 16,355 25,377 35,399 46,418 60,436 73,452 89,467 106,480 124,491 142,499 162,505 182,510 203,511">
        <text:p/>
      </draw:polygon>
      <draw:polygon draw:style-name="Mgr55" draw:text-style-name="MP7" draw:layer="backgroundobjects" svg:width="1.308cm" svg:height="0.509cm" svg:x="21.514cm" svg:y="17.408cm" svg:viewBox="0 0 1309 510" draw:points="654,510 1106,510 1127,508 1146,504 1167,498 1185,490 1202,478 1219,466 1235,452 1249,434 1262,417 1274,398 1284,377 1293,354 1300,330 1304,306 1308,281 1309,255 1309,255 1308,229 1304,203 1300,179 1293,156 1284,134 1274,112 1262,92 1249,75 1235,58 1219,44 1202,31 1185,20 1167,12 1146,5 1127,1 1106,0 203,0 182,1 162,5 142,12 124,20 106,31 89,44 73,58 60,75 46,92 35,112 25,134 16,156 9,179 4,203 1,229 0,255 0,255 1,281 4,306 9,330 16,354 25,377 35,398 46,417 60,434 73,452 89,466 106,478 124,490 142,498 162,504 182,508 203,510">
        <text:p/>
      </draw:polygon>
      <draw:polygon draw:style-name="Mgr55" draw:text-style-name="MP7" draw:layer="backgroundobjects" svg:width="1.582cm" svg:height="3.788cm" svg:x="21.384cm" svg:y="13.118cm" svg:viewBox="0 0 1583 3789" draw:points="575,3789 587,2832 595,2328 603,2004 609,1945 620,1890 636,1838 656,1789 681,1743 710,1698 778,1614 857,1538 944,1465 1130,1325 1311,1182 1391,1105 1462,1019 1492,974 1519,927 1542,876 1559,823 1573,766 1581,707 1583,644 1580,578 1571,525 1559,477 1540,437 1519,402 1493,372 1464,349 1432,330 1397,317 1360,309 1322,304 1240,307 1155,326 1071,357 989,400 915,451 850,508 822,540 798,572 777,604 761,638 749,671 743,705 742,737 746,770 757,802 775,833 790,853 807,869 822,881 838,887 853,890 867,889 882,884 896,876 909,864 922,850 933,833 944,814 963,766 978,713 987,653 991,588 989,522 981,456 967,391 943,328 928,299 911,272 892,245 871,221 843,193 805,164 760,132 709,101 652,70 591,44 527,22 462,7 396,0 330,2 266,16 235,28 206,43 176,61 149,84 122,111 97,141 74,177 53,216 34,261 17,311 5,361 0,411 2,462 9,514 23,565 42,617 94,722 162,827 241,933 425,1144 619,1353 793,1557 865,1656 922,1753 943,1800 960,1848 971,1894 977,1940 980,2116 980,2370 971,2989 953,3789">
        <text:p/>
      </draw:polygon>
      <draw:line draw:style-name="Mgr18" draw:text-style-name="MP8" draw:layer="backgroundobjects" svg:x1="22.166cm" svg:y1="9.749cm" svg:x2="22.166cm" svg:y2="10.494cm">
        <text:p/>
      </draw:line>
      <draw:line draw:style-name="Mgr18" draw:text-style-name="MP8" draw:layer="backgroundobjects" svg:x1="24.632cm" svg:y1="10.828cm" svg:x2="24.213cm" svg:y2="11.355cm">
        <text:p/>
      </draw:line>
      <draw:line draw:style-name="Mgr18" draw:text-style-name="MP8" draw:layer="backgroundobjects" svg:x1="25.282cm" svg:y1="13.714cm" svg:x2="24.689cm" svg:y2="13.714cm">
        <text:p/>
      </draw:line>
      <draw:line draw:style-name="Mgr18" draw:text-style-name="MP8" draw:layer="backgroundobjects" svg:x1="19.702cm" svg:y1="10.828cm" svg:x2="20.121cm" svg:y2="11.355cm">
        <text:p/>
      </draw:line>
      <draw:line draw:style-name="Mgr18" draw:text-style-name="MP8" draw:layer="backgroundobjects" svg:x1="19.053cm" svg:y1="13.714cm" svg:x2="19.646cm" svg:y2="13.714cm">
        <text:p/>
      </draw:line>
      <draw:line draw:style-name="Mgr56" draw:text-style-name="MP8" draw:layer="backgroundobjects" svg:x1="11.937cm" svg:y1="1.851cm" svg:x2="11.436cm" svg:y2="2.244cm">
        <text:p/>
      </draw:line>
      <draw:line draw:style-name="Mgr56" draw:text-style-name="MP8" draw:layer="backgroundobjects" svg:x1="11.53cm" svg:y1="1.733cm" svg:x2="11.842cm" svg:y2="2.363cm">
        <text:p/>
      </draw:line>
      <draw:polygon draw:style-name="Mgr16" draw:text-style-name="MP12" draw:layer="backgroundobjects" svg:width="0.484cm" svg:height="0.609cm" svg:x="9.876cm" svg:y="12.43cm" svg:viewBox="0 0 485 610" draw:points="485,305 484,326 483,346 480,365 477,385 473,403 467,422 461,439 453,458 444,475 434,491 425,507 414,521 403,535 390,547 377,558 363,570 349,580 334,588 320,595 305,601 290,604 274,608 259,609 242,610 226,609 210,608 195,604 180,601 164,595 151,588 136,580 121,570 107,558 95,547 83,535 71,521 61,507 50,491 41,475 33,458 25,439 18,421 13,403 8,384 5,365 2,346 1,326 0,305 1,284 2,265 5,245 8,226 13,207 18,190 25,171 33,153 41,135 50,119 61,104 71,89 83,76 95,64 107,52 121,42 136,31 151,23 165,16 180,10 195,6 210,2 226,1 242,0 259,1 274,2 290,6 306,10 320,16 335,23 349,31 363,42 377,52 390,64 403,76 414,89 425,104 434,119 444,135 453,153 461,171 467,190 473,208 477,226 480,245 483,265 484,284">
        <text:p/>
      </draw:polygon>
      <draw:polygon draw:style-name="Mgr57" draw:text-style-name="MP11" draw:layer="backgroundobjects" svg:width="0.484cm" svg:height="0.609cm" svg:x="9.876cm" svg:y="12.43cm" svg:viewBox="0 0 485 610" draw:points="485,305 484,326 483,346 480,365 477,385 473,403 467,422 461,439 453,458 444,475 434,491 425,507 414,521 403,535 390,547 377,558 363,570 349,580 334,588 320,595 305,601 290,604 274,608 259,609 242,610 226,609 210,608 195,604 180,601 164,595 151,588 136,580 121,570 107,558 95,547 83,535 71,521 61,507 50,491 41,475 33,458 25,439 18,421 13,403 8,384 5,365 2,346 1,326 0,305 1,284 2,265 5,245 8,226 13,207 18,190 25,171 33,153 41,135 50,119 61,104 71,89 83,76 95,64 107,52 121,42 136,31 151,23 165,16 180,10 195,6 210,2 226,1 242,0 259,1 274,2 290,6 306,10 320,16 335,23 349,31 363,42 377,52 390,64 403,76 414,89 425,104 434,119 444,135 453,153 461,171 467,190 473,208 477,226 480,245 483,265 484,284">
        <text:p/>
      </draw:polygon>
      <draw:polygon draw:style-name="Mgr58" draw:text-style-name="MP11" draw:layer="backgroundobjects" svg:width="0.426cm" svg:height="0.578cm" svg:x="16.267cm" svg:y="6.76cm" svg:viewBox="0 0 427 579" draw:points="0,265 370,579 427,0">
        <text:p/>
      </draw:polygon>
      <draw:line draw:style-name="Mgr41" draw:text-style-name="MP8" draw:layer="backgroundobjects" svg:x1="23.523cm" svg:y1="3.639cm" svg:x2="23.671cm" svg:y2="4.226cm">
        <text:p/>
      </draw:line>
      <draw:line draw:style-name="Mgr41" draw:text-style-name="MP8" draw:layer="backgroundobjects" svg:x1="23.363cm" svg:y1="4.025cm" svg:x2="23.829cm" svg:y2="3.838cm">
        <text:p/>
      </draw:line>
      <draw:polygon draw:style-name="Mgr58" draw:text-style-name="MP11" draw:layer="backgroundobjects" svg:width="0.426cm" svg:height="0.578cm" svg:x="1.429cm" svg:y="15.687cm" svg:viewBox="0 0 427 579" draw:points="0,266 370,579 427,0">
        <text:p/>
      </draw:polygon>
      <draw:polygon draw:style-name="Mgr49" draw:text-style-name="MP7" draw:layer="backgroundobjects" svg:width="0.909cm" svg:height="1.378cm" svg:x="0.573cm" svg:y="0.76cm" svg:viewBox="0 0 910 1379" draw:points="455,0 455,0 455,0 424,1 395,5 365,10 337,18 309,29 282,42 255,58 228,76 201,97 177,119 154,142 132,166 113,194 95,223 77,253 61,287 46,321 33,355 23,389 15,424 8,460 4,496 1,533 0,572 0,572 0,572 1,611 4,648 8,685 15,721 23,756 34,790 46,824 61,859 77,892 95,922 113,951 132,978 154,1002 177,1025 201,1047 228,1068 247,1080 265,1092 285,1102 305,1113 305,1113 305,1312 305,1318 306,1325 307,1331 309,1337 311,1344 314,1349 317,1354 320,1359 324,1364 329,1367 332,1370 337,1373 342,1375 347,1377 352,1379 358,1379 552,1379 557,1379 563,1377 567,1375 573,1373 577,1370 581,1367 586,1364 589,1359 593,1354 596,1349 598,1344 600,1337 602,1331 604,1325 605,1318 605,1312 605,1113 605,1113 605,1113 625,1102 644,1092 663,1080 682,1068 709,1047 732,1025 755,1002 777,978 797,951 815,922 832,892 849,859 864,824 876,790 887,756 895,721 901,685 906,648 909,611 910,572 910,572 910,572 909,533 906,496 901,460 895,424 887,389 876,355 864,321 849,287 832,253 815,223 797,194 777,166 755,142 732,119 709,97 682,76 654,58 628,42 600,29 573,18 544,10 516,5 486,1">
        <text:p/>
      </draw:polygon>
      <draw:polygon draw:style-name="Mgr50" draw:text-style-name="MP7" draw:layer="backgroundobjects" svg:width="0.426cm" svg:height="0.134cm" svg:x="0.814cm" svg:y="2.138cm" svg:viewBox="0 0 427 135" draw:points="214,135 374,135 379,135 385,134 389,132 395,129 399,127 403,124 408,119 411,116 415,110 418,105 420,99 422,94 424,88 426,81 427,74 427,67 427,60 426,53 424,47 422,40 420,35 418,29 415,24 411,20 408,15 403,12 399,8 395,5 389,3 385,1 379,0 374,0 53,0 48,0 42,1 38,3 32,5 28,8 24,12 19,15 16,20 12,24 9,29 6,35 5,40 3,47 1,53 0,60 0,67 0,74 1,81 3,88 5,94 6,99 9,105 12,110 16,116 19,119 24,124 28,127 32,129 38,132 42,134 48,135 53,135">
        <text:p/>
      </draw:polygon>
      <draw:polygon draw:style-name="Mgr50" draw:text-style-name="MP7" draw:layer="backgroundobjects" svg:width="0.343cm" svg:height="0.133cm" svg:x="0.855cm" svg:y="2.27cm" svg:viewBox="0 0 344 134" draw:points="173,134 291,134 296,134 302,133 307,131 312,128 317,126 320,122 325,119 329,114 332,110 335,104 338,99 340,94 341,87 343,81 344,74 344,67 344,67 344,60 343,53 341,47 340,40 338,35 335,30 332,24 329,20 325,15 320,12 317,8 312,6 307,3 302,1 296,0 291,0 53,0 48,0 42,1 38,3 32,6 28,8 24,12 19,15 16,20 12,24 9,30 6,35 5,40 3,47 1,53 0,60 0,67 0,67 0,74 1,81 3,87 5,94 6,99 9,104 12,110 16,114 19,119 24,122 28,126 32,128 38,131 42,133 48,134 53,134">
        <text:p/>
      </draw:polygon>
      <draw:polygon draw:style-name="Mgr50" draw:text-style-name="MP7" draw:layer="backgroundobjects" svg:width="0.416cm" svg:height="0.997cm" svg:x="0.821cm" svg:y="1.139cm" svg:viewBox="0 0 417 998" draw:points="151,998 159,528 160,512 162,498 167,484 173,471 179,459 186,447 205,425 225,406 248,386 297,349 344,312 366,291 385,268 393,257 399,244 406,231 410,217 414,202 416,186 417,170 416,153 413,138 410,126 406,114 399,106 393,98 386,91 376,87 367,83 358,81 348,80 326,81 304,86 282,95 261,105 240,119 224,134 216,142 209,150 205,159 200,168 196,177 196,186 195,194 196,202 199,211 204,220 207,224 212,229 216,231 220,233 224,235 228,233 232,232 235,230 239,228 242,223 245,220 248,214 253,201 257,187 260,171 261,155 261,138 258,119 254,103 248,86 244,79 240,70 235,64 229,58 222,51 212,43 200,35 186,27 172,18 155,12 139,6 121,2 104,0 86,1 70,5 61,7 54,12 46,16 39,22 32,29 26,37 19,46 14,57 9,68 5,82 1,95 0,109 1,121 3,135 6,149 11,163 25,191 42,218 63,246 112,302 162,357 208,410 228,437 242,462 248,475 252,488 255,499 257,512 258,558 258,624 255,788 251,998">
        <text:p/>
      </draw:polygon>
      <draw:line draw:style-name="Mgr25" draw:text-style-name="MP8" draw:layer="backgroundobjects" svg:x1="1.027cm" svg:y1="0.253cm" svg:x2="1.027cm" svg:y2="0.449cm">
        <text:p/>
      </draw:line>
      <draw:line draw:style-name="Mgr25" draw:text-style-name="MP8" draw:layer="backgroundobjects" svg:x1="1.675cm" svg:y1="0.537cm" svg:x2="1.565cm" svg:y2="0.677cm">
        <text:p/>
      </draw:line>
      <draw:line draw:style-name="Mgr25" draw:text-style-name="MP8" draw:layer="backgroundobjects" svg:x1="1.847cm" svg:y1="1.297cm" svg:x2="1.691cm" svg:y2="1.297cm">
        <text:p/>
      </draw:line>
      <draw:line draw:style-name="Mgr25" draw:text-style-name="MP8" draw:layer="backgroundobjects" svg:x1="0.378cm" svg:y1="0.537cm" svg:x2="0.489cm" svg:y2="0.677cm">
        <text:p/>
      </draw:line>
      <draw:line draw:style-name="Mgr25" draw:text-style-name="MP8" draw:layer="backgroundobjects" svg:x1="0.207cm" svg:y1="1.297cm" svg:x2="0.363cm" svg:y2="1.297cm">
        <text:p/>
      </draw:line>
      <draw:polygon draw:style-name="Mgr51" draw:text-style-name="MP7" draw:layer="backgroundobjects" svg:width="0.91cm" svg:height="1.379cm" svg:x="0.538cm" svg:y="0.695cm" svg:viewBox="0 0 911 1380" draw:points="455,0 455,0 455,0 424,1 395,5 365,10 337,18 309,29 282,42 255,58 228,76 201,97 177,119 154,142 133,166 113,194 95,223 78,253 61,287 47,321 34,355 24,389 15,424 8,460 4,497 1,534 0,573 0,573 0,573 1,611 4,649 9,685 16,721 24,756 34,790 47,824 61,859 78,891 95,922 113,951 133,978 154,1003 177,1026 201,1047 228,1068 247,1082 266,1093 285,1104 305,1113 305,1113 305,1312 305,1318 306,1325 307,1332 309,1338 311,1344 314,1350 317,1355 320,1360 324,1365 329,1368 333,1372 338,1374 342,1376 348,1379 353,1380 359,1380 553,1380 558,1380 564,1379 568,1376 574,1374 578,1372 582,1368 587,1365 590,1360 594,1355 597,1350 599,1344 601,1338 603,1332 605,1325 606,1318 606,1312 606,1113 606,1113 606,1113 626,1104 645,1092 664,1080 683,1068 709,1047 733,1026 756,1002 777,978 798,951 816,922 832,891 849,859 864,824 877,790 887,756 896,721 902,685 907,649 910,611 911,573 911,573 911,573 910,534 907,497 902,460 896,424 887,389 877,355 864,321 849,287 832,253 816,223 798,194 777,166 756,142 733,119 710,97 683,76 655,58 629,42 601,29 573,18 545,10 516,5 486,1">
        <text:p/>
      </draw:polygon>
      <draw:polygon draw:style-name="Mgr52" draw:text-style-name="MP7" draw:layer="backgroundobjects" svg:width="0.427cm" svg:height="0.133cm" svg:x="0.779cm" svg:y="2.074cm" svg:viewBox="0 0 428 134" draw:points="214,134 374,134 380,134 386,133 390,131 396,128 400,126 404,122 408,119 412,114 416,110 419,104 421,99 423,94 425,87 427,81 428,74 428,67 428,60 427,53 425,47 423,40 421,35 419,30 416,24 412,20 408,15 404,12 400,8 396,6 390,3 386,1 380,0 374,0 54,0 49,0 43,1 38,3 33,6 28,8 24,12 19,15 16,20 12,24 9,30 6,35 5,40 3,47 1,53 0,60 0,67 0,74 1,81 3,87 5,94 6,99 9,104 12,110 16,114 19,119 24,122 28,126 33,128 38,131 43,133 49,134 54,134">
        <text:p/>
      </draw:polygon>
      <draw:polygon draw:style-name="Mgr52" draw:text-style-name="MP7" draw:layer="backgroundobjects" svg:width="0.344cm" svg:height="0.134cm" svg:x="0.821cm" svg:y="2.204cm" svg:viewBox="0 0 345 135" draw:points="173,135 292,135 297,135 303,134 307,132 313,129 318,127 321,124 326,120 330,116 333,111 336,105 339,101 341,95 342,88 344,82 345,75 345,68 345,68 345,61 344,54 342,47 341,42 339,36 336,30 333,24 330,20 326,15 321,12 318,8 313,6 307,3 303,1 297,0 292,0 54,0 49,0 43,1 38,3 33,6 28,8 24,12 19,15 16,20 12,24 9,30 6,36 5,42 3,47 1,54 0,61 0,68 0,68 0,75 1,82 3,88 5,95 6,101 9,105 12,111 16,116 19,120 24,124 28,127 33,129 38,132 43,134 49,135 54,135">
        <text:p/>
      </draw:polygon>
      <draw:polygon draw:style-name="Mgr52" draw:text-style-name="MP7" draw:layer="backgroundobjects" svg:width="0.417cm" svg:height="0.999cm" svg:x="0.786cm" svg:y="1.073cm" svg:viewBox="0 0 418 1000" draw:points="151,1000 159,528 160,512 163,498 167,484 173,471 179,459 187,447 205,425 226,406 249,386 297,349 345,312 367,291 385,268 394,257 400,244 407,231 411,217 415,202 417,186 418,170 417,153 414,138 411,126 407,114 400,105 394,98 386,91 377,87 368,83 359,81 349,80 327,81 305,86 283,94 262,105 241,119 225,134 217,142 210,150 206,159 201,168 197,177 196,185 196,194 197,202 200,211 205,220 208,224 213,229 217,231 221,233 225,235 229,233 233,232 236,230 240,228 243,224 246,220 249,214 254,202 258,187 261,172 262,155 262,138 259,120 255,103 249,87 245,80 240,72 236,65 230,59 222,51 213,44 201,35 187,27 172,18 156,12 139,6 122,2 105,0 87,1 70,5 62,7 54,12 47,16 39,22 32,29 26,37 19,46 14,57 9,68 5,82 1,95 0,109 1,121 3,135 6,149 11,163 25,191 42,218 63,246 112,302 162,357 209,410 228,437 243,462 249,475 253,488 256,499 258,512 259,557 259,625 256,788 251,1000">
        <text:p/>
      </draw:polygon>
      <draw:line draw:style-name="Mgr53" draw:text-style-name="MP8" draw:layer="backgroundobjects" svg:x1="0.995cm" svg:y1="0.185cm" svg:x2="0.995cm" svg:y2="0.383cm">
        <text:p/>
      </draw:line>
      <draw:line draw:style-name="Mgr53" draw:text-style-name="MP8" draw:layer="backgroundobjects" svg:x1="1.641cm" svg:y1="0.472cm" svg:x2="1.531cm" svg:y2="0.611cm">
        <text:p/>
      </draw:line>
      <draw:line draw:style-name="Mgr53" draw:text-style-name="MP8" draw:layer="backgroundobjects" svg:x1="1.814cm" svg:y1="1.231cm" svg:x2="1.657cm" svg:y2="1.231cm">
        <text:p/>
      </draw:line>
      <draw:line draw:style-name="Mgr53" draw:text-style-name="MP8" draw:layer="backgroundobjects" svg:x1="0.344cm" svg:y1="0.472cm" svg:x2="0.454cm" svg:y2="0.611cm">
        <text:p/>
      </draw:line>
      <draw:line draw:style-name="Mgr53" draw:text-style-name="MP8" draw:layer="backgroundobjects" svg:x1="0.175cm" svg:y1="1.231cm" svg:x2="0.331cm" svg:y2="1.231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0.58cm" svg:height="1.338cm" svg:x="0cm" svg:y="0.573cm" svg:viewBox="0 0 10581 1339" draw:points="0,0 10581,0 10581,1339 0,1339">
        <text:p/>
      </draw:polygon>
      <draw:frame presentation:style-name="Infographic1-title" draw:layer="backgroundobjects" svg:width="23.13cm" svg:height="3.038cm" svg:x="1.281cm" svg:y="0.722cm" presentation:class="title" presentation:placeholder="true">
        <draw:text-box/>
      </draw:frame>
      <draw:frame presentation:style-name="Infographic1-outline1" draw:layer="backgroundobjects" svg:width="23.13cm" svg:height="10.555cm" svg:x="1.281cm" svg:y="4.254cm" presentation:class="outline" presentation:placeholder="true">
        <draw:text-box/>
      </draw:frame>
      <draw:frame presentation:style-name="Mpr19" draw:text-style-name="MP2" draw:layer="backgroundobjects" svg:width="5.986cm" svg:height="1.255cm" svg:x="1.281cm" svg:y="16.577cm" presentation:class="date-time">
        <draw:text-box>
          <text:p text:style-name="MP1"><text:span text:style-name="MT1"><presentation:date-time/></text:span></text:p>
        </draw:text-box>
      </draw:frame>
      <draw:frame presentation:style-name="Mpr19" draw:text-style-name="MP6" draw:layer="backgroundobjects" svg:width="8.146cm" svg:height="1.255cm" svg:x="8.786cm" svg:y="16.577cm" presentation:class="footer">
        <draw:text-box>
          <text:p text:style-name="MP5"><text:span text:style-name="MT1"><presentation:footer/></text:span></text:p>
        </draw:text-box>
      </draw:frame>
      <draw:frame presentation:style-name="Mpr19" draw:text-style-name="MP4" draw:layer="backgroundobjects" svg:width="5.986cm" svg:height="1.255cm" svg:x="18.424cm" svg:y="16.577cm" presentation:class="page-number">
        <draw:text-box>
          <text:p text:style-name="MP3"><text:span text:style-name="MT1"><text:page-number>&lt;number&gt;</text:page-number></text:span></text:p>
        </draw:text-box>
      </draw:frame>
      <draw:line draw:style-name="Mgr18" draw:text-style-name="MP8" draw:layer="backgroundobjects" svg:x1="3.501cm" svg:y1="15.896cm" svg:x2="3.082cm" svg:y2="16.423cm">
        <text:p/>
      </draw:line>
      <draw:line draw:style-name="Mgr18" draw:text-style-name="MP8" draw:layer="backgroundobjects" svg:x1="3.082cm" svg:y1="15.896cm" svg:x2="3.501cm" svg:y2="16.423cm">
        <text:p/>
      </draw:line>
      <draw:polygon draw:style-name="Mgr59" draw:text-style-name="MP9" draw:layer="backgroundobjects" svg:width="0.427cm" svg:height="0.58cm" svg:x="14.467cm" svg:y="4.068cm" svg:viewBox="0 0 428 581" draw:points="0,266 371,581 428,0">
        <text:p/>
      </draw:polygon>
      <draw:polygon draw:style-name="Mgr16" draw:text-style-name="MP12" draw:layer="backgroundobjects" svg:width="0.485cm" svg:height="0.611cm" svg:x="19.551cm" svg:y="14.288cm" svg:viewBox="0 0 486 612" draw:points="486,306 486,327 485,347 482,366 478,386 474,404 468,423 462,440 453,459 445,476 436,492 426,508 416,522 405,536 392,548 379,559 365,571 351,581 336,589 321,596 307,602 291,607 275,610 260,611 243,612 227,611 211,610 196,607 181,602 166,596 151,589 137,581 122,571 108,559 95,548 83,536 72,522 61,508 51,492 41,476 33,459 25,440 18,423 13,404 8,386 5,366 2,347 1,327 0,306 1,285 2,266 5,246 8,226 13,208 18,190 25,171 33,153 41,135 51,118 61,103 72,89 83,75 95,64 108,51 122,40 137,30 151,22 166,15 181,9 196,6 211,2 227,0 243,0 260,0 275,2 291,6 307,9 321,15 336,22 351,30 365,40 379,51 392,64 405,75 416,89 426,103 436,118 445,135 453,153 462,171 468,190 474,208 478,226 482,246 485,266 486,285">
        <text:p/>
      </draw:polygon>
      <draw:polygon draw:style-name="Mgr17" draw:text-style-name="MP11" draw:layer="backgroundobjects" svg:width="0.485cm" svg:height="0.611cm" svg:x="19.551cm" svg:y="14.288cm" svg:viewBox="0 0 486 612" draw:points="486,306 486,327 485,347 482,366 478,386 474,404 468,423 462,440 453,459 445,476 436,492 426,508 416,522 405,536 392,548 379,559 365,571 351,581 336,589 321,596 307,602 291,607 275,610 260,611 243,612 227,611 211,610 196,607 181,602 166,596 151,589 137,581 122,571 108,559 95,548 83,536 72,522 61,508 51,492 41,476 33,459 25,440 18,423 13,404 8,386 5,366 2,347 1,327 0,306 1,285 2,266 5,246 8,226 13,208 18,190 25,171 33,153 41,135 51,118 61,103 72,89 83,75 95,64 108,51 122,40 137,30 151,22 166,15 181,9 196,6 211,2 227,0 243,0 260,0 275,2 291,6 307,9 321,15 336,22 351,30 365,40 379,51 392,64 405,75 416,89 426,103 436,118 445,135 453,153 462,171 468,190 474,208 478,226 482,246 485,266 486,285">
        <text:p/>
      </draw:polygon>
      <draw:line draw:style-name="Mgr18" draw:text-style-name="MP8" draw:layer="backgroundobjects" svg:x1="24.03cm" svg:y1="0.934cm" svg:x2="23.611cm" svg:y2="1.461cm">
        <text:p/>
      </draw:line>
      <draw:line draw:style-name="Mgr18" draw:text-style-name="MP8" draw:layer="backgroundobjects" svg:x1="23.611cm" svg:y1="0.934cm" svg:x2="24.03cm" svg:y2="1.461cm">
        <text:p/>
      </draw:line>
      <draw:polygon draw:style-name="Mgr16" draw:text-style-name="MP12" draw:layer="backgroundobjects" svg:width="0.485cm" svg:height="0.611cm" svg:x="0.387cm" svg:y="3.567cm" svg:viewBox="0 0 486 612" draw:points="486,306 486,327 485,347 482,366 478,385 474,403 468,422 462,440 453,459 445,476 436,492 426,508 416,522 405,536 392,549 379,560 365,571 351,580 336,589 321,596 307,602 291,607 275,610 260,611 243,612 227,611 211,610 196,607 181,602 166,596 151,589 137,580 122,571 108,560 95,549 83,536 72,522 61,508 51,492 41,476 33,459 25,440 18,422 13,404 8,385 5,366 2,347 1,327 0,306 1,285 2,266 5,246 8,226 13,208 18,190 25,171 33,153 41,135 51,119 61,103 72,89 83,75 95,64 108,51 122,40 137,30 151,22 166,15 181,9 196,6 211,2 227,0 243,0 260,0 275,2 291,6 307,9 321,15 336,22 351,30 365,40 379,51 392,64 405,75 416,89 426,103 436,119 445,135 453,153 462,171 468,190 474,208 478,226 482,245 485,265 486,285">
        <text:p/>
      </draw:polygon>
      <draw:polygon draw:style-name="Mgr17" draw:text-style-name="MP11" draw:layer="backgroundobjects" svg:width="0.485cm" svg:height="0.611cm" svg:x="0.386cm" svg:y="3.565cm" svg:viewBox="0 0 486 612" draw:points="486,306 486,327 485,347 482,366 478,385 474,403 468,422 462,440 453,459 445,476 436,492 426,508 416,522 405,536 392,549 379,560 365,571 351,580 336,589 321,596 307,602 291,607 275,610 260,611 243,612 227,611 211,610 196,607 181,602 166,596 151,589 137,580 122,571 108,560 95,549 83,536 72,522 61,508 51,492 41,476 33,459 25,440 18,422 13,404 8,385 5,366 2,347 1,327 0,306 1,285 2,266 5,246 8,226 13,208 18,190 25,171 33,153 41,135 51,119 61,103 72,89 83,75 95,64 108,51 122,40 137,30 151,22 166,15 181,9 196,6 211,2 227,0 243,0 260,0 275,2 291,6 307,9 321,15 336,22 351,30 365,40 379,51 392,64 405,75 416,89 426,103 436,119 445,135 453,153 462,171 468,190 474,208 478,226 482,245 485,265 486,285">
        <text:p/>
      </draw:polygon>
      <draw:polygon draw:style-name="Mgr49" draw:text-style-name="MP7" draw:layer="backgroundobjects" svg:width="0.909cm" svg:height="1.378cm" svg:x="0.573cm" svg:y="0.76cm" svg:viewBox="0 0 910 1379" draw:points="455,0 455,0 455,0 424,1 395,5 365,10 337,18 309,29 282,42 255,58 228,76 201,97 177,119 154,142 132,166 113,194 95,223 77,253 61,287 46,321 33,355 23,389 15,424 8,460 4,496 1,533 0,572 0,572 0,572 1,611 4,648 8,685 15,721 23,756 34,790 46,824 61,859 77,892 95,922 113,951 132,978 154,1002 177,1025 201,1047 228,1068 247,1080 265,1092 285,1102 305,1113 305,1113 305,1312 305,1318 306,1325 307,1331 309,1337 311,1344 314,1349 317,1354 320,1359 324,1364 329,1367 332,1370 337,1373 342,1375 347,1377 352,1379 358,1379 552,1379 557,1379 563,1377 567,1375 573,1373 577,1370 581,1367 586,1364 589,1359 593,1354 596,1349 598,1344 600,1337 602,1331 604,1325 605,1318 605,1312 605,1113 605,1113 605,1113 625,1102 644,1092 663,1080 682,1068 709,1047 732,1025 755,1002 777,978 797,951 815,922 832,892 849,859 864,824 876,790 887,756 895,721 901,685 906,648 909,611 910,572 910,572 910,572 909,533 906,496 901,460 895,424 887,389 876,355 864,321 849,287 832,253 815,223 797,194 777,166 755,142 732,119 709,97 682,76 654,58 628,42 600,29 573,18 544,10 516,5 486,1">
        <text:p/>
      </draw:polygon>
      <draw:polygon draw:style-name="Mgr50" draw:text-style-name="MP7" draw:layer="backgroundobjects" svg:width="0.426cm" svg:height="0.134cm" svg:x="0.814cm" svg:y="2.138cm" svg:viewBox="0 0 427 135" draw:points="214,135 374,135 379,135 385,134 389,132 395,129 399,127 403,124 408,119 411,116 415,110 418,105 420,99 422,94 424,88 426,81 427,74 427,67 427,60 426,53 424,47 422,40 420,35 418,29 415,24 411,20 408,15 403,12 399,8 395,5 389,3 385,1 379,0 374,0 53,0 48,0 42,1 38,3 32,5 28,8 24,12 19,15 16,20 12,24 9,29 6,35 5,40 3,47 1,53 0,60 0,67 0,74 1,81 3,88 5,94 6,99 9,105 12,110 16,116 19,119 24,124 28,127 32,129 38,132 42,134 48,135 53,135">
        <text:p/>
      </draw:polygon>
      <draw:polygon draw:style-name="Mgr50" draw:text-style-name="MP7" draw:layer="backgroundobjects" svg:width="0.343cm" svg:height="0.133cm" svg:x="0.855cm" svg:y="2.27cm" svg:viewBox="0 0 344 134" draw:points="173,134 291,134 296,134 302,133 307,131 312,128 317,126 320,122 325,119 329,114 332,110 335,104 338,99 340,94 341,87 343,81 344,74 344,67 344,67 344,60 343,53 341,47 340,40 338,35 335,30 332,24 329,20 325,15 320,12 317,8 312,6 307,3 302,1 296,0 291,0 53,0 48,0 42,1 38,3 32,6 28,8 24,12 19,15 16,20 12,24 9,30 6,35 5,40 3,47 1,53 0,60 0,67 0,67 0,74 1,81 3,87 5,94 6,99 9,104 12,110 16,114 19,119 24,122 28,126 32,128 38,131 42,133 48,134 53,134">
        <text:p/>
      </draw:polygon>
      <draw:polygon draw:style-name="Mgr50" draw:text-style-name="MP7" draw:layer="backgroundobjects" svg:width="0.416cm" svg:height="0.997cm" svg:x="0.821cm" svg:y="1.139cm" svg:viewBox="0 0 417 998" draw:points="151,998 159,528 160,512 162,498 167,484 173,471 179,459 186,447 205,425 225,406 248,386 297,349 344,312 366,291 385,268 393,257 399,244 406,231 410,217 414,202 416,186 417,170 416,153 413,138 410,126 406,114 399,106 393,98 386,91 376,87 367,83 358,81 348,80 326,81 304,86 282,95 261,105 240,119 224,134 216,142 209,150 205,159 200,168 196,177 196,186 195,194 196,202 199,211 204,220 207,224 212,229 216,231 220,233 224,235 228,233 232,232 235,230 239,228 242,223 245,220 248,214 253,201 257,187 260,171 261,155 261,138 258,119 254,103 248,86 244,79 240,70 235,64 229,58 222,51 212,43 200,35 186,27 172,18 155,12 139,6 121,2 104,0 86,1 70,5 61,7 54,12 46,16 39,22 32,29 26,37 19,46 14,57 9,68 5,82 1,95 0,109 1,121 3,135 6,149 11,163 25,191 42,218 63,246 112,302 162,357 208,410 228,437 242,462 248,475 252,488 255,499 257,512 258,558 258,624 255,788 251,998">
        <text:p/>
      </draw:polygon>
      <draw:line draw:style-name="Mgr25" draw:text-style-name="MP8" draw:layer="backgroundobjects" svg:x1="1.027cm" svg:y1="0.253cm" svg:x2="1.027cm" svg:y2="0.449cm">
        <text:p/>
      </draw:line>
      <draw:line draw:style-name="Mgr25" draw:text-style-name="MP8" draw:layer="backgroundobjects" svg:x1="1.675cm" svg:y1="0.537cm" svg:x2="1.565cm" svg:y2="0.677cm">
        <text:p/>
      </draw:line>
      <draw:line draw:style-name="Mgr25" draw:text-style-name="MP8" draw:layer="backgroundobjects" svg:x1="1.847cm" svg:y1="1.297cm" svg:x2="1.691cm" svg:y2="1.297cm">
        <text:p/>
      </draw:line>
      <draw:line draw:style-name="Mgr25" draw:text-style-name="MP8" draw:layer="backgroundobjects" svg:x1="0.378cm" svg:y1="0.537cm" svg:x2="0.489cm" svg:y2="0.677cm">
        <text:p/>
      </draw:line>
      <draw:line draw:style-name="Mgr25" draw:text-style-name="MP8" draw:layer="backgroundobjects" svg:x1="0.207cm" svg:y1="1.297cm" svg:x2="0.363cm" svg:y2="1.297cm">
        <text:p/>
      </draw:line>
      <draw:polygon draw:style-name="Mgr51" draw:text-style-name="MP7" draw:layer="backgroundobjects" svg:width="0.91cm" svg:height="1.379cm" svg:x="0.538cm" svg:y="0.695cm" svg:viewBox="0 0 911 1380" draw:points="455,0 455,0 455,0 424,1 395,5 365,10 337,18 309,29 282,42 255,58 228,76 201,97 177,119 154,142 133,166 113,194 95,223 78,253 61,287 47,321 34,355 24,389 15,424 8,460 4,497 1,534 0,573 0,573 0,573 1,611 4,649 9,685 16,721 24,756 34,790 47,824 61,859 78,891 95,922 113,951 133,978 154,1003 177,1026 201,1047 228,1068 247,1082 266,1093 285,1104 305,1113 305,1113 305,1312 305,1318 306,1325 307,1332 309,1338 311,1344 314,1350 317,1355 320,1360 324,1365 329,1368 333,1372 338,1374 342,1376 348,1379 353,1380 359,1380 553,1380 558,1380 564,1379 568,1376 574,1374 578,1372 582,1368 587,1365 590,1360 594,1355 597,1350 599,1344 601,1338 603,1332 605,1325 606,1318 606,1312 606,1113 606,1113 606,1113 626,1104 645,1092 664,1080 683,1068 709,1047 733,1026 756,1002 777,978 798,951 816,922 832,891 849,859 864,824 877,790 887,756 896,721 902,685 907,649 910,611 911,573 911,573 911,573 910,534 907,497 902,460 896,424 887,389 877,355 864,321 849,287 832,253 816,223 798,194 777,166 756,142 733,119 710,97 683,76 655,58 629,42 601,29 573,18 545,10 516,5 486,1">
        <text:p/>
      </draw:polygon>
      <draw:polygon draw:style-name="Mgr52" draw:text-style-name="MP7" draw:layer="backgroundobjects" svg:width="0.427cm" svg:height="0.133cm" svg:x="0.779cm" svg:y="2.074cm" svg:viewBox="0 0 428 134" draw:points="214,134 374,134 380,134 386,133 390,131 396,128 400,126 404,122 408,119 412,114 416,110 419,104 421,99 423,94 425,87 427,81 428,74 428,67 428,60 427,53 425,47 423,40 421,35 419,30 416,24 412,20 408,15 404,12 400,8 396,6 390,3 386,1 380,0 374,0 54,0 49,0 43,1 38,3 33,6 28,8 24,12 19,15 16,20 12,24 9,30 6,35 5,40 3,47 1,53 0,60 0,67 0,74 1,81 3,87 5,94 6,99 9,104 12,110 16,114 19,119 24,122 28,126 33,128 38,131 43,133 49,134 54,134">
        <text:p/>
      </draw:polygon>
      <draw:polygon draw:style-name="Mgr52" draw:text-style-name="MP7" draw:layer="backgroundobjects" svg:width="0.344cm" svg:height="0.134cm" svg:x="0.821cm" svg:y="2.204cm" svg:viewBox="0 0 345 135" draw:points="173,135 292,135 297,135 303,134 307,132 313,129 318,127 321,124 326,120 330,116 333,111 336,105 339,101 341,95 342,88 344,82 345,75 345,68 345,68 345,61 344,54 342,47 341,42 339,36 336,30 333,24 330,20 326,15 321,12 318,8 313,6 307,3 303,1 297,0 292,0 54,0 49,0 43,1 38,3 33,6 28,8 24,12 19,15 16,20 12,24 9,30 6,36 5,42 3,47 1,54 0,61 0,68 0,68 0,75 1,82 3,88 5,95 6,101 9,105 12,111 16,116 19,120 24,124 28,127 33,129 38,132 43,134 49,135 54,135">
        <text:p/>
      </draw:polygon>
      <draw:polygon draw:style-name="Mgr52" draw:text-style-name="MP7" draw:layer="backgroundobjects" svg:width="0.417cm" svg:height="0.999cm" svg:x="0.786cm" svg:y="1.073cm" svg:viewBox="0 0 418 1000" draw:points="151,1000 159,528 160,512 163,498 167,484 173,471 179,459 187,447 205,425 226,406 249,386 297,349 345,312 367,291 385,268 394,257 400,244 407,231 411,217 415,202 417,186 418,170 417,153 414,138 411,126 407,114 400,105 394,98 386,91 377,87 368,83 359,81 349,80 327,81 305,86 283,94 262,105 241,119 225,134 217,142 210,150 206,159 201,168 197,177 196,185 196,194 197,202 200,211 205,220 208,224 213,229 217,231 221,233 225,235 229,233 233,232 236,230 240,228 243,224 246,220 249,214 254,202 258,187 261,172 262,155 262,138 259,120 255,103 249,87 245,80 240,72 236,65 230,59 222,51 213,44 201,35 187,27 172,18 156,12 139,6 122,2 105,0 87,1 70,5 62,7 54,12 47,16 39,22 32,29 26,37 19,46 14,57 9,68 5,82 1,95 0,109 1,121 3,135 6,149 11,163 25,191 42,218 63,246 112,302 162,357 209,410 228,437 243,462 249,475 253,488 256,499 258,512 259,557 259,625 256,788 251,1000">
        <text:p/>
      </draw:polygon>
      <draw:line draw:style-name="Mgr53" draw:text-style-name="MP8" draw:layer="backgroundobjects" svg:x1="0.995cm" svg:y1="0.185cm" svg:x2="0.995cm" svg:y2="0.383cm">
        <text:p/>
      </draw:line>
      <draw:line draw:style-name="Mgr53" draw:text-style-name="MP8" draw:layer="backgroundobjects" svg:x1="1.641cm" svg:y1="0.472cm" svg:x2="1.531cm" svg:y2="0.611cm">
        <text:p/>
      </draw:line>
      <draw:line draw:style-name="Mgr53" draw:text-style-name="MP8" draw:layer="backgroundobjects" svg:x1="1.814cm" svg:y1="1.231cm" svg:x2="1.657cm" svg:y2="1.231cm">
        <text:p/>
      </draw:line>
      <draw:line draw:style-name="Mgr53" draw:text-style-name="MP8" draw:layer="backgroundobjects" svg:x1="0.344cm" svg:y1="0.472cm" svg:x2="0.454cm" svg:y2="0.611cm">
        <text:p/>
      </draw:line>
      <draw:line draw:style-name="Mgr53" draw:text-style-name="MP8" draw:layer="backgroundobjects" svg:x1="0.175cm" svg:y1="1.231cm" svg:x2="0.331cm" svg:y2="1.231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3.13cm" svg:height="3.038cm" svg:x="1.281cm" svg:y="0.722cm" presentation:class="title" presentation:placeholder="true">
        <draw:text-box/>
      </draw:frame>
      <draw:frame presentation:style-name="Infographic3-outline1" draw:layer="backgroundobjects" svg:width="23.13cm" svg:height="10.555cm" svg:x="1.281cm" svg:y="4.254cm" presentation:class="outline" presentation:placeholder="true">
        <draw:text-box/>
      </draw:frame>
      <draw:frame presentation:style-name="Mpr22" draw:text-style-name="MP2" draw:layer="backgroundobjects" svg:width="5.986cm" svg:height="1.255cm" svg:x="1.281cm" svg:y="16.577cm" presentation:class="date-time">
        <draw:text-box>
          <text:p text:style-name="MP1"><text:span text:style-name="MT1"><presentation:date-time/></text:span></text:p>
        </draw:text-box>
      </draw:frame>
      <draw:frame presentation:style-name="Mpr22" draw:text-style-name="MP6" draw:layer="backgroundobjects" svg:width="8.146cm" svg:height="1.255cm" svg:x="8.786cm" svg:y="16.577cm" presentation:class="footer">
        <draw:text-box>
          <text:p text:style-name="MP5"><text:span text:style-name="MT1"><presentation:footer/></text:span></text:p>
        </draw:text-box>
      </draw:frame>
      <draw:frame presentation:style-name="Mpr22" draw:text-style-name="MP4" draw:layer="backgroundobjects" svg:width="5.986cm" svg:height="1.255cm" svg:x="18.424cm" svg:y="16.577cm" presentation:class="page-number">
        <draw:text-box>
          <text:p text:style-name="MP3"><text:span text:style-name="MT1"><text:page-number>&lt;number&gt;</text:page-number></text:span></text:p>
        </draw:text-box>
      </draw:frame>
      <draw:polygon draw:style-name="Mgr60" draw:text-style-name="MP11" draw:layer="backgroundobjects" svg:width="0.485cm" svg:height="0.611cm" svg:x="3.037cm" svg:y="9.132cm" svg:viewBox="0 0 486 612" draw:points="486,306 486,327 485,347 482,366 478,386 474,404 468,423 462,441 453,460 445,477 435,495 426,510 415,523 404,537 392,549 378,562 364,572 350,582 335,590 320,597 306,603 291,607 275,610 260,611 243,612 227,611 211,610 196,607 181,603 166,597 151,590 137,582 122,572 108,562 95,549 83,537 72,523 61,510 51,495 41,477 33,460 25,441 18,423 13,404 8,386 5,366 2,347 1,327 0,306 1,285 2,266 5,246 8,228 13,209 18,191 25,172 33,154 41,136 51,119 61,104 72,90 83,76 95,65 108,52 122,42 137,31 151,23 166,16 181,10 196,6 211,2 227,1 243,0 260,1 275,2 291,6 306,10 320,16 335,23 350,31 364,42 378,52 392,65 404,76 415,90 426,104 435,119 445,136 453,154 462,172 468,191 474,209 478,228 482,246 485,266 486,285">
        <text:p/>
      </draw:polygon>
      <draw:line draw:style-name="Mgr47" draw:text-style-name="MP8" draw:layer="backgroundobjects" svg:x1="10.571cm" svg:y1="0.369cm" svg:x2="10.35cm" svg:y2="1.06cm">
        <text:p/>
      </draw:line>
      <draw:line draw:style-name="Mgr47" draw:text-style-name="MP8" draw:layer="backgroundobjects" svg:x1="10.185cm" svg:y1="0.576cm" svg:x2="10.734cm" svg:y2="0.854cm">
        <text:p/>
      </draw:line>
      <draw:polygon draw:style-name="Mgr61" draw:text-style-name="MP11" draw:layer="backgroundobjects" svg:width="0.428cm" svg:height="0.58cm" svg:x="20.591cm" svg:y="16.838cm" svg:viewBox="0 0 429 581" draw:points="0,266 371,581 429,0">
        <text:p/>
      </draw:polygon>
      <draw:polygon draw:style-name="Mgr61" draw:text-style-name="MP11" draw:layer="backgroundobjects" svg:width="0.428cm" svg:height="0.579cm" svg:x="1.686cm" svg:y="3.412cm" svg:viewBox="0 0 429 580" draw:points="0,266 371,580 429,0">
        <text:p/>
      </draw:polygon>
      <draw:polygon draw:style-name="Mgr61" draw:text-style-name="MP11" draw:layer="backgroundobjects" svg:width="0.459cm" svg:height="0.546cm" svg:x="24.134cm" svg:y="0.95cm" svg:viewBox="0 0 460 547" draw:points="199,547 460,88 0,0">
        <text:p/>
      </draw:polygon>
      <draw:line draw:style-name="Mgr47" draw:text-style-name="MP8" draw:layer="backgroundobjects" svg:x1="1.384cm" svg:y1="16.467cm" svg:x2="1.163cm" svg:y2="17.158cm">
        <text:p/>
      </draw:line>
      <draw:line draw:style-name="Mgr47" draw:text-style-name="MP8" draw:layer="backgroundobjects" svg:x1="0.999cm" svg:y1="16.672cm" svg:x2="1.548cm" svg:y2="16.952cm">
        <text:p/>
      </draw:line>
      <draw:polygon draw:style-name="Mgr60" draw:text-style-name="MP11" draw:layer="backgroundobjects" svg:width="0.485cm" svg:height="0.611cm" svg:x="18.179cm" svg:y="2.079cm" svg:viewBox="0 0 486 612" draw:points="486,306 486,327 485,347 482,366 478,386 474,404 468,423 462,440 453,459 445,476 435,492 426,508 415,522 404,536 391,548 378,559 364,571 350,581 336,589 321,596 307,602 291,607 275,610 260,611 243,612 227,611 211,610 196,607 180,602 165,596 151,589 136,581 121,571 107,559 94,548 82,536 71,522 60,508 50,492 40,476 32,459 24,440 17,423 12,404 7,386 5,366 2,347 0,327 0,306 0,285 2,266 5,246 7,226 12,208 17,190 24,171 32,153 40,135 50,118 60,103 71,89 82,75 94,64 107,51 121,40 136,30 151,22 165,15 180,9 196,6 211,2 227,0 243,0 260,0 275,2 291,6 307,9 321,15 336,22 350,30 364,40 378,51 391,64 404,75 415,89 426,103 435,118 445,135 453,153 462,171 468,190 474,208 478,226 482,246 485,266 486,285">
        <text:p/>
      </draw:polygon>
      <draw:polygon draw:style-name="Mgr49" draw:text-style-name="MP7" draw:layer="backgroundobjects" svg:width="0.909cm" svg:height="1.378cm" svg:x="0.573cm" svg:y="0.76cm" svg:viewBox="0 0 910 1379" draw:points="455,0 455,0 455,0 424,1 395,5 365,10 337,18 309,29 282,42 255,58 228,76 201,97 177,119 154,142 132,166 113,194 95,223 77,253 61,287 46,321 33,355 23,389 15,424 8,460 4,496 1,533 0,572 0,572 0,572 1,611 4,648 8,685 15,721 23,756 34,790 46,824 61,859 77,892 95,922 113,951 132,978 154,1002 177,1025 201,1047 228,1068 247,1080 265,1092 285,1102 305,1113 305,1113 305,1312 305,1318 306,1325 307,1331 309,1337 311,1344 314,1349 317,1354 320,1359 324,1364 329,1367 332,1370 337,1373 342,1375 347,1377 352,1379 358,1379 552,1379 557,1379 563,1377 567,1375 573,1373 577,1370 581,1367 586,1364 589,1359 593,1354 596,1349 598,1344 600,1337 602,1331 604,1325 605,1318 605,1312 605,1113 605,1113 605,1113 625,1102 644,1092 663,1080 682,1068 709,1047 732,1025 755,1002 777,978 797,951 815,922 832,892 849,859 864,824 876,790 887,756 895,721 901,685 906,648 909,611 910,572 910,572 910,572 909,533 906,496 901,460 895,424 887,389 876,355 864,321 849,287 832,253 815,223 797,194 777,166 755,142 732,119 709,97 682,76 654,58 628,42 600,29 573,18 544,10 516,5 486,1">
        <text:p/>
      </draw:polygon>
      <draw:polygon draw:style-name="Mgr50" draw:text-style-name="MP7" draw:layer="backgroundobjects" svg:width="0.426cm" svg:height="0.134cm" svg:x="0.814cm" svg:y="2.138cm" svg:viewBox="0 0 427 135" draw:points="214,135 374,135 379,135 385,134 389,132 395,129 399,127 403,124 408,119 411,116 415,110 418,105 420,99 422,94 424,88 426,81 427,74 427,67 427,60 426,53 424,47 422,40 420,35 418,29 415,24 411,20 408,15 403,12 399,8 395,5 389,3 385,1 379,0 374,0 53,0 48,0 42,1 38,3 32,5 28,8 24,12 19,15 16,20 12,24 9,29 6,35 5,40 3,47 1,53 0,60 0,67 0,74 1,81 3,88 5,94 6,99 9,105 12,110 16,116 19,119 24,124 28,127 32,129 38,132 42,134 48,135 53,135">
        <text:p/>
      </draw:polygon>
      <draw:polygon draw:style-name="Mgr50" draw:text-style-name="MP7" draw:layer="backgroundobjects" svg:width="0.343cm" svg:height="0.133cm" svg:x="0.855cm" svg:y="2.27cm" svg:viewBox="0 0 344 134" draw:points="173,134 291,134 296,134 302,133 307,131 312,128 317,126 320,122 325,119 329,114 332,110 335,104 338,99 340,94 341,87 343,81 344,74 344,67 344,67 344,60 343,53 341,47 340,40 338,35 335,30 332,24 329,20 325,15 320,12 317,8 312,6 307,3 302,1 296,0 291,0 53,0 48,0 42,1 38,3 32,6 28,8 24,12 19,15 16,20 12,24 9,30 6,35 5,40 3,47 1,53 0,60 0,67 0,67 0,74 1,81 3,87 5,94 6,99 9,104 12,110 16,114 19,119 24,122 28,126 32,128 38,131 42,133 48,134 53,134">
        <text:p/>
      </draw:polygon>
      <draw:polygon draw:style-name="Mgr50" draw:text-style-name="MP7" draw:layer="backgroundobjects" svg:width="0.416cm" svg:height="0.997cm" svg:x="0.821cm" svg:y="1.139cm" svg:viewBox="0 0 417 998" draw:points="151,998 159,528 160,512 162,498 167,484 173,471 179,459 186,447 205,425 225,406 248,386 297,349 344,312 366,291 385,268 393,257 399,244 406,231 410,217 414,202 416,186 417,170 416,153 413,138 410,126 406,114 399,106 393,98 386,91 376,87 367,83 358,81 348,80 326,81 304,86 282,95 261,105 240,119 224,134 216,142 209,150 205,159 200,168 196,177 196,186 195,194 196,202 199,211 204,220 207,224 212,229 216,231 220,233 224,235 228,233 232,232 235,230 239,228 242,223 245,220 248,214 253,201 257,187 260,171 261,155 261,138 258,119 254,103 248,86 244,79 240,70 235,64 229,58 222,51 212,43 200,35 186,27 172,18 155,12 139,6 121,2 104,0 86,1 70,5 61,7 54,12 46,16 39,22 32,29 26,37 19,46 14,57 9,68 5,82 1,95 0,109 1,121 3,135 6,149 11,163 25,191 42,218 63,246 112,302 162,357 208,410 228,437 242,462 248,475 252,488 255,499 257,512 258,558 258,624 255,788 251,998">
        <text:p/>
      </draw:polygon>
      <draw:line draw:style-name="Mgr25" draw:text-style-name="MP8" draw:layer="backgroundobjects" svg:x1="1.027cm" svg:y1="0.253cm" svg:x2="1.027cm" svg:y2="0.449cm">
        <text:p/>
      </draw:line>
      <draw:line draw:style-name="Mgr25" draw:text-style-name="MP8" draw:layer="backgroundobjects" svg:x1="1.675cm" svg:y1="0.537cm" svg:x2="1.565cm" svg:y2="0.677cm">
        <text:p/>
      </draw:line>
      <draw:line draw:style-name="Mgr25" draw:text-style-name="MP8" draw:layer="backgroundobjects" svg:x1="1.847cm" svg:y1="1.297cm" svg:x2="1.691cm" svg:y2="1.297cm">
        <text:p/>
      </draw:line>
      <draw:line draw:style-name="Mgr25" draw:text-style-name="MP8" draw:layer="backgroundobjects" svg:x1="0.378cm" svg:y1="0.537cm" svg:x2="0.489cm" svg:y2="0.677cm">
        <text:p/>
      </draw:line>
      <draw:line draw:style-name="Mgr25" draw:text-style-name="MP8" draw:layer="backgroundobjects" svg:x1="0.207cm" svg:y1="1.297cm" svg:x2="0.363cm" svg:y2="1.297cm">
        <text:p/>
      </draw:line>
      <draw:polygon draw:style-name="Mgr51" draw:text-style-name="MP7" draw:layer="backgroundobjects" svg:width="0.91cm" svg:height="1.379cm" svg:x="0.538cm" svg:y="0.695cm" svg:viewBox="0 0 911 1380" draw:points="455,0 455,0 455,0 424,1 395,5 365,10 337,18 309,29 282,42 255,58 228,76 201,97 177,119 154,142 133,166 113,194 95,223 78,253 61,287 47,321 34,355 24,389 15,424 8,460 4,497 1,534 0,573 0,573 0,573 1,611 4,649 9,685 16,721 24,756 34,790 47,824 61,859 78,891 95,922 113,951 133,978 154,1003 177,1026 201,1047 228,1068 247,1082 266,1093 285,1104 305,1113 305,1113 305,1312 305,1318 306,1325 307,1332 309,1338 311,1344 314,1350 317,1355 320,1360 324,1365 329,1368 333,1372 338,1374 342,1376 348,1379 353,1380 359,1380 553,1380 558,1380 564,1379 568,1376 574,1374 578,1372 582,1368 587,1365 590,1360 594,1355 597,1350 599,1344 601,1338 603,1332 605,1325 606,1318 606,1312 606,1113 606,1113 606,1113 626,1104 645,1092 664,1080 683,1068 709,1047 733,1026 756,1002 777,978 798,951 816,922 832,891 849,859 864,824 877,790 887,756 896,721 902,685 907,649 910,611 911,573 911,573 911,573 910,534 907,497 902,460 896,424 887,389 877,355 864,321 849,287 832,253 816,223 798,194 777,166 756,142 733,119 710,97 683,76 655,58 629,42 601,29 573,18 545,10 516,5 486,1">
        <text:p/>
      </draw:polygon>
      <draw:polygon draw:style-name="Mgr52" draw:text-style-name="MP7" draw:layer="backgroundobjects" svg:width="0.427cm" svg:height="0.133cm" svg:x="0.779cm" svg:y="2.074cm" svg:viewBox="0 0 428 134" draw:points="214,134 374,134 380,134 386,133 390,131 396,128 400,126 404,122 408,119 412,114 416,110 419,104 421,99 423,94 425,87 427,81 428,74 428,67 428,60 427,53 425,47 423,40 421,35 419,30 416,24 412,20 408,15 404,12 400,8 396,6 390,3 386,1 380,0 374,0 54,0 49,0 43,1 38,3 33,6 28,8 24,12 19,15 16,20 12,24 9,30 6,35 5,40 3,47 1,53 0,60 0,67 0,74 1,81 3,87 5,94 6,99 9,104 12,110 16,114 19,119 24,122 28,126 33,128 38,131 43,133 49,134 54,134">
        <text:p/>
      </draw:polygon>
      <draw:polygon draw:style-name="Mgr52" draw:text-style-name="MP7" draw:layer="backgroundobjects" svg:width="0.344cm" svg:height="0.134cm" svg:x="0.821cm" svg:y="2.204cm" svg:viewBox="0 0 345 135" draw:points="173,135 292,135 297,135 303,134 307,132 313,129 318,127 321,124 326,120 330,116 333,111 336,105 339,101 341,95 342,88 344,82 345,75 345,68 345,68 345,61 344,54 342,47 341,42 339,36 336,30 333,24 330,20 326,15 321,12 318,8 313,6 307,3 303,1 297,0 292,0 54,0 49,0 43,1 38,3 33,6 28,8 24,12 19,15 16,20 12,24 9,30 6,36 5,42 3,47 1,54 0,61 0,68 0,68 0,75 1,82 3,88 5,95 6,101 9,105 12,111 16,116 19,120 24,124 28,127 33,129 38,132 43,134 49,135 54,135">
        <text:p/>
      </draw:polygon>
      <draw:polygon draw:style-name="Mgr52" draw:text-style-name="MP7" draw:layer="backgroundobjects" svg:width="0.417cm" svg:height="0.999cm" svg:x="0.786cm" svg:y="1.073cm" svg:viewBox="0 0 418 1000" draw:points="151,1000 159,528 160,512 163,498 167,484 173,471 179,459 187,447 205,425 226,406 249,386 297,349 345,312 367,291 385,268 394,257 400,244 407,231 411,217 415,202 417,186 418,170 417,153 414,138 411,126 407,114 400,105 394,98 386,91 377,87 368,83 359,81 349,80 327,81 305,86 283,94 262,105 241,119 225,134 217,142 210,150 206,159 201,168 197,177 196,185 196,194 197,202 200,211 205,220 208,224 213,229 217,231 221,233 225,235 229,233 233,232 236,230 240,228 243,224 246,220 249,214 254,202 258,187 261,172 262,155 262,138 259,120 255,103 249,87 245,80 240,72 236,65 230,59 222,51 213,44 201,35 187,27 172,18 156,12 139,6 122,2 105,0 87,1 70,5 62,7 54,12 47,16 39,22 32,29 26,37 19,46 14,57 9,68 5,82 1,95 0,109 1,121 3,135 6,149 11,163 25,191 42,218 63,246 112,302 162,357 209,410 228,437 243,462 249,475 253,488 256,499 258,512 259,557 259,625 256,788 251,1000">
        <text:p/>
      </draw:polygon>
      <draw:line draw:style-name="Mgr53" draw:text-style-name="MP8" draw:layer="backgroundobjects" svg:x1="0.995cm" svg:y1="0.185cm" svg:x2="0.995cm" svg:y2="0.383cm">
        <text:p/>
      </draw:line>
      <draw:line draw:style-name="Mgr53" draw:text-style-name="MP8" draw:layer="backgroundobjects" svg:x1="1.641cm" svg:y1="0.472cm" svg:x2="1.531cm" svg:y2="0.611cm">
        <text:p/>
      </draw:line>
      <draw:line draw:style-name="Mgr53" draw:text-style-name="MP8" draw:layer="backgroundobjects" svg:x1="1.814cm" svg:y1="1.231cm" svg:x2="1.657cm" svg:y2="1.231cm">
        <text:p/>
      </draw:line>
      <draw:line draw:style-name="Mgr53" draw:text-style-name="MP8" draw:layer="backgroundobjects" svg:x1="0.344cm" svg:y1="0.472cm" svg:x2="0.454cm" svg:y2="0.611cm">
        <text:p/>
      </draw:line>
      <draw:line draw:style-name="Mgr53" draw:text-style-name="MP8" draw:layer="backgroundobjects" svg:x1="0.175cm" svg:y1="1.231cm" svg:x2="0.331cm" svg:y2="1.231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2.782cm" svg:height="16.519cm" svg:x="1.454cm" svg:y="0.835cm" svg:viewBox="0 0 22783 16520" draw:points="0,0 22783,0 22783,16520 0,16520">
        <text:p/>
      </draw:polygon>
      <draw:frame presentation:style-name="End-title" draw:layer="backgroundobjects" svg:width="23.13cm" svg:height="3.038cm" svg:x="1.281cm" svg:y="0.722cm" presentation:class="title" presentation:placeholder="true">
        <draw:text-box/>
      </draw:frame>
      <draw:frame presentation:style-name="End-outline1" draw:layer="backgroundobjects" svg:width="13.859cm" svg:height="10.555cm" svg:x="10.552cm" svg:y="4.254cm" presentation:class="outline" presentation:placeholder="true">
        <draw:text-box/>
      </draw:frame>
      <draw:frame presentation:style-name="Mpr25" draw:text-style-name="MP2" draw:layer="backgroundobjects" svg:width="5.986cm" svg:height="1.255cm" svg:x="1.281cm" svg:y="16.577cm" presentation:class="date-time">
        <draw:text-box>
          <text:p text:style-name="MP1"><text:span text:style-name="MT1"><presentation:date-time/></text:span></text:p>
        </draw:text-box>
      </draw:frame>
      <draw:frame presentation:style-name="Mpr25" draw:text-style-name="MP6" draw:layer="backgroundobjects" svg:width="8.146cm" svg:height="1.255cm" svg:x="8.786cm" svg:y="16.577cm" presentation:class="footer">
        <draw:text-box>
          <text:p text:style-name="MP5"><text:span text:style-name="MT1"><presentation:footer/></text:span></text:p>
        </draw:text-box>
      </draw:frame>
      <draw:frame presentation:style-name="Mpr25" draw:text-style-name="MP4" draw:layer="backgroundobjects" svg:width="5.986cm" svg:height="1.255cm" svg:x="18.424cm" svg:y="16.577cm" presentation:class="page-number">
        <draw:text-box>
          <text:p text:style-name="MP3"><text:span text:style-name="MT1"><text:page-number>&lt;number&gt;</text:page-number></text:span></text:p>
        </draw:text-box>
      </draw:frame>
      <draw:polygon draw:style-name="Mgr62" draw:text-style-name="MP7" draw:layer="backgroundobjects" svg:width="3.593cm" svg:height="5.449cm" svg:x="4.813cm" svg:y="5.557cm" svg:viewBox="0 0 3594 5450" draw:points="1797,0 1797,0 1797,0 1675,5 1558,18 1443,42 1331,74 1222,116 1113,169 1006,231 899,304 795,385 698,470 608,563 524,661 446,766 373,879 305,1001 240,1131 183,1266 133,1402 92,1538 58,1676 32,1817 15,1961 4,2109 0,2263 0,2263 0,2263 4,2415 15,2564 32,2707 59,2848 92,2986 133,3122 183,3256 240,3392 305,3522 373,3643 445,3757 524,3862 608,3961 698,4053 795,4139 899,4220 974,4272 1047,4317 1123,4358 1203,4396 1203,4399 1203,5184 1204,5210 1208,5237 1212,5262 1220,5287 1229,5310 1239,5332 1251,5353 1265,5371 1280,5388 1296,5403 1313,5417 1332,5429 1352,5437 1372,5444 1392,5448 1414,5450 2179,5450 2201,5448 2222,5444 2242,5437 2262,5429 2280,5417 2297,5403 2314,5388 2329,5371 2342,5353 2354,5332 2364,5310 2374,5287 2381,5262 2386,5237 2389,5210 2390,5184 2390,4399 2390,4396 2390,4396 2471,4358 2546,4317 2620,4272 2696,4220 2799,4139 2896,4054 2986,3961 3069,3863 3147,3757 3221,3643 3289,3522 3353,3392 3411,3256 3460,3122 3502,2986 3535,2848 3561,2707 3580,2564 3591,2415 3594,2263 3594,2263 3594,2263 3591,2109 3580,1961 3561,1817 3536,1676 3502,1538 3460,1402 3411,1266 3353,1131 3289,1001 3221,879 3147,766 3069,661 2986,563 2896,470 2799,385 2696,304 2588,231 2481,169 2373,116 2263,74 2151,42 2037,18 1919,5">
        <text:p/>
      </draw:polygon>
      <draw:polygon draw:style-name="Mgr63" draw:text-style-name="MP7" draw:layer="backgroundobjects" svg:width="1.686cm" svg:height="0.529cm" svg:x="5.764cm" svg:y="11.006cm" svg:viewBox="0 0 1687 530" draw:points="844,530 1476,530 1497,529 1518,525 1538,519 1558,510 1577,498 1594,485 1610,469 1626,452 1638,433 1651,413 1661,391 1670,367 1678,343 1682,318 1686,291 1687,265 1686,238 1682,211 1678,186 1670,162 1661,139 1651,117 1638,96 1626,77 1610,60 1594,45 1577,32 1558,21 1538,12 1518,6 1497,1 1476,0 210,0 188,1 168,6 148,12 128,21 110,32 93,45 76,60 61,77 48,96 36,117 26,139 17,162 9,186 5,211 1,238 0,265 1,291 5,318 9,343 17,367 26,391 36,413 48,433 61,452 76,469 93,485 110,498 128,510 148,519 168,525 188,529 210,530">
        <text:p/>
      </draw:polygon>
      <draw:polygon draw:style-name="Mgr63" draw:text-style-name="MP7" draw:layer="backgroundobjects" svg:width="1.36cm" svg:height="0.531cm" svg:x="5.928cm" svg:y="11.529cm" svg:viewBox="0 0 1361 532" draw:points="681,532 1151,532 1172,530 1193,526 1213,520 1233,511 1251,499 1268,486 1285,470 1300,454 1313,434 1325,415 1335,393 1345,369 1352,344 1357,319 1360,292 1361,266 1361,266 1360,238 1357,213 1352,187 1345,162 1335,139 1325,117 1313,97 1300,77 1285,61 1268,45 1251,32 1233,21 1213,12 1193,6 1172,1 1151,0 211,0 189,1 169,6 149,12 128,21 110,32 93,45 77,61 61,77 49,97 36,117 26,139 17,162 9,187 5,213 1,238 0,266 0,266 1,292 5,319 9,344 17,369 26,393 36,415 49,434 61,454 77,470 93,486 110,499 128,511 149,520 169,526 189,530 211,532">
        <text:p/>
      </draw:polygon>
      <draw:polygon draw:style-name="Mgr63" draw:text-style-name="MP7" draw:layer="backgroundobjects" svg:width="1.646cm" svg:height="3.944cm" svg:x="5.794cm" svg:y="7.063cm" svg:viewBox="0 0 1647 3945" draw:points="598,3945 610,2949 618,2424 627,2086 632,2025 644,1968 661,1914 682,1863 709,1813 738,1767 809,1680 891,1600 981,1525 1175,1380 1362,1231 1447,1150 1520,1061 1552,1013 1580,964 1603,912 1622,856 1636,797 1644,736 1647,670 1643,601 1635,545 1621,497 1603,454 1580,418 1553,388 1523,363 1490,344 1453,330 1414,321 1374,317 1290,320 1201,340 1113,372 1030,416 952,469 884,529 855,562 829,595 808,630 790,663 778,698 772,733 770,767 776,802 787,834 805,867 821,887 838,905 855,916 871,923 887,927 901,926 917,920 931,912 944,900 957,885 970,867 981,846 1000,797 1016,742 1026,679 1031,612 1029,543 1021,474 1005,406 981,341 966,311 948,282 928,254 906,229 877,201 837,170 790,138 737,104 677,74 614,46 548,23 479,7 410,0 342,2 276,17 244,29 213,45 184,65 154,88 128,116 102,147 77,184 55,225 35,272 17,324 6,376 0,429 2,482 10,535 24,589 43,642 97,752 167,861 251,972 441,1191 642,1409 824,1620 899,1724 957,1826 980,1875 998,1924 1010,1973 1015,2020 1020,2202 1020,2468 1011,3113 991,3945">
        <text:p/>
      </draw:polygon>
      <draw:line draw:style-name="Mgr64" draw:text-style-name="MP8" draw:layer="backgroundobjects" svg:x1="6.609cm" svg:y1="3.556cm" svg:x2="6.609cm" svg:y2="4.333cm">
        <text:p/>
      </draw:line>
      <draw:line draw:style-name="Mgr64" draw:text-style-name="MP8" draw:layer="backgroundobjects" svg:x1="9.174cm" svg:y1="4.681cm" svg:x2="8.737cm" svg:y2="5.23cm">
        <text:p/>
      </draw:line>
      <draw:line draw:style-name="Mgr64" draw:text-style-name="MP8" draw:layer="backgroundobjects" svg:x1="9.848cm" svg:y1="7.683cm" svg:x2="9.232cm" svg:y2="7.683cm">
        <text:p/>
      </draw:line>
      <draw:line draw:style-name="Mgr64" draw:text-style-name="MP8" draw:layer="backgroundobjects" svg:x1="4.045cm" svg:y1="4.681cm" svg:x2="4.481cm" svg:y2="5.23cm">
        <text:p/>
      </draw:line>
      <draw:line draw:style-name="Mgr64" draw:text-style-name="MP8" draw:layer="backgroundobjects" svg:x1="3.368cm" svg:y1="7.683cm" svg:x2="3.985cm" svg:y2="7.683cm">
        <text:p/>
      </draw:line>
      <draw:polygon draw:style-name="Mgr65" draw:text-style-name="MP7" draw:layer="backgroundobjects" svg:width="3.593cm" svg:height="5.449cm" svg:x="4.746cm" svg:y="5.465cm" svg:viewBox="0 0 3594 5450" draw:points="1797,0 1797,0 1797,0 1675,5 1558,18 1443,42 1331,74 1222,116 1113,169 1006,231 899,304 795,385 698,470 608,562 524,660 446,766 373,879 305,1001 240,1131 183,1266 133,1402 92,1538 58,1677 32,1817 15,1961 4,2109 0,2263 0,2263 0,2263 4,2415 15,2564 32,2707 59,2848 92,2986 133,3122 183,3256 240,3392 305,3522 373,3643 446,3757 524,3863 609,3961 698,4054 795,4139 899,4220 974,4272 1047,4317 1123,4358 1203,4396 1203,4399 1203,5184 1204,5210 1208,5237 1212,5262 1220,5287 1229,5310 1239,5332 1251,5353 1265,5371 1280,5388 1296,5403 1313,5417 1332,5429 1352,5437 1372,5444 1392,5448 1414,5450 2180,5450 2201,5448 2222,5444 2242,5437 2262,5429 2281,5417 2297,5403 2314,5388 2330,5371 2342,5353 2355,5332 2365,5310 2374,5287 2382,5262 2386,5237 2390,5210 2391,5184 2391,4399 2391,4399 2391,4398 2391,4398 2391,4398 2391,4398 2390,4397 2390,4397 2390,4397 2390,4396 2390,4396 2390,4396 2390,4396 2390,4396 2471,4358 2546,4317 2620,4272 2696,4220 2799,4139 2896,4054 2986,3961 3070,3863 3148,3757 3221,3643 3290,3522 3354,3392 3412,3256 3461,3122 3503,2986 3536,2848 3561,2707 3580,2564 3591,2415 3594,2263 3594,2263 3594,2263 3591,2109 3580,1961 3562,1817 3537,1677 3503,1538 3461,1402 3412,1266 3354,1131 3290,1001 3222,879 3148,766 3070,660 2986,562 2896,470 2799,385 2696,304 2588,231 2481,169 2373,116 2263,74 2151,42 2037,18 1919,5">
        <text:p/>
      </draw:polygon>
      <draw:polygon draw:style-name="Mgr66" draw:text-style-name="MP7" draw:layer="backgroundobjects" svg:width="1.686cm" svg:height="0.529cm" svg:x="5.697cm" svg:y="10.915cm" svg:viewBox="0 0 1687 530" draw:points="844,530 1476,530 1497,529 1518,525 1538,519 1558,510 1577,498 1594,485 1610,470 1626,453 1638,434 1651,414 1661,392 1670,369 1678,344 1682,319 1686,292 1687,266 1686,239 1682,213 1678,187 1670,163 1661,140 1651,118 1638,97 1626,79 1610,61 1594,45 1577,32 1558,21 1538,12 1518,6 1497,1 1476,0 211,0 189,1 169,6 149,12 128,21 110,32 93,45 77,61 61,79 49,97 36,118 26,140 17,163 9,187 5,213 1,239 0,266 1,292 5,319 9,344 17,369 26,392 36,414 49,434 61,453 77,470 93,485 110,498 128,510 149,519 169,525 189,529 211,530">
        <text:p/>
      </draw:polygon>
      <draw:polygon draw:style-name="Mgr66" draw:text-style-name="MP7" draw:layer="backgroundobjects" svg:width="1.361cm" svg:height="0.531cm" svg:x="5.861cm" svg:y="11.438cm" svg:viewBox="0 0 1362 532" draw:points="681,532 1151,532 1172,530 1193,526 1213,520 1233,511 1252,499 1269,486 1285,470 1301,454 1313,434 1326,415 1336,393 1346,369 1353,344 1358,319 1361,292 1362,266 1362,266 1361,238 1358,213 1353,187 1346,162 1336,139 1326,117 1313,97 1301,77 1285,61 1269,45 1252,32 1233,21 1213,12 1193,6 1172,1 1151,0 211,0 189,1 169,6 149,12 128,21 110,32 93,45 77,61 61,77 49,97 36,117 26,139 17,162 9,187 5,213 1,238 0,266 0,266 1,292 5,319 9,344 17,369 26,393 36,415 49,434 61,454 77,470 93,486 110,499 128,511 149,520 169,526 189,530 211,532">
        <text:p/>
      </draw:polygon>
      <draw:polygon draw:style-name="Mgr66" draw:text-style-name="MP7" draw:layer="backgroundobjects" svg:width="1.646cm" svg:height="3.944cm" svg:x="5.728cm" svg:y="6.972cm" svg:viewBox="0 0 1647 3945" draw:points="598,3945 610,2949 618,2424 627,2086 632,2025 644,1968 661,1914 683,1863 709,1813 739,1767 810,1680 891,1600 982,1525 1175,1380 1363,1231 1447,1150 1520,1061 1552,1013 1580,964 1603,912 1622,856 1636,797 1644,736 1647,670 1643,601 1635,545 1621,497 1603,454 1580,418 1553,388 1523,363 1490,344 1453,330 1415,321 1375,317 1290,320 1201,340 1114,372 1030,416 952,469 884,529 855,562 830,595 808,630 791,663 779,698 772,733 771,767 777,802 788,834 806,867 822,887 839,905 855,916 871,923 887,927 902,926 917,920 932,912 945,900 958,885 970,867 981,846 1001,798 1016,742 1026,679 1032,612 1030,544 1022,475 1005,407 981,342 967,311 949,282 929,254 907,229 877,201 838,170 791,138 737,104 678,74 614,46 548,23 480,7 411,0 342,2 276,17 244,29 213,45 184,65 154,88 128,116 102,147 77,184 55,225 35,272 17,324 6,376 0,429 2,482 10,535 24,589 43,642 97,752 167,861 251,972 442,1191 642,1409 824,1620 899,1724 958,1826 981,1875 999,1924 1011,1973 1016,2020 1020,2202 1020,2468 1011,3113 991,3945">
        <text:p/>
      </draw:polygon>
      <draw:line draw:style-name="Mgr67" draw:text-style-name="MP8" draw:layer="backgroundobjects" svg:x1="6.543cm" svg:y1="3.465cm" svg:x2="6.543cm" svg:y2="4.242cm">
        <text:p/>
      </draw:line>
      <draw:line draw:style-name="Mgr67" draw:text-style-name="MP8" draw:layer="backgroundobjects" svg:x1="9.107cm" svg:y1="4.588cm" svg:x2="8.671cm" svg:y2="5.138cm">
        <text:p/>
      </draw:line>
      <draw:line draw:style-name="Mgr67" draw:text-style-name="MP8" draw:layer="backgroundobjects" svg:x1="9.782cm" svg:y1="7.592cm" svg:x2="9.165cm" svg:y2="7.592cm">
        <text:p/>
      </draw:line>
      <draw:line draw:style-name="Mgr67" draw:text-style-name="MP8" draw:layer="backgroundobjects" svg:x1="3.978cm" svg:y1="4.588cm" svg:x2="4.414cm" svg:y2="5.138cm">
        <text:p/>
      </draw:line>
      <draw:line draw:style-name="Mgr67" draw:text-style-name="MP8" draw:layer="backgroundobjects" svg:x1="3.301cm" svg:y1="7.592cm" svg:x2="3.918cm" svg:y2="7.592cm">
        <text:p/>
      </draw:line>
      <draw:line draw:style-name="Mgr68" draw:text-style-name="MP8" draw:layer="backgroundobjects" svg:x1="8.138cm" svg:y1="10.28cm" svg:x2="7.846cm" svg:y2="10.646cm">
        <text:p/>
      </draw:line>
      <draw:line draw:style-name="Mgr68" draw:text-style-name="MP8" draw:layer="backgroundobjects" svg:x1="7.846cm" svg:y1="10.28cm" svg:x2="8.138cm" svg:y2="10.646cm">
        <text:p/>
      </draw:line>
      <draw:line draw:style-name="Mgr68" draw:text-style-name="MP8" draw:layer="backgroundobjects" svg:x1="5.342cm" svg:y1="5.081cm" svg:x2="5.05cm" svg:y2="5.447cm">
        <text:p/>
      </draw:line>
      <draw:line draw:style-name="Mgr68" draw:text-style-name="MP8" draw:layer="backgroundobjects" svg:x1="5.05cm" svg:y1="5.081cm" svg:x2="5.342cm" svg:y2="5.447cm">
        <text:p/>
      </draw:line>
      <draw:polygon draw:style-name="Mgr69" draw:text-style-name="MP7" draw:layer="backgroundobjects" svg:width="0.426cm" svg:height="0.598cm" svg:x="4.582cm" svg:y="11.099cm" svg:viewBox="0 0 427 599" draw:points="0,599 427,408 85,0">
        <text:p/>
      </draw:polygon>
      <draw:polygon draw:style-name="Mgr69" draw:text-style-name="MP7" draw:layer="backgroundobjects" svg:width="0.43cm" svg:height="0.588cm" svg:x="9.282cm" svg:y="8.572cm" svg:viewBox="0 0 431 589" draw:points="0,275 378,589 431,0">
        <text:p/>
      </draw:polygon>
      <draw:polygon draw:style-name="Mgr69" draw:text-style-name="MP7" draw:layer="backgroundobjects" svg:width="0.478cm" svg:height="0.531cm" svg:x="2.772cm" svg:y="5.277cm" svg:viewBox="0 0 479 532" draw:points="0,76 273,532 479,0">
        <text:p/>
      </draw:polygon>
      <draw:polygon draw:style-name="Mgr69" draw:text-style-name="MP7" draw:layer="backgroundobjects" svg:width="0.497cm" svg:height="0.628cm" svg:x="9.327cm" svg:y="5.284cm" svg:viewBox="0 0 498 629" draw:points="498,314 497,335 497,356 494,377 490,395 486,415 480,433 474,453 465,471 456,490 447,506 437,522 426,537 414,551 401,564 388,575 374,587 359,597 344,606 329,612 314,618 298,623 283,626 266,627 250,629 233,627 217,626 200,623 185,618 170,612 155,606 140,597 125,587 110,575 97,564 84,551 73,537 61,522 51,506 42,490 33,471 25,453 18,433 13,415 8,395 5,377 2,356 1,335 0,314 1,294 2,273 5,252 8,233 13,214 18,195 25,176 33,157 42,139 51,122 61,106 73,92 84,79 97,66 110,54 125,43 140,32 155,24 170,16 185,10 200,6 217,2 233,1 250,0 266,1 283,2 298,6 314,10 329,16 344,24 359,32 374,43 388,54 401,66 414,79 426,92 437,106 447,122 456,139 465,157 474,176 480,195 486,214 490,233 494,252 497,273 497,294">
        <text:p/>
      </draw:polygon>
      <draw:line draw:style-name="Mgr45" draw:text-style-name="MP8" draw:layer="backgroundobjects" svg:x1="20.596cm" svg:y1="5.208cm" svg:x2="20.849cm" svg:y2="4.735cm">
        <text:p/>
      </draw:line>
      <draw:line draw:style-name="Mgr45" draw:text-style-name="MP8" draw:layer="backgroundobjects" svg:x1="19.374cm" svg:y1="3.171cm" svg:x2="19.824cm" svg:y2="3.066cm">
        <text:p/>
      </draw:line>
      <draw:line draw:style-name="Mgr45" draw:text-style-name="MP8" draw:layer="backgroundobjects" svg:x1="19.937cm" svg:y1="0.984cm" svg:x2="20.32cm" svg:y2="1.309cm">
        <text:p/>
      </draw:line>
      <draw:line draw:style-name="Mgr45" draw:text-style-name="MP8" draw:layer="backgroundobjects" svg:x1="22.555cm" svg:y1="5.874cm" svg:x2="22.464cm" svg:y2="5.31cm">
        <text:p/>
      </draw:line>
      <draw:line draw:style-name="Mgr45" draw:text-style-name="MP8" draw:layer="backgroundobjects" svg:x1="23.957cm" svg:y1="4.399cm" svg:x2="23.574cm" svg:y2="4.073cm">
        <text:p/>
      </draw:line>
      <draw:polygon draw:style-name="Mgr46" draw:text-style-name="MP7" draw:layer="backgroundobjects" svg:width="0.428cm" svg:height="0.58cm" svg:x="4.972cm" svg:y="14.087cm" svg:viewBox="0 0 429 581" draw:points="0,266 371,581 429,0">
        <text:p/>
      </draw:polygon>
      <draw:line draw:style-name="Mgr47" draw:text-style-name="MP8" draw:layer="backgroundobjects" svg:x1="13.962cm" svg:y1="2.784cm" svg:x2="13.543cm" svg:y2="3.311cm">
        <text:p/>
      </draw:line>
      <draw:line draw:style-name="Mgr47" draw:text-style-name="MP8" draw:layer="backgroundobjects" svg:x1="13.543cm" svg:y1="2.784cm" svg:x2="13.962cm" svg:y2="3.311cm">
        <text:p/>
      </draw:line>
      <draw:polygon draw:style-name="Mgr48" draw:text-style-name="MP7" draw:layer="backgroundobjects" svg:width="0.485cm" svg:height="0.61cm" svg:x="17.862cm" svg:y="8.255cm" svg:viewBox="0 0 486 611" draw:points="486,306 485,327 484,347 481,366 477,385 474,403 468,422 461,440 453,459 445,476 436,492 426,508 415,522 404,536 391,549 378,560 364,571 350,580 335,589 321,596 306,601 291,606 275,609 260,610 243,611 227,610 211,609 196,606 180,601 165,596 151,589 136,580 121,571 107,560 95,549 82,536 71,522 60,508 50,492 40,476 32,459 24,440 17,422 12,404 7,385 5,366 2,347 0,327 0,306 0,285 2,266 5,246 7,226 12,208 17,190 24,171 32,153 40,135 50,119 60,103 71,89 82,75 95,64 107,51 121,40 136,30 151,22 165,15 180,9 195,6 210,2 227,0 243,0 260,0 275,2 291,6 306,9 320,15 335,22 350,30 364,40 378,51 391,64 404,75 415,89 426,103 436,119 445,135 453,153 461,171 468,190 474,208 477,226 481,245 484,265 485,285">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5-03-21T07:56:51.176171019</meta:creation-date>
    <meta:editing-duration>PT27M58S</meta:editing-duration>
    <meta:editing-cycles>5</meta:editing-cycles>
    <dc:date>2025-03-21T11:25:59.947727012</dc:date>
    <meta:document-statistic meta:object-count="430"/>
  </office:meta>
</office:document-meta>
</file>